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臺北縣">
      <style:table-properties table:display="true" style:writing-mode="lr-tb"/>
    </style:style>
    <style:style style:name="ta3" style:family="table" style:master-page-name="PageStyle_5f_宜蘭縣">
      <style:table-properties table:display="true" style:writing-mode="lr-tb"/>
    </style:style>
    <style:style style:name="ta4" style:family="table" style:master-page-name="PageStyle_5f_桃園縣">
      <style:table-properties table:display="true" style:writing-mode="lr-tb"/>
    </style:style>
    <style:style style:name="ta5" style:family="table" style:master-page-name="PageStyle_5f_新竹縣">
      <style:table-properties table:display="true" style:writing-mode="lr-tb"/>
    </style:style>
    <style:style style:name="ta6" style:family="table" style:master-page-name="PageStyle_5f_苗栗縣">
      <style:table-properties table:display="true" style:writing-mode="lr-tb"/>
    </style:style>
    <style:style style:name="ta7" style:family="table" style:master-page-name="PageStyle_5f_臺中縣">
      <style:table-properties table:display="true" style:writing-mode="lr-tb"/>
    </style:style>
    <style:style style:name="ta8" style:family="table" style:master-page-name="PageStyle_5f_彰化縣">
      <style:table-properties table:display="true" style:writing-mode="lr-tb"/>
    </style:style>
    <style:style style:name="ta9" style:family="table" style:master-page-name="PageStyle_5f_南投縣">
      <style:table-properties table:display="true" style:writing-mode="lr-tb"/>
    </style:style>
    <style:style style:name="ta10" style:family="table" style:master-page-name="PageStyle_5f_雲林縣">
      <style:table-properties table:display="true" style:writing-mode="lr-tb"/>
    </style:style>
    <style:style style:name="ta11" style:family="table" style:master-page-name="PageStyle_5f_嘉義縣">
      <style:table-properties table:display="true" style:writing-mode="lr-tb"/>
    </style:style>
    <style:style style:name="ta12" style:family="table" style:master-page-name="PageStyle_5f_臺南縣">
      <style:table-properties table:display="true" style:writing-mode="lr-tb"/>
    </style:style>
    <style:style style:name="ta13" style:family="table" style:master-page-name="PageStyle_5f_高雄縣">
      <style:table-properties table:display="true" style:writing-mode="lr-tb"/>
    </style:style>
    <style:style style:name="ta14" style:family="table" style:master-page-name="PageStyle_5f_屏東縣">
      <style:table-properties table:display="true" style:writing-mode="lr-tb"/>
    </style:style>
    <style:style style:name="ta15" style:family="table" style:master-page-name="PageStyle_5f_臺東縣">
      <style:table-properties table:display="true" style:writing-mode="lr-tb"/>
    </style:style>
    <style:style style:name="ta16" style:family="table" style:master-page-name="PageStyle_5f_花蓮縣">
      <style:table-properties table:display="true" style:writing-mode="lr-tb"/>
    </style:style>
    <style:style style:name="ta17" style:family="table" style:master-page-name="PageStyle_5f_澎湖縣">
      <style:table-properties table:display="true" style:writing-mode="lr-tb"/>
    </style:style>
    <style:style style:name="ta18" style:family="table" style:master-page-name="PageStyle_5f_基隆市">
      <style:table-properties table:display="true" style:writing-mode="lr-tb"/>
    </style:style>
    <style:style style:name="ta19" style:family="table" style:master-page-name="PageStyle_5f_新竹市">
      <style:table-properties table:display="true" style:writing-mode="lr-tb"/>
    </style:style>
    <style:style style:name="ta20" style:family="table" style:master-page-name="PageStyle_5f_臺中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臺南市">
      <style:table-properties table:display="true" style:writing-mode="lr-tb"/>
    </style:style>
    <style:style style:name="ta23" style:family="table" style:master-page-name="PageStyle_5f_臺北市">
      <style:table-properties table:display="true" style:writing-mode="lr-tb"/>
    </style:style>
    <style:style style:name="ta24" style:family="table" style:master-page-name="PageStyle_5f_高雄市">
      <style:table-properties table:display="true" style:writing-mode="lr-tb"/>
    </style:style>
    <style:style style:name="ta25" style:family="table" style:master-page-name="PageStyle_5f_金門縣">
      <style:table-properties table:display="true" style:writing-mode="lr-tb"/>
    </style:style>
    <style:style style:name="ta26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4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9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33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4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3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3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5" style:family="table-cell" style:parent-style-name="Default" style:data-style-name="N3">
      <style:table-cell-properties fo:padding="0.71mm"/>
    </style:style>
    <style:style style:name="ce46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47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8" style:family="table-cell" style:parent-style-name="Default">
      <style:table-cell-properties style:diagonal-bl-tr="none" style:diagonal-tl-br="none" fo:border="none" fo:padding="0.71mm" style:rotation-align="non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8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9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7年9月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6" office:value-type="string" calcext:value-type="string">
            <text:p>計</text:p>
          </table:table-cell>
          <table:table-cell table:style-name="ce22" office:value-type="string" calcext:value-type="string">
            <text:p>男</text:p>
          </table:table-cell>
          <table:table-cell table:style-name="ce24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總　　計</text:p>
          </table:table-cell>
          <table:table-cell table:style-name="ce13" table:formula="of:=[.B5]+[.B30]" office:value-type="float" office:value="7630590" calcext:value-type="float">
            <text:p>7,630,590</text:p>
          </table:table-cell>
          <table:table-cell table:style-name="ce17" table:formula="of:=[.C5]+[.C30]" office:value-type="float" office:value="23007737" calcext:value-type="float">
            <text:p>23,007,737</text:p>
          </table:table-cell>
          <table:table-cell table:style-name="ce17" table:formula="of:=[.D5]+[.D30]" office:value-type="float" office:value="11617921" calcext:value-type="float">
            <text:p>11,617,921</text:p>
          </table:table-cell>
          <table:table-cell table:style-name="ce17" table:formula="of:=[.E5]+[.E30]" office:value-type="float" office:value="11389816" calcext:value-type="float">
            <text:p>11,389,8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灣地區</text:p>
          </table:table-cell>
          <table:table-cell table:style-name="ce13" table:formula="of:=[.B6]+[.B28]+[.B29]" office:value-type="float" office:value="7598853" calcext:value-type="float">
            <text:p>7,598,853</text:p>
          </table:table-cell>
          <table:table-cell table:style-name="ce17" table:formula="of:=[.C6]+[.C28]+[.C29]" office:value-type="float" office:value="22914286" calcext:value-type="float">
            <text:p>22,914,286</text:p>
          </table:table-cell>
          <table:table-cell table:style-name="ce17" table:formula="of:=[.D6]+[.D28]+[.D29]" office:value-type="float" office:value="11567897" calcext:value-type="float">
            <text:p>11,567,897</text:p>
          </table:table-cell>
          <table:table-cell table:style-name="ce17" table:formula="of:=[.E6]+[.E28]+[.E29]" office:value-type="float" office:value="11346389" calcext:value-type="float">
            <text:p>11,346,3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 <text:s/>灣 <text:s/>省</text:p>
          </table:table-cell>
          <table:table-cell table:style-name="ce13" table:formula="of:=SUM([.B7:.B27])" office:value-type="float" office:value="6070921" calcext:value-type="float">
            <text:p>6,070,921</text:p>
          </table:table-cell>
          <table:table-cell table:style-name="ce17" table:formula="of:=SUM([.C7:.C27])" office:value-type="float" office:value="18767479" calcext:value-type="float">
            <text:p>18,767,479</text:p>
          </table:table-cell>
          <table:table-cell table:style-name="ce17" table:formula="of:=SUM([.D7:.D27])" office:value-type="float" office:value="9539102" calcext:value-type="float">
            <text:p>9,539,102</text:p>
          </table:table-cell>
          <table:table-cell table:style-name="ce17" table:formula="of:=SUM([.E7:.E27])" office:value-type="float" office:value="9228377" calcext:value-type="float">
            <text:p>9,228,37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北縣</text:p>
          </table:table-cell>
          <table:table-cell table:style-name="ce13" table:formula="of:=[$臺北縣.B4]" office:value-type="float" office:value="1335346" calcext:value-type="float">
            <text:p>1,335,346</text:p>
          </table:table-cell>
          <table:table-cell table:style-name="ce17" table:formula="of:=[$臺北縣.C4]" office:value-type="float" office:value="3821823" calcext:value-type="float">
            <text:p>3,821,823</text:p>
          </table:table-cell>
          <table:table-cell table:style-name="ce17" table:formula="of:=[$臺北縣.D4]" office:value-type="float" office:value="1908417" calcext:value-type="float">
            <text:p>1,908,417</text:p>
          </table:table-cell>
          <table:table-cell table:style-name="ce17" table:formula="of:=[$臺北縣.E4]" office:value-type="float" office:value="1913406" calcext:value-type="float">
            <text:p>1,913,40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宜蘭縣</text:p>
          </table:table-cell>
          <table:table-cell table:style-name="ce13" table:formula="of:=[$宜蘭縣.B4]" office:value-type="float" office:value="149245" calcext:value-type="float">
            <text:p>149,245</text:p>
          </table:table-cell>
          <table:table-cell table:style-name="ce17" table:formula="of:=[$宜蘭縣.C4]" office:value-type="float" office:value="461094" calcext:value-type="float">
            <text:p>461,094</text:p>
          </table:table-cell>
          <table:table-cell table:style-name="ce17" table:formula="of:=[$宜蘭縣.D4]" office:value-type="float" office:value="235913" calcext:value-type="float">
            <text:p>235,913</text:p>
          </table:table-cell>
          <table:table-cell table:style-name="ce17" table:formula="of:=[$宜蘭縣.E4]" office:value-type="float" office:value="225181" calcext:value-type="float">
            <text:p>225,18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桃園縣</text:p>
          </table:table-cell>
          <table:table-cell table:style-name="ce13" table:formula="of:=[$桃園縣.B4]" office:value-type="float" office:value="633827" calcext:value-type="float">
            <text:p>633,827</text:p>
          </table:table-cell>
          <table:table-cell table:style-name="ce17" table:formula="of:=[$桃園縣.C4]" office:value-type="float" office:value="1952321" calcext:value-type="float">
            <text:p>1,952,321</text:p>
          </table:table-cell>
          <table:table-cell table:style-name="ce17" table:formula="of:=[$桃園縣.D4]" office:value-type="float" office:value="988831" calcext:value-type="float">
            <text:p>988,831</text:p>
          </table:table-cell>
          <table:table-cell table:style-name="ce17" table:formula="of:=[$桃園縣.E4]" office:value-type="float" office:value="963490" calcext:value-type="float">
            <text:p>963,49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縣</text:p>
          </table:table-cell>
          <table:table-cell table:style-name="ce13" table:formula="of:=[$新竹縣.B4]" office:value-type="float" office:value="151763" calcext:value-type="float">
            <text:p>151,763</text:p>
          </table:table-cell>
          <table:table-cell table:style-name="ce17" table:formula="of:=[$新竹縣.C4]" office:value-type="float" office:value="501312" calcext:value-type="float">
            <text:p>501,312</text:p>
          </table:table-cell>
          <table:table-cell table:style-name="ce17" table:formula="of:=[$新竹縣.D4]" office:value-type="float" office:value="259127" calcext:value-type="float">
            <text:p>259,127</text:p>
          </table:table-cell>
          <table:table-cell table:style-name="ce17" table:formula="of:=[$新竹縣.E4]" office:value-type="float" office:value="242185" calcext:value-type="float">
            <text:p>242,18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苗栗縣</text:p>
          </table:table-cell>
          <table:table-cell table:style-name="ce13" table:formula="of:=[$苗栗縣.B4]" office:value-type="float" office:value="165866" calcext:value-type="float">
            <text:p>165,866</text:p>
          </table:table-cell>
          <table:table-cell table:style-name="ce17" table:formula="of:=[$苗栗縣.C4]" office:value-type="float" office:value="559959" calcext:value-type="float">
            <text:p>559,959</text:p>
          </table:table-cell>
          <table:table-cell table:style-name="ce17" table:formula="of:=[$苗栗縣.D4]" office:value-type="float" office:value="292304" calcext:value-type="float">
            <text:p>292,304</text:p>
          </table:table-cell>
          <table:table-cell table:style-name="ce17" table:formula="of:=[$苗栗縣.E4]" office:value-type="float" office:value="267655" calcext:value-type="float">
            <text:p>267,65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中縣</text:p>
          </table:table-cell>
          <table:table-cell table:style-name="ce13" table:formula="of:=[$臺中縣.B4]" office:value-type="float" office:value="449096" calcext:value-type="float">
            <text:p>449,096</text:p>
          </table:table-cell>
          <table:table-cell table:style-name="ce17" table:formula="of:=[$臺中縣.C4]" office:value-type="float" office:value="1555418" calcext:value-type="float">
            <text:p>1,555,418</text:p>
          </table:table-cell>
          <table:table-cell table:style-name="ce17" table:formula="of:=[$臺中縣.D4]" office:value-type="float" office:value="790706" calcext:value-type="float">
            <text:p>790,706</text:p>
          </table:table-cell>
          <table:table-cell table:style-name="ce17" table:formula="of:=[$臺中縣.E4]" office:value-type="float" office:value="764712" calcext:value-type="float">
            <text:p>764,71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彰化縣</text:p>
          </table:table-cell>
          <table:table-cell table:style-name="ce13" table:formula="of:=[$彰化縣.B4]" office:value-type="float" office:value="352225" calcext:value-type="float">
            <text:p>352,225</text:p>
          </table:table-cell>
          <table:table-cell table:style-name="ce17" table:formula="of:=[$彰化縣.C4]" office:value-type="float" office:value="1312427" calcext:value-type="float">
            <text:p>1,312,427</text:p>
          </table:table-cell>
          <table:table-cell table:style-name="ce17" table:formula="of:=[$彰化縣.D4]" office:value-type="float" office:value="676223" calcext:value-type="float">
            <text:p>676,223</text:p>
          </table:table-cell>
          <table:table-cell table:style-name="ce17" table:formula="of:=[$彰化縣.E4]" office:value-type="float" office:value="636204" calcext:value-type="float">
            <text:p>636,20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南投縣</text:p>
          </table:table-cell>
          <table:table-cell table:style-name="ce13" table:formula="of:=[$南投縣.B4]" office:value-type="float" office:value="166162" calcext:value-type="float">
            <text:p>166,162</text:p>
          </table:table-cell>
          <table:table-cell table:style-name="ce17" table:formula="of:=[$南投縣.C4]" office:value-type="float" office:value="532074" calcext:value-type="float">
            <text:p>532,074</text:p>
          </table:table-cell>
          <table:table-cell table:style-name="ce17" table:formula="of:=[$南投縣.D4]" office:value-type="float" office:value="275116" calcext:value-type="float">
            <text:p>275,116</text:p>
          </table:table-cell>
          <table:table-cell table:style-name="ce17" table:formula="of:=[$南投縣.E4]" office:value-type="float" office:value="256958" calcext:value-type="float">
            <text:p>256,95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雲林縣</text:p>
          </table:table-cell>
          <table:table-cell table:style-name="ce13" table:formula="of:=[$雲林縣.B4]" office:value-type="float" office:value="222569" calcext:value-type="float">
            <text:p>222,569</text:p>
          </table:table-cell>
          <table:table-cell table:style-name="ce17" table:formula="of:=[$雲林縣.C4]" office:value-type="float" office:value="724334" calcext:value-type="float">
            <text:p>724,334</text:p>
          </table:table-cell>
          <table:table-cell table:style-name="ce17" table:formula="of:=[$雲林縣.D4]" office:value-type="float" office:value="380020" calcext:value-type="float">
            <text:p>380,020</text:p>
          </table:table-cell>
          <table:table-cell table:style-name="ce17" table:formula="of:=[$雲林縣.E4]" office:value-type="float" office:value="344314" calcext:value-type="float">
            <text:p>344,31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縣</text:p>
          </table:table-cell>
          <table:table-cell table:style-name="ce13" table:formula="of:=[$嘉義縣.B4]" office:value-type="float" office:value="171005" calcext:value-type="float">
            <text:p>171,005</text:p>
          </table:table-cell>
          <table:table-cell table:style-name="ce17" table:formula="of:=[$嘉義縣.C4]" office:value-type="float" office:value="548652" calcext:value-type="float">
            <text:p>548,652</text:p>
          </table:table-cell>
          <table:table-cell table:style-name="ce17" table:formula="of:=[$嘉義縣.D4]" office:value-type="float" office:value="287469" calcext:value-type="float">
            <text:p>287,469</text:p>
          </table:table-cell>
          <table:table-cell table:style-name="ce17" table:formula="of:=[$嘉義縣.E4]" office:value-type="float" office:value="261183" calcext:value-type="float">
            <text:p>261,183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南縣</text:p>
          </table:table-cell>
          <table:table-cell table:style-name="ce13" table:formula="of:=[$臺南縣.B4]" office:value-type="float" office:value="357524" calcext:value-type="float">
            <text:p>357,524</text:p>
          </table:table-cell>
          <table:table-cell table:style-name="ce17" table:formula="of:=[$臺南縣.C4]" office:value-type="float" office:value="1104258" calcext:value-type="float">
            <text:p>1,104,258</text:p>
          </table:table-cell>
          <table:table-cell table:style-name="ce17" table:formula="of:=[$臺南縣.D4]" office:value-type="float" office:value="566005" calcext:value-type="float">
            <text:p>566,005</text:p>
          </table:table-cell>
          <table:table-cell table:style-name="ce17" table:formula="of:=[$臺南縣.E4]" office:value-type="float" office:value="538253" calcext:value-type="float">
            <text:p>538,25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高雄縣</text:p>
          </table:table-cell>
          <table:table-cell table:style-name="ce13" table:formula="of:=[$高雄縣.B4]" office:value-type="float" office:value="419351" calcext:value-type="float">
            <text:p>419,351</text:p>
          </table:table-cell>
          <table:table-cell table:style-name="ce17" table:formula="of:=[$高雄縣.C4]" office:value-type="float" office:value="1242864" calcext:value-type="float">
            <text:p>1,242,864</text:p>
          </table:table-cell>
          <table:table-cell table:style-name="ce17" table:formula="of:=[$高雄縣.D4]" office:value-type="float" office:value="639363" calcext:value-type="float">
            <text:p>639,363</text:p>
          </table:table-cell>
          <table:table-cell table:style-name="ce17" table:formula="of:=[$高雄縣.E4]" office:value-type="float" office:value="603501" calcext:value-type="float">
            <text:p>603,50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屏東縣</text:p>
          </table:table-cell>
          <table:table-cell table:style-name="ce13" table:formula="of:=[$屏東縣.B4]" office:value-type="float" office:value="269221" calcext:value-type="float">
            <text:p>269,221</text:p>
          </table:table-cell>
          <table:table-cell table:style-name="ce17" table:formula="of:=[$屏東縣.C4]" office:value-type="float" office:value="885640" calcext:value-type="float">
            <text:p>885,640</text:p>
          </table:table-cell>
          <table:table-cell table:style-name="ce17" table:formula="of:=[$屏東縣.D4]" office:value-type="float" office:value="457356" calcext:value-type="float">
            <text:p>457,356</text:p>
          </table:table-cell>
          <table:table-cell table:style-name="ce17" table:formula="of:=[$屏東縣.E4]" office:value-type="float" office:value="428284" calcext:value-type="float">
            <text:p>428,28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東縣</text:p>
          </table:table-cell>
          <table:table-cell table:style-name="ce13" table:formula="of:=[$臺東縣.B4]" office:value-type="float" office:value="78594" calcext:value-type="float">
            <text:p>78,594</text:p>
          </table:table-cell>
          <table:table-cell table:style-name="ce18" table:formula="of:=[$臺東縣.C4]" office:value-type="float" office:value="232107" calcext:value-type="float">
            <text:p>232,107</text:p>
          </table:table-cell>
          <table:table-cell table:style-name="ce17" table:formula="of:=[$臺東縣.D4]" office:value-type="float" office:value="122258" calcext:value-type="float">
            <text:p>122,258</text:p>
          </table:table-cell>
          <table:table-cell table:style-name="ce17" table:formula="of:=[$臺東縣.E4]" office:value-type="float" office:value="109849" calcext:value-type="float">
            <text:p>109,84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花蓮縣</text:p>
          </table:table-cell>
          <table:table-cell table:style-name="ce13" table:formula="of:=[$花蓮縣.B4]" office:value-type="float" office:value="118291" calcext:value-type="float">
            <text:p>118,291</text:p>
          </table:table-cell>
          <table:table-cell table:style-name="ce17" table:formula="of:=[$花蓮縣.C4]" office:value-type="float" office:value="341843" calcext:value-type="float">
            <text:p>341,843</text:p>
          </table:table-cell>
          <table:table-cell table:style-name="ce17" table:formula="of:=[$花蓮縣.D4]" office:value-type="float" office:value="177302" calcext:value-type="float">
            <text:p>177,302</text:p>
          </table:table-cell>
          <table:table-cell table:style-name="ce17" table:formula="of:=[$花蓮縣.E4]" office:value-type="float" office:value="164541" calcext:value-type="float">
            <text:p>164,54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澎湖縣</text:p>
          </table:table-cell>
          <table:table-cell table:style-name="ce13" table:formula="of:=[$澎湖縣.B4]" office:value-type="float" office:value="31141" calcext:value-type="float">
            <text:p>31,141</text:p>
          </table:table-cell>
          <table:table-cell table:style-name="ce17" table:formula="of:=[$澎湖縣.C4]" office:value-type="float" office:value="92984" calcext:value-type="float">
            <text:p>92,984</text:p>
          </table:table-cell>
          <table:table-cell table:style-name="ce17" table:formula="of:=[$澎湖縣.D4]" office:value-type="float" office:value="47963" calcext:value-type="float">
            <text:p>47,963</text:p>
          </table:table-cell>
          <table:table-cell table:style-name="ce17" table:formula="of:=[$澎湖縣.E4]" office:value-type="float" office:value="45021" calcext:value-type="float">
            <text:p>45,021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基隆市</text:p>
          </table:table-cell>
          <table:table-cell table:style-name="ce13" table:formula="of:=[$基隆市.B4]" office:value-type="float" office:value="144068" calcext:value-type="float">
            <text:p>144,068</text:p>
          </table:table-cell>
          <table:table-cell table:style-name="ce17" table:formula="of:=[$基隆市.C4]" office:value-type="float" office:value="389087" calcext:value-type="float">
            <text:p>389,087</text:p>
          </table:table-cell>
          <table:table-cell table:style-name="ce17" table:formula="of:=[$基隆市.D4]" office:value-type="float" office:value="196985" calcext:value-type="float">
            <text:p>196,985</text:p>
          </table:table-cell>
          <table:table-cell table:style-name="ce17" table:formula="of:=[$基隆市.E4]" office:value-type="float" office:value="192102" calcext:value-type="float">
            <text:p>192,10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市</text:p>
          </table:table-cell>
          <table:table-cell table:style-name="ce13" table:formula="of:=[$新竹市.B4]" office:value-type="float" office:value="133185" calcext:value-type="float">
            <text:p>133,185</text:p>
          </table:table-cell>
          <table:table-cell table:style-name="ce17" table:formula="of:=[$新竹市.C4]" office:value-type="float" office:value="403638" calcext:value-type="float">
            <text:p>403,638</text:p>
          </table:table-cell>
          <table:table-cell table:style-name="ce17" table:formula="of:=[$新竹市.D4]" office:value-type="float" office:value="201654" calcext:value-type="float">
            <text:p>201,654</text:p>
          </table:table-cell>
          <table:table-cell table:style-name="ce17" table:formula="of:=[$新竹市.E4]" office:value-type="float" office:value="201984" calcext:value-type="float">
            <text:p>201,984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3" table:formula="of:=[$臺中市.B4]" office:value-type="float" office:value="368324" calcext:value-type="float">
            <text:p>368,324</text:p>
          </table:table-cell>
          <table:table-cell table:style-name="ce17" table:formula="of:=[$臺中市.C4]" office:value-type="float" office:value="1063800" calcext:value-type="float">
            <text:p>1,063,800</text:p>
          </table:table-cell>
          <table:table-cell table:style-name="ce17" table:formula="of:=[$臺中市.D4]" office:value-type="float" office:value="519282" calcext:value-type="float">
            <text:p>519,282</text:p>
          </table:table-cell>
          <table:table-cell table:style-name="ce17" table:formula="of:=[$臺中市.E4]" office:value-type="float" office:value="544518" calcext:value-type="float">
            <text:p>544,51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市</text:p>
          </table:table-cell>
          <table:table-cell table:style-name="ce13" table:formula="of:=[$嘉義市.B4]" office:value-type="float" office:value="92935" calcext:value-type="float">
            <text:p>92,935</text:p>
          </table:table-cell>
          <table:table-cell table:style-name="ce17" table:formula="of:=[$嘉義市.C4]" office:value-type="float" office:value="274032" calcext:value-type="float">
            <text:p>274,032</text:p>
          </table:table-cell>
          <table:table-cell table:style-name="ce17" table:formula="of:=[$嘉義市.D4]" office:value-type="float" office:value="135414" calcext:value-type="float">
            <text:p>135,414</text:p>
          </table:table-cell>
          <table:table-cell table:style-name="ce17" table:formula="of:=[$嘉義市.E4]" office:value-type="float" office:value="138618" calcext:value-type="float">
            <text:p>138,61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3" table:formula="of:=[$臺南市.B4]" office:value-type="float" office:value="261183" calcext:value-type="float">
            <text:p>261,183</text:p>
          </table:table-cell>
          <table:table-cell table:style-name="ce17" table:formula="of:=[$臺南市.C4]" office:value-type="float" office:value="767812" calcext:value-type="float">
            <text:p>767,812</text:p>
          </table:table-cell>
          <table:table-cell table:style-name="ce17" table:formula="of:=[$臺南市.D4]" office:value-type="float" office:value="381394" calcext:value-type="float">
            <text:p>381,394</text:p>
          </table:table-cell>
          <table:table-cell table:style-name="ce17" table:formula="of:=[$臺南市.E4]" office:value-type="float" office:value="386418" calcext:value-type="float">
            <text:p>386,418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 北 市</text:p>
          </table:table-cell>
          <table:table-cell table:style-name="ce13" table:formula="of:=[$臺北市.B4]" office:value-type="float" office:value="958008" calcext:value-type="float">
            <text:p>958,008</text:p>
          </table:table-cell>
          <table:table-cell table:style-name="ce17" table:formula="of:=[$臺北市.C4]" office:value-type="float" office:value="2622933" calcext:value-type="float">
            <text:p>2,622,933</text:p>
          </table:table-cell>
          <table:table-cell table:style-name="ce17" table:formula="of:=[$臺北市.D4]" office:value-type="float" office:value="1271922" calcext:value-type="float">
            <text:p>1,271,922</text:p>
          </table:table-cell>
          <table:table-cell table:style-name="ce17" table:formula="of:=[$臺北市.E4]" office:value-type="float" office:value="1351011" calcext:value-type="float">
            <text:p>1,351,011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 雄 市</text:p>
          </table:table-cell>
          <table:table-cell table:style-name="ce13" table:formula="of:=[$高雄市.B4]" office:value-type="float" office:value="569924" calcext:value-type="float">
            <text:p>569,924</text:p>
          </table:table-cell>
          <table:table-cell table:style-name="ce17" table:formula="of:=[$高雄市.C4]" office:value-type="float" office:value="1523874" calcext:value-type="float">
            <text:p>1,523,874</text:p>
          </table:table-cell>
          <table:table-cell table:style-name="ce17" table:formula="of:=[$高雄市.D4]" office:value-type="float" office:value="756873" calcext:value-type="float">
            <text:p>756,873</text:p>
          </table:table-cell>
          <table:table-cell table:style-name="ce17" table:formula="of:=[$高雄市.E4]" office:value-type="float" office:value="767001" calcext:value-type="float">
            <text:p>767,001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福 建 省</text:p>
          </table:table-cell>
          <table:table-cell table:style-name="ce13" table:formula="of:=[.B31]+[.B32]" office:value-type="float" office:value="31737" calcext:value-type="float">
            <text:p>31,737</text:p>
          </table:table-cell>
          <table:table-cell table:style-name="ce17" table:formula="of:=[.C31]+[.C32]" office:value-type="float" office:value="93451" calcext:value-type="float">
            <text:p>93,451</text:p>
          </table:table-cell>
          <table:table-cell table:style-name="ce17" table:formula="of:=[.D31]+[.D32]" office:value-type="float" office:value="50024" calcext:value-type="float">
            <text:p>50,024</text:p>
          </table:table-cell>
          <table:table-cell table:style-name="ce17" table:formula="of:=[.E31]+[.E32]" office:value-type="float" office:value="43427" calcext:value-type="float">
            <text:p>43,42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金門縣</text:p>
          </table:table-cell>
          <table:table-cell table:style-name="ce13" table:formula="of:=[$金門縣.B4]" office:value-type="float" office:value="29785" calcext:value-type="float">
            <text:p>29,785</text:p>
          </table:table-cell>
          <table:table-cell table:style-name="ce17" table:formula="of:=[$金門縣.C4]" office:value-type="float" office:value="83619" calcext:value-type="float">
            <text:p>83,619</text:p>
          </table:table-cell>
          <table:table-cell table:style-name="ce17" table:formula="of:=[$金門縣.D4]" office:value-type="float" office:value="44299" calcext:value-type="float">
            <text:p>44,299</text:p>
          </table:table-cell>
          <table:table-cell table:style-name="ce17" table:formula="of:=[$金門縣.E4]" office:value-type="float" office:value="39320" calcext:value-type="float">
            <text:p>39,320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連江縣</text:p>
          </table:table-cell>
          <table:table-cell table:style-name="ce14" table:formula="of:=[$連江縣.B4]" office:value-type="float" office:value="1952" calcext:value-type="float">
            <text:p>1,952</text:p>
          </table:table-cell>
          <table:table-cell table:style-name="ce19" table:formula="of:=[$連江縣.C4]" office:value-type="float" office:value="9832" calcext:value-type="float">
            <text:p>9,832</text:p>
          </table:table-cell>
          <table:table-cell table:style-name="ce19" table:formula="of:=[$連江縣.D4]" office:value-type="float" office:value="5725" calcext:value-type="float">
            <text:p>5,725</text:p>
          </table:table-cell>
          <table:table-cell table:style-name="ce19" table:formula="of:=[$連江縣.E4]" office:value-type="float" office:value="4107" calcext:value-type="float">
            <text:p>4,107</text:p>
          </table:table-cell>
          <table:table-cell table:number-columns-repeated="1019"/>
        </table:table-row>
        <table:table-row table:style-name="ro2">
          <table:table-cell table:style-name="ce5"/>
          <table:table-cell/>
          <table:table-cell table:style-name="ce20" office:value-type="string" calcext:value-type="string" table:number-columns-spanned="4" table:number-rows-spanned="1">
            <text:p>           內<text:span text:style-name="T4">政部戶政司 民國97年10月7日編製</text:span></text:p>
          </table:table-cell>
          <table:covered-table-cell table:number-columns-repeated="3" table:style-name="ce23"/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縣" table:style-name="ta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9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3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36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北縣</text:p>
          </table:table-cell>
          <table:table-cell table:style-name="ce31" table:formula="of:=SUM([.B5:.B33])" office:value-type="float" office:value="1335346" calcext:value-type="float">
            <text:p>1,335,346</text:p>
          </table:table-cell>
          <table:table-cell table:style-name="ce37" table:formula="of:=SUM([.C5:.C33])" office:value-type="float" office:value="3821823" calcext:value-type="float">
            <text:p>3,821,823</text:p>
          </table:table-cell>
          <table:table-cell table:style-name="ce38" table:formula="of:=SUM([.D5:.D33])" office:value-type="float" office:value="1908417" calcext:value-type="float">
            <text:p>1,908,417</text:p>
          </table:table-cell>
          <table:table-cell table:style-name="ce44" table:formula="of:=SUM([.E5:.E33])" office:value-type="float" office:value="1913406" calcext:value-type="float">
            <text:p>1,913,4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板橋市</text:p>
          </table:table-cell>
          <table:table-cell table:style-name="ce32" office:value-type="float" office:value="186515" calcext:value-type="float">
            <text:p>186,515</text:p>
          </table:table-cell>
          <table:table-cell table:style-name="ce37" table:formula="of:=SUM([.D5:.E5])" office:value-type="float" office:value="550008" calcext:value-type="float">
            <text:p>550,008</text:p>
          </table:table-cell>
          <table:table-cell table:style-name="ce38" office:value-type="float" office:value="273633" calcext:value-type="float">
            <text:p>273,633</text:p>
          </table:table-cell>
          <table:table-cell table:style-name="ce45" office:value-type="float" office:value="276375" calcext:value-type="float">
            <text:p>276,3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重市</text:p>
          </table:table-cell>
          <table:table-cell table:style-name="ce32" office:value-type="float" office:value="132914" calcext:value-type="float">
            <text:p>132,914</text:p>
          </table:table-cell>
          <table:table-cell table:style-name="ce37" table:formula="of:=SUM([.D6:.E6])" office:value-type="float" office:value="384006" calcext:value-type="float">
            <text:p>384,006</text:p>
          </table:table-cell>
          <table:table-cell table:style-name="ce38" office:value-type="float" office:value="192484" calcext:value-type="float">
            <text:p>192,484</text:p>
          </table:table-cell>
          <table:table-cell table:style-name="ce45" office:value-type="float" office:value="191522" calcext:value-type="float">
            <text:p>191,5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和市</text:p>
          </table:table-cell>
          <table:table-cell table:style-name="ce32" office:value-type="float" office:value="88520" calcext:value-type="float">
            <text:p>88,520</text:p>
          </table:table-cell>
          <table:table-cell table:style-name="ce37" table:formula="of:=SUM([.D7:.E7])" office:value-type="float" office:value="236558" calcext:value-type="float">
            <text:p>236,558</text:p>
          </table:table-cell>
          <table:table-cell table:style-name="ce38" office:value-type="float" office:value="114024" calcext:value-type="float">
            <text:p>114,024</text:p>
          </table:table-cell>
          <table:table-cell table:style-name="ce45" office:value-type="float" office:value="122534" calcext:value-type="float">
            <text:p>122,5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和市</text:p>
          </table:table-cell>
          <table:table-cell table:style-name="ce32" office:value-type="float" office:value="149103" calcext:value-type="float">
            <text:p>149,103</text:p>
          </table:table-cell>
          <table:table-cell table:style-name="ce37" table:formula="of:=SUM([.D8:.E8])" office:value-type="float" office:value="410631" calcext:value-type="float">
            <text:p>410,631</text:p>
          </table:table-cell>
          <table:table-cell table:style-name="ce38" office:value-type="float" office:value="204096" calcext:value-type="float">
            <text:p>204,096</text:p>
          </table:table-cell>
          <table:table-cell table:style-name="ce45" office:value-type="float" office:value="206535" calcext:value-type="float">
            <text:p>206,5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莊市</text:p>
          </table:table-cell>
          <table:table-cell table:style-name="ce32" office:value-type="float" office:value="131189" calcext:value-type="float">
            <text:p>131,189</text:p>
          </table:table-cell>
          <table:table-cell table:style-name="ce37" table:formula="of:=SUM([.D9:.E9])" office:value-type="float" office:value="397619" calcext:value-type="float">
            <text:p>397,619</text:p>
          </table:table-cell>
          <table:table-cell table:style-name="ce38" office:value-type="float" office:value="197296" calcext:value-type="float">
            <text:p>197,296</text:p>
          </table:table-cell>
          <table:table-cell table:style-name="ce45" office:value-type="float" office:value="200323" calcext:value-type="float">
            <text:p>200,3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店市</text:p>
          </table:table-cell>
          <table:table-cell table:style-name="ce32" office:value-type="float" office:value="112080" calcext:value-type="float">
            <text:p>112,080</text:p>
          </table:table-cell>
          <table:table-cell table:style-name="ce37" table:formula="of:=SUM([.D10:.E10])" office:value-type="float" office:value="291472" calcext:value-type="float">
            <text:p>291,472</text:p>
          </table:table-cell>
          <table:table-cell table:style-name="ce38" office:value-type="float" office:value="143748" calcext:value-type="float">
            <text:p>143,748</text:p>
          </table:table-cell>
          <table:table-cell table:style-name="ce45" office:value-type="float" office:value="147724" calcext:value-type="float">
            <text:p>147,7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城市</text:p>
          </table:table-cell>
          <table:table-cell table:style-name="ce32" office:value-type="float" office:value="79300" calcext:value-type="float">
            <text:p>79,300</text:p>
          </table:table-cell>
          <table:table-cell table:style-name="ce37" table:formula="of:=SUM([.D11:.E11])" office:value-type="float" office:value="237838" calcext:value-type="float">
            <text:p>237,838</text:p>
          </table:table-cell>
          <table:table-cell table:style-name="ce38" office:value-type="float" office:value="119399" calcext:value-type="float">
            <text:p>119,399</text:p>
          </table:table-cell>
          <table:table-cell table:style-name="ce45" office:value-type="float" office:value="118439" calcext:value-type="float">
            <text:p>118,4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洲市</text:p>
          </table:table-cell>
          <table:table-cell table:style-name="ce32" office:value-type="float" office:value="62430" calcext:value-type="float">
            <text:p>62,430</text:p>
          </table:table-cell>
          <table:table-cell table:style-name="ce37" table:formula="of:=SUM([.D12:.E12])" office:value-type="float" office:value="193846" calcext:value-type="float">
            <text:p>193,846</text:p>
          </table:table-cell>
          <table:table-cell table:style-name="ce38" office:value-type="float" office:value="96336" calcext:value-type="float">
            <text:p>96,336</text:p>
          </table:table-cell>
          <table:table-cell table:style-name="ce45" office:value-type="float" office:value="97510" calcext:value-type="float">
            <text:p>97,5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汐止市</text:p>
          </table:table-cell>
          <table:table-cell table:style-name="ce32" office:value-type="float" office:value="75109" calcext:value-type="float">
            <text:p>75,109</text:p>
          </table:table-cell>
          <table:table-cell table:style-name="ce37" table:formula="of:=SUM([.D13:.E13])" office:value-type="float" office:value="182594" calcext:value-type="float">
            <text:p>182,594</text:p>
          </table:table-cell>
          <table:table-cell table:style-name="ce41" office:value-type="float" office:value="91270" calcext:value-type="float">
            <text:p>91,270</text:p>
          </table:table-cell>
          <table:table-cell table:style-name="ce45" office:value-type="float" office:value="91324" calcext:value-type="float">
            <text:p>91,3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樹林市</text:p>
          </table:table-cell>
          <table:table-cell table:style-name="ce32" office:value-type="float" office:value="54463" calcext:value-type="float">
            <text:p>54,463</text:p>
          </table:table-cell>
          <table:table-cell table:style-name="ce37" table:formula="of:=SUM([.D14:.E14])" office:value-type="float" office:value="167912" calcext:value-type="float">
            <text:p>167,912</text:p>
          </table:table-cell>
          <table:table-cell table:style-name="ce38" office:value-type="float" office:value="85004" calcext:value-type="float">
            <text:p>85,004</text:p>
          </table:table-cell>
          <table:table-cell table:style-name="ce45" office:value-type="float" office:value="82908" calcext:value-type="float">
            <text:p>82,9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鶯歌鎮</text:p>
          </table:table-cell>
          <table:table-cell table:style-name="ce32" office:value-type="float" office:value="26206" calcext:value-type="float">
            <text:p>26,206</text:p>
          </table:table-cell>
          <table:table-cell table:style-name="ce37" table:formula="of:=SUM([.D15:.E15])" office:value-type="float" office:value="86158" calcext:value-type="float">
            <text:p>86,158</text:p>
          </table:table-cell>
          <table:table-cell table:style-name="ce38" office:value-type="float" office:value="43897" calcext:value-type="float">
            <text:p>43,897</text:p>
          </table:table-cell>
          <table:table-cell table:style-name="ce37" office:value-type="float" office:value="42261" calcext:value-type="float">
            <text:p>42,2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峽鎮</text:p>
          </table:table-cell>
          <table:table-cell table:style-name="ce32" office:value-type="float" office:value="32020" calcext:value-type="float">
            <text:p>32,020</text:p>
          </table:table-cell>
          <table:table-cell table:style-name="ce37" table:formula="of:=SUM([.D16:.E16])" office:value-type="float" office:value="97315" calcext:value-type="float">
            <text:p>97,315</text:p>
          </table:table-cell>
          <table:table-cell table:style-name="ce38" office:value-type="float" office:value="50105" calcext:value-type="float">
            <text:p>50,105</text:p>
          </table:table-cell>
          <table:table-cell table:style-name="ce45" office:value-type="float" office:value="47210" calcext:value-type="float">
            <text:p>47,2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淡水鎮</text:p>
          </table:table-cell>
          <table:table-cell table:style-name="ce32" office:value-type="float" office:value="51258" calcext:value-type="float">
            <text:p>51,258</text:p>
          </table:table-cell>
          <table:table-cell table:style-name="ce37" table:formula="of:=SUM([.D17:.E17])" office:value-type="float" office:value="134335" calcext:value-type="float">
            <text:p>134,335</text:p>
          </table:table-cell>
          <table:table-cell table:style-name="ce38" office:value-type="float" office:value="65886" calcext:value-type="float">
            <text:p>65,886</text:p>
          </table:table-cell>
          <table:table-cell table:style-name="ce45" office:value-type="float" office:value="68449" calcext:value-type="float">
            <text:p>68,4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芳鎮</text:p>
          </table:table-cell>
          <table:table-cell table:style-name="ce32" office:value-type="float" office:value="15543" calcext:value-type="float">
            <text:p>15,543</text:p>
          </table:table-cell>
          <table:table-cell table:style-name="ce37" table:formula="of:=SUM([.D18:.E18])" office:value-type="float" office:value="43084" calcext:value-type="float">
            <text:p>43,084</text:p>
          </table:table-cell>
          <table:table-cell table:style-name="ce38" office:value-type="float" office:value="22076" calcext:value-type="float">
            <text:p>22,076</text:p>
          </table:table-cell>
          <table:table-cell table:style-name="ce45" office:value-type="float" office:value="21008" calcext:value-type="float">
            <text:p>21,0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股鄉</text:p>
          </table:table-cell>
          <table:table-cell table:style-name="ce32" office:value-type="float" office:value="25804" calcext:value-type="float">
            <text:p>25,804</text:p>
          </table:table-cell>
          <table:table-cell table:style-name="ce37" table:formula="of:=SUM([.D19:.E19])" office:value-type="float" office:value="77560" calcext:value-type="float">
            <text:p>77,560</text:p>
          </table:table-cell>
          <table:table-cell table:style-name="ce38" office:value-type="float" office:value="39494" calcext:value-type="float">
            <text:p>39,494</text:p>
          </table:table-cell>
          <table:table-cell table:style-name="ce45" office:value-type="float" office:value="38066" calcext:value-type="float">
            <text:p>38,0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泰山鄉</text:p>
          </table:table-cell>
          <table:table-cell table:style-name="ce33" office:value-type="float" office:value="25219" calcext:value-type="float">
            <text:p>25,219</text:p>
          </table:table-cell>
          <table:table-cell table:style-name="ce38" table:formula="of:=SUM([.D20:.E20])" office:value-type="float" office:value="75454" calcext:value-type="float">
            <text:p>75,454</text:p>
          </table:table-cell>
          <table:table-cell table:style-name="ce42" office:value-type="float" office:value="38172" calcext:value-type="float">
            <text:p>38,172</text:p>
          </table:table-cell>
          <table:table-cell table:style-name="ce45" office:value-type="float" office:value="37282" calcext:value-type="float">
            <text:p>37,2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口鄉</text:p>
          </table:table-cell>
          <table:table-cell table:style-name="ce32" office:value-type="float" office:value="24780" calcext:value-type="float">
            <text:p>24,780</text:p>
          </table:table-cell>
          <table:table-cell table:style-name="ce37" table:formula="of:=SUM([.D21:.E21])" office:value-type="float" office:value="71713" calcext:value-type="float">
            <text:p>71,713</text:p>
          </table:table-cell>
          <table:table-cell table:style-name="ce38" office:value-type="float" office:value="35727" calcext:value-type="float">
            <text:p>35,727</text:p>
          </table:table-cell>
          <table:table-cell table:style-name="ce45" office:value-type="float" office:value="35986" calcext:value-type="float">
            <text:p>35,9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深坑鄉</text:p>
          </table:table-cell>
          <table:table-cell table:style-name="ce32" office:value-type="float" office:value="8376" calcext:value-type="float">
            <text:p>8,376</text:p>
          </table:table-cell>
          <table:table-cell table:style-name="ce37" table:formula="of:=SUM([.D22:.E22])" office:value-type="float" office:value="22767" calcext:value-type="float">
            <text:p>22,767</text:p>
          </table:table-cell>
          <table:table-cell table:style-name="ce38" office:value-type="float" office:value="11578" calcext:value-type="float">
            <text:p>11,578</text:p>
          </table:table-cell>
          <table:table-cell table:style-name="ce45" office:value-type="float" office:value="11189" calcext:value-type="float">
            <text:p>11,1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碇鄉</text:p>
          </table:table-cell>
          <table:table-cell table:style-name="ce32" office:value-type="float" office:value="3181" calcext:value-type="float">
            <text:p>3,181</text:p>
          </table:table-cell>
          <table:table-cell table:style-name="ce37" table:formula="of:=SUM([.D23:.E23])" office:value-type="float" office:value="7839" calcext:value-type="float">
            <text:p>7,839</text:p>
          </table:table-cell>
          <table:table-cell table:style-name="ce38" office:value-type="float" office:value="4358" calcext:value-type="float">
            <text:p>4,358</text:p>
          </table:table-cell>
          <table:table-cell table:style-name="ce45" office:value-type="float" office:value="3481" calcext:value-type="float">
            <text:p>3,4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坪林鄉</text:p>
          </table:table-cell>
          <table:table-cell table:style-name="ce32" office:value-type="float" office:value="2370" calcext:value-type="float">
            <text:p>2,370</text:p>
          </table:table-cell>
          <table:table-cell table:style-name="ce37" table:formula="of:=SUM([.D24:.E24])" office:value-type="float" office:value="6519" calcext:value-type="float">
            <text:p>6,519</text:p>
          </table:table-cell>
          <table:table-cell table:style-name="ce38" office:value-type="float" office:value="3656" calcext:value-type="float">
            <text:p>3,656</text:p>
          </table:table-cell>
          <table:table-cell table:style-name="ce45" office:value-type="float" office:value="2863" calcext:value-type="float">
            <text:p>2,8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芝鄉</text:p>
          </table:table-cell>
          <table:table-cell table:style-name="ce32" office:value-type="float" office:value="8646" calcext:value-type="float">
            <text:p>8,646</text:p>
          </table:table-cell>
          <table:table-cell table:style-name="ce37" table:formula="of:=SUM([.D25:.E25])" office:value-type="float" office:value="23582" calcext:value-type="float">
            <text:p>23,582</text:p>
          </table:table-cell>
          <table:table-cell table:style-name="ce38" office:value-type="float" office:value="12257" calcext:value-type="float">
            <text:p>12,257</text:p>
          </table:table-cell>
          <table:table-cell table:style-name="ce45" office:value-type="float" office:value="11325" calcext:value-type="float">
            <text:p>11,3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門鄉</text:p>
          </table:table-cell>
          <table:table-cell table:style-name="ce32" office:value-type="float" office:value="3712" calcext:value-type="float">
            <text:p>3,712</text:p>
          </table:table-cell>
          <table:table-cell table:style-name="ce37" table:formula="of:=SUM([.D26:.E26])" office:value-type="float" office:value="11909" calcext:value-type="float">
            <text:p>11,909</text:p>
          </table:table-cell>
          <table:table-cell table:style-name="ce38" office:value-type="float" office:value="6344" calcext:value-type="float">
            <text:p>6,344</text:p>
          </table:table-cell>
          <table:table-cell table:style-name="ce45" office:value-type="float" office:value="5565" calcext:value-type="float">
            <text:p>5,5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里鄉</text:p>
          </table:table-cell>
          <table:table-cell table:style-name="ce32" office:value-type="float" office:value="11310" calcext:value-type="float">
            <text:p>11,310</text:p>
          </table:table-cell>
          <table:table-cell table:style-name="ce37" table:formula="of:=SUM([.D27:.E27])" office:value-type="float" office:value="33059" calcext:value-type="float">
            <text:p>33,059</text:p>
          </table:table-cell>
          <table:table-cell table:style-name="ce38" office:value-type="float" office:value="16949" calcext:value-type="float">
            <text:p>16,949</text:p>
          </table:table-cell>
          <table:table-cell table:style-name="ce45" office:value-type="float" office:value="16110" calcext:value-type="float">
            <text:p>16,1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溪鄉</text:p>
          </table:table-cell>
          <table:table-cell table:style-name="ce32" office:value-type="float" office:value="2336" calcext:value-type="float">
            <text:p>2,336</text:p>
          </table:table-cell>
          <table:table-cell table:style-name="ce37" table:formula="of:=SUM([.D28:.E28])" office:value-type="float" office:value="5534" calcext:value-type="float">
            <text:p>5,534</text:p>
          </table:table-cell>
          <table:table-cell table:style-name="ce38" office:value-type="float" office:value="3100" calcext:value-type="float">
            <text:p>3,100</text:p>
          </table:table-cell>
          <table:table-cell table:style-name="ce45" office:value-type="float" office:value="2434" calcext:value-type="float">
            <text:p>2,4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雙溪鄉</text:p>
          </table:table-cell>
          <table:table-cell table:style-name="ce32" office:value-type="float" office:value="3797" calcext:value-type="float">
            <text:p>3,797</text:p>
          </table:table-cell>
          <table:table-cell table:style-name="ce37" table:formula="of:=SUM([.D29:.E29])" office:value-type="float" office:value="9874" calcext:value-type="float">
            <text:p>9,874</text:p>
          </table:table-cell>
          <table:table-cell table:style-name="ce38" office:value-type="float" office:value="5334" calcext:value-type="float">
            <text:p>5,334</text:p>
          </table:table-cell>
          <table:table-cell table:style-name="ce45" office:value-type="float" office:value="4540" calcext:value-type="float">
            <text:p>4,5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貢寮鄉</text:p>
          </table:table-cell>
          <table:table-cell table:style-name="ce32" office:value-type="float" office:value="4328" calcext:value-type="float">
            <text:p>4,328</text:p>
          </table:table-cell>
          <table:table-cell table:style-name="ce37" table:formula="of:=SUM([.D30:.E30])" office:value-type="float" office:value="13941" calcext:value-type="float">
            <text:p>13,941</text:p>
          </table:table-cell>
          <table:table-cell table:style-name="ce38" office:value-type="float" office:value="7257" calcext:value-type="float">
            <text:p>7,257</text:p>
          </table:table-cell>
          <table:table-cell table:style-name="ce45" office:value-type="float" office:value="6684" calcext:value-type="float">
            <text:p>6,6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山鄉</text:p>
          </table:table-cell>
          <table:table-cell table:style-name="ce32" office:value-type="float" office:value="6500" calcext:value-type="float">
            <text:p>6,500</text:p>
          </table:table-cell>
          <table:table-cell table:style-name="ce37" table:formula="of:=SUM([.D31:.E31])" office:value-type="float" office:value="22256" calcext:value-type="float">
            <text:p>22,256</text:p>
          </table:table-cell>
          <table:table-cell table:style-name="ce38" office:value-type="float" office:value="11328" calcext:value-type="float">
            <text:p>11,328</text:p>
          </table:table-cell>
          <table:table-cell table:style-name="ce45" office:value-type="float" office:value="10928" calcext:value-type="float">
            <text:p>10,9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里鄉</text:p>
          </table:table-cell>
          <table:table-cell table:style-name="ce32" office:value-type="float" office:value="6679" calcext:value-type="float">
            <text:p>6,679</text:p>
          </table:table-cell>
          <table:table-cell table:style-name="ce37" table:formula="of:=SUM([.D32:.E32])" office:value-type="float" office:value="20911" calcext:value-type="float">
            <text:p>20,911</text:p>
          </table:table-cell>
          <table:table-cell table:style-name="ce38" office:value-type="float" office:value="10777" calcext:value-type="float">
            <text:p>10,777</text:p>
          </table:table-cell>
          <table:table-cell table:style-name="ce37" office:value-type="float" office:value="10134" calcext:value-type="float">
            <text:p>10,13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烏來鄉</text:p>
          </table:table-cell>
          <table:table-cell table:style-name="ce34" office:value-type="float" office:value="1658" calcext:value-type="float">
            <text:p>1,658</text:p>
          </table:table-cell>
          <table:table-cell table:style-name="ce39" table:formula="of:=SUM([.D33:.E33])" office:value-type="float" office:value="5529" calcext:value-type="float">
            <text:p>5,529</text:p>
          </table:table-cell>
          <table:table-cell table:style-name="ce43" office:value-type="float" office:value="2832" calcext:value-type="float">
            <text:p>2832</text:p>
          </table:table-cell>
          <table:table-cell table:style-name="ce46" office:value-type="float" office:value="2697" calcext:value-type="float">
            <text:p>2697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宜蘭縣" table:style-name="ta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9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table:style-name="ce8" office:value-type="string" calcext:value-type="string">
            <text:p>宜蘭縣</text:p>
          </table:table-cell>
          <table:table-cell table:style-name="ce33" table:formula="of:=SUM([.B5:.B16])" office:value-type="float" office:value="149245" calcext:value-type="float">
            <text:p>149,245</text:p>
          </table:table-cell>
          <table:table-cell table:style-name="ce51" table:formula="of:=SUM([.C5:.C16])" office:value-type="float" office:value="461094" calcext:value-type="float">
            <text:p>461,094</text:p>
          </table:table-cell>
          <table:table-cell table:style-name="ce38" table:formula="of:=SUM([.D5:.D16])" office:value-type="float" office:value="235913" calcext:value-type="float">
            <text:p>235,913</text:p>
          </table:table-cell>
          <table:table-cell table:style-name="ce45" table:formula="of:=SUM([.E5:.E16])" office:value-type="float" office:value="225181" calcext:value-type="float">
            <text:p>225,1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宜蘭市</text:p>
          </table:table-cell>
          <table:table-cell table:style-name="ce33" office:value-type="float" office:value="32284" calcext:value-type="float">
            <text:p>32,284</text:p>
          </table:table-cell>
          <table:table-cell table:style-name="ce38" table:formula="of:=SUM([.D5:.E5])" office:value-type="float" office:value="95893" calcext:value-type="float">
            <text:p>95,893</text:p>
          </table:table-cell>
          <table:table-cell table:style-name="ce38" office:value-type="float" office:value="47396" calcext:value-type="float">
            <text:p>47,396</text:p>
          </table:table-cell>
          <table:table-cell table:style-name="ce45" office:value-type="float" office:value="48497" calcext:value-type="float">
            <text:p>48,4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羅東鎮</text:p>
          </table:table-cell>
          <table:table-cell table:style-name="ce33" office:value-type="float" office:value="24368" calcext:value-type="float">
            <text:p>24,368</text:p>
          </table:table-cell>
          <table:table-cell table:style-name="ce38" table:formula="of:=SUM([.D6:.E6])" office:value-type="float" office:value="74006" calcext:value-type="float">
            <text:p>74,006</text:p>
          </table:table-cell>
          <table:table-cell table:style-name="ce38" office:value-type="float" office:value="35615" calcext:value-type="float">
            <text:p>35,615</text:p>
          </table:table-cell>
          <table:table-cell table:style-name="ce45" office:value-type="float" office:value="38391" calcext:value-type="float">
            <text:p>38,3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蘇澳鎮</text:p>
          </table:table-cell>
          <table:table-cell table:style-name="ce33" office:value-type="float" office:value="13309" calcext:value-type="float">
            <text:p>13,309</text:p>
          </table:table-cell>
          <table:table-cell table:style-name="ce38" table:formula="of:=SUM([.D7:.E7])" office:value-type="float" office:value="43746" calcext:value-type="float">
            <text:p>43,746</text:p>
          </table:table-cell>
          <table:table-cell table:style-name="ce38" office:value-type="float" office:value="22575" calcext:value-type="float">
            <text:p>22,575</text:p>
          </table:table-cell>
          <table:table-cell table:style-name="ce45" office:value-type="float" office:value="21171" calcext:value-type="float">
            <text:p>21,1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城鎮</text:p>
          </table:table-cell>
          <table:table-cell table:style-name="ce33" office:value-type="float" office:value="9401" calcext:value-type="float">
            <text:p>9,401</text:p>
          </table:table-cell>
          <table:table-cell table:style-name="ce38" table:formula="of:=SUM([.D8:.E8])" office:value-type="float" office:value="31405" calcext:value-type="float">
            <text:p>31,405</text:p>
          </table:table-cell>
          <table:table-cell table:style-name="ce38" office:value-type="float" office:value="16288" calcext:value-type="float">
            <text:p>16,288</text:p>
          </table:table-cell>
          <table:table-cell table:style-name="ce45" office:value-type="float" office:value="15117" calcext:value-type="float">
            <text:p>15,1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礁溪鄉</text:p>
          </table:table-cell>
          <table:table-cell table:style-name="ce33" office:value-type="float" office:value="11966" calcext:value-type="float">
            <text:p>11,966</text:p>
          </table:table-cell>
          <table:table-cell table:style-name="ce38" table:formula="of:=SUM([.D9:.E9])" office:value-type="float" office:value="35915" calcext:value-type="float">
            <text:p>35,915</text:p>
          </table:table-cell>
          <table:table-cell table:style-name="ce38" office:value-type="float" office:value="18896" calcext:value-type="float">
            <text:p>18,896</text:p>
          </table:table-cell>
          <table:table-cell table:style-name="ce45" office:value-type="float" office:value="17019" calcext:value-type="float">
            <text:p>17,0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壯圍鄉</text:p>
          </table:table-cell>
          <table:table-cell table:style-name="ce33" office:value-type="float" office:value="7862" calcext:value-type="float">
            <text:p>7,862</text:p>
          </table:table-cell>
          <table:table-cell table:style-name="ce38" table:formula="of:=SUM([.D10:.E10])" office:value-type="float" office:value="25104" calcext:value-type="float">
            <text:p>25,104</text:p>
          </table:table-cell>
          <table:table-cell table:style-name="ce38" office:value-type="float" office:value="13283" calcext:value-type="float">
            <text:p>13,283</text:p>
          </table:table-cell>
          <table:table-cell table:style-name="ce45" office:value-type="float" office:value="11821" calcext:value-type="float">
            <text:p>11,8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山鄉</text:p>
          </table:table-cell>
          <table:table-cell table:style-name="ce33" office:value-type="float" office:value="10441" calcext:value-type="float">
            <text:p>10,441</text:p>
          </table:table-cell>
          <table:table-cell table:style-name="ce38" table:formula="of:=SUM([.D11:.E11])" office:value-type="float" office:value="32271" calcext:value-type="float">
            <text:p>32,271</text:p>
          </table:table-cell>
          <table:table-cell table:style-name="ce38" office:value-type="float" office:value="17355" calcext:value-type="float">
            <text:p>17,355</text:p>
          </table:table-cell>
          <table:table-cell table:style-name="ce45" office:value-type="float" office:value="14916" calcext:value-type="float">
            <text:p>14,9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冬山鄉</text:p>
          </table:table-cell>
          <table:table-cell table:style-name="ce33" office:value-type="float" office:value="16534" calcext:value-type="float">
            <text:p>16,534</text:p>
          </table:table-cell>
          <table:table-cell table:style-name="ce38" table:formula="of:=SUM([.D12:.E12])" office:value-type="float" office:value="51571" calcext:value-type="float">
            <text:p>51,571</text:p>
          </table:table-cell>
          <table:table-cell table:style-name="ce38" office:value-type="float" office:value="26701" calcext:value-type="float">
            <text:p>26,701</text:p>
          </table:table-cell>
          <table:table-cell table:style-name="ce45" office:value-type="float" office:value="24870" calcext:value-type="float">
            <text:p>24,8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結鄉</text:p>
          </table:table-cell>
          <table:table-cell table:style-name="ce33" office:value-type="float" office:value="12413" calcext:value-type="float">
            <text:p>12,413</text:p>
          </table:table-cell>
          <table:table-cell table:style-name="ce38" table:formula="of:=SUM([.D13:.E13])" office:value-type="float" office:value="38288" calcext:value-type="float">
            <text:p>38,288</text:p>
          </table:table-cell>
          <table:table-cell table:style-name="ce38" office:value-type="float" office:value="19959" calcext:value-type="float">
            <text:p>19,959</text:p>
          </table:table-cell>
          <table:table-cell table:style-name="ce45" office:value-type="float" office:value="18329" calcext:value-type="float">
            <text:p>18,3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星鄉</text:p>
          </table:table-cell>
          <table:table-cell table:style-name="ce33" office:value-type="float" office:value="7162" calcext:value-type="float">
            <text:p>7,162</text:p>
          </table:table-cell>
          <table:table-cell table:style-name="ce38" table:formula="of:=SUM([.D14:.E14])" office:value-type="float" office:value="21249" calcext:value-type="float">
            <text:p>21,249</text:p>
          </table:table-cell>
          <table:table-cell table:style-name="ce38" office:value-type="float" office:value="11534" calcext:value-type="float">
            <text:p>11,534</text:p>
          </table:table-cell>
          <table:table-cell table:style-name="ce45" office:value-type="float" office:value="9715" calcext:value-type="float">
            <text:p>9,7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大同鄉</text:p>
          </table:table-cell>
          <table:table-cell table:style-name="ce33" office:value-type="float" office:value="1784" calcext:value-type="float">
            <text:p>1,784</text:p>
          </table:table-cell>
          <table:table-cell table:style-name="ce38" table:formula="of:=SUM([.D15:.E15])" office:value-type="float" office:value="5801" calcext:value-type="float">
            <text:p>5,801</text:p>
          </table:table-cell>
          <table:table-cell table:style-name="ce38" office:value-type="float" office:value="3204" calcext:value-type="float">
            <text:p>3,204</text:p>
          </table:table-cell>
          <table:table-cell table:style-name="ce45" office:value-type="float" office:value="2597" calcext:value-type="float">
            <text:p>2,59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南澳鄉</text:p>
          </table:table-cell>
          <table:table-cell table:style-name="ce47" office:value-type="float" office:value="1721" calcext:value-type="float">
            <text:p>1,721</text:p>
          </table:table-cell>
          <table:table-cell table:style-name="ce39" table:formula="of:=SUM([.D16:.E16])" office:value-type="float" office:value="5845" calcext:value-type="float">
            <text:p>5,845</text:p>
          </table:table-cell>
          <table:table-cell table:style-name="ce39" office:value-type="float" office:value="3107" calcext:value-type="float">
            <text:p>3,107</text:p>
          </table:table-cell>
          <table:table-cell table:style-name="ce52" office:value-type="float" office:value="2738" calcext:value-type="float">
            <text:p>2,738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桃園縣" table:style-name="ta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9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桃園縣</text:p>
          </table:table-cell>
          <table:table-cell table:style-name="ce33" table:formula="of:=SUM([.B5:.B17])" office:value-type="float" office:value="633827" calcext:value-type="float">
            <text:p>633,827</text:p>
          </table:table-cell>
          <table:table-cell table:style-name="ce44" table:formula="of:=SUM([.C5:.C17])" office:value-type="float" office:value="1952321" calcext:value-type="float">
            <text:p>1,952,321</text:p>
          </table:table-cell>
          <table:table-cell table:style-name="ce38" table:formula="of:=SUM([.D5:.D17])" office:value-type="float" office:value="988831" calcext:value-type="float">
            <text:p>988,831</text:p>
          </table:table-cell>
          <table:table-cell table:style-name="ce45" table:formula="of:=SUM([.E5:.E17])" office:value-type="float" office:value="963490" calcext:value-type="float">
            <text:p>963,4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桃園市</text:p>
          </table:table-cell>
          <table:table-cell table:style-name="ce33" office:value-type="float" office:value="135915" calcext:value-type="float">
            <text:p>135,915</text:p>
          </table:table-cell>
          <table:table-cell table:style-name="ce38" table:formula="of:=SUM([.D5:.E5])" office:value-type="float" office:value="395792" calcext:value-type="float">
            <text:p>395,792</text:p>
          </table:table-cell>
          <table:table-cell table:style-name="ce38" office:value-type="float" office:value="194499" calcext:value-type="float">
            <text:p>194,499</text:p>
          </table:table-cell>
          <table:table-cell table:style-name="ce45" office:value-type="float" office:value="201293" calcext:value-type="float">
            <text:p>201,2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壢市</text:p>
          </table:table-cell>
          <table:table-cell table:style-name="ce33" office:value-type="float" office:value="119525" calcext:value-type="float">
            <text:p>119,525</text:p>
          </table:table-cell>
          <table:table-cell table:style-name="ce38" table:formula="of:=SUM([.D6:.E6])" office:value-type="float" office:value="361412" calcext:value-type="float">
            <text:p>361,412</text:p>
          </table:table-cell>
          <table:table-cell table:style-name="ce38" office:value-type="float" office:value="181325" calcext:value-type="float">
            <text:p>181,325</text:p>
          </table:table-cell>
          <table:table-cell table:style-name="ce45" office:value-type="float" office:value="180087" calcext:value-type="float">
            <text:p>180,0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鎮市</text:p>
          </table:table-cell>
          <table:table-cell table:style-name="ce33" office:value-type="float" office:value="63023" calcext:value-type="float">
            <text:p>63,023</text:p>
          </table:table-cell>
          <table:table-cell table:style-name="ce38" table:formula="of:=SUM([.D7:.E7])" office:value-type="float" office:value="204678" calcext:value-type="float">
            <text:p>204,678</text:p>
          </table:table-cell>
          <table:table-cell table:style-name="ce38" office:value-type="float" office:value="103414" calcext:value-type="float">
            <text:p>103,414</text:p>
          </table:table-cell>
          <table:table-cell table:style-name="ce45" office:value-type="float" office:value="101264" calcext:value-type="float">
            <text:p>101,2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德市</text:p>
          </table:table-cell>
          <table:table-cell table:style-name="ce33" office:value-type="float" office:value="54308" calcext:value-type="float">
            <text:p>54,308</text:p>
          </table:table-cell>
          <table:table-cell table:style-name="ce38" table:formula="of:=SUM([.D8:.E8])" office:value-type="float" office:value="173038" calcext:value-type="float">
            <text:p>173,038</text:p>
          </table:table-cell>
          <table:table-cell table:style-name="ce38" office:value-type="float" office:value="88671" calcext:value-type="float">
            <text:p>88,671</text:p>
          </table:table-cell>
          <table:table-cell table:style-name="ce45" office:value-type="float" office:value="84367" calcext:value-type="float">
            <text:p>84,3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溪鎮</text:p>
          </table:table-cell>
          <table:table-cell table:style-name="ce33" office:value-type="float" office:value="28060" calcext:value-type="float">
            <text:p>28,060</text:p>
          </table:table-cell>
          <table:table-cell table:style-name="ce38" table:formula="of:=SUM([.D9:.E9])" office:value-type="float" office:value="90890" calcext:value-type="float">
            <text:p>90,890</text:p>
          </table:table-cell>
          <table:table-cell table:style-name="ce38" office:value-type="float" office:value="46984" calcext:value-type="float">
            <text:p>46,984</text:p>
          </table:table-cell>
          <table:table-cell table:style-name="ce45" office:value-type="float" office:value="43906" calcext:value-type="float">
            <text:p>43,9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楊梅鎮</text:p>
          </table:table-cell>
          <table:table-cell table:style-name="ce33" office:value-type="float" office:value="45189" calcext:value-type="float">
            <text:p>45,189</text:p>
          </table:table-cell>
          <table:table-cell table:style-name="ce38" table:formula="of:=SUM([.D10:.E10])" office:value-type="float" office:value="144692" calcext:value-type="float">
            <text:p>144,692</text:p>
          </table:table-cell>
          <table:table-cell table:style-name="ce38" office:value-type="float" office:value="74001" calcext:value-type="float">
            <text:p>74,001</text:p>
          </table:table-cell>
          <table:table-cell table:style-name="ce45" office:value-type="float" office:value="70691" calcext:value-type="float">
            <text:p>70,6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竹鄉</text:p>
          </table:table-cell>
          <table:table-cell table:style-name="ce33" office:value-type="float" office:value="44552" calcext:value-type="float">
            <text:p>44,552</text:p>
          </table:table-cell>
          <table:table-cell table:style-name="ce38" table:formula="of:=SUM([.D11:.E11])" office:value-type="float" office:value="134878" calcext:value-type="float">
            <text:p>134,878</text:p>
          </table:table-cell>
          <table:table-cell table:style-name="ce38" office:value-type="float" office:value="67985" calcext:value-type="float">
            <text:p>67,985</text:p>
          </table:table-cell>
          <table:table-cell table:style-name="ce45" office:value-type="float" office:value="66893" calcext:value-type="float">
            <text:p>66,8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園鄉</text:p>
          </table:table-cell>
          <table:table-cell table:style-name="ce33" office:value-type="float" office:value="24423" calcext:value-type="float">
            <text:p>24,423</text:p>
          </table:table-cell>
          <table:table-cell table:style-name="ce38" table:formula="of:=SUM([.D12:.E12])" office:value-type="float" office:value="80013" calcext:value-type="float">
            <text:p>80,013</text:p>
          </table:table-cell>
          <table:table-cell table:style-name="ce38" office:value-type="float" office:value="41722" calcext:value-type="float">
            <text:p>41,722</text:p>
          </table:table-cell>
          <table:table-cell table:style-name="ce45" office:value-type="float" office:value="38291" calcext:value-type="float">
            <text:p>38,2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龜山鄉</text:p>
          </table:table-cell>
          <table:table-cell table:style-name="ce33" office:value-type="float" office:value="47072" calcext:value-type="float">
            <text:p>47,072</text:p>
          </table:table-cell>
          <table:table-cell table:style-name="ce38" table:formula="of:=SUM([.D13:.E13])" office:value-type="float" office:value="133225" calcext:value-type="float">
            <text:p>133,225</text:p>
          </table:table-cell>
          <table:table-cell table:style-name="ce38" office:value-type="float" office:value="67983" calcext:value-type="float">
            <text:p>67,983</text:p>
          </table:table-cell>
          <table:table-cell table:style-name="ce45" office:value-type="float" office:value="65242" calcext:value-type="float">
            <text:p>65,2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潭鄉</text:p>
          </table:table-cell>
          <table:table-cell table:style-name="ce33" office:value-type="float" office:value="35266" calcext:value-type="float">
            <text:p>35,266</text:p>
          </table:table-cell>
          <table:table-cell table:style-name="ce38" table:formula="of:=SUM([.D14:.E14])" office:value-type="float" office:value="113446" calcext:value-type="float">
            <text:p>113,446</text:p>
          </table:table-cell>
          <table:table-cell table:style-name="ce38" office:value-type="float" office:value="57943" calcext:value-type="float">
            <text:p>57,943</text:p>
          </table:table-cell>
          <table:table-cell table:style-name="ce45" office:value-type="float" office:value="55503" calcext:value-type="float">
            <text:p>55,5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屋鄉</text:p>
          </table:table-cell>
          <table:table-cell table:style-name="ce33" office:value-type="float" office:value="14543" calcext:value-type="float">
            <text:p>14,543</text:p>
          </table:table-cell>
          <table:table-cell table:style-name="ce38" table:formula="of:=SUM([.D15:.E15])" office:value-type="float" office:value="49666" calcext:value-type="float">
            <text:p>49,666</text:p>
          </table:table-cell>
          <table:table-cell table:style-name="ce38" office:value-type="float" office:value="26571" calcext:value-type="float">
            <text:p>26,571</text:p>
          </table:table-cell>
          <table:table-cell table:style-name="ce45" office:value-type="float" office:value="23095" calcext:value-type="float">
            <text:p>23,0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觀音鄉</text:p>
          </table:table-cell>
          <table:table-cell table:style-name="ce33" office:value-type="float" office:value="18340" calcext:value-type="float">
            <text:p>18,340</text:p>
          </table:table-cell>
          <table:table-cell table:style-name="ce38" table:formula="of:=SUM([.D16:.E16])" office:value-type="float" office:value="60135" calcext:value-type="float">
            <text:p>60,135</text:p>
          </table:table-cell>
          <table:table-cell table:style-name="ce38" office:value-type="float" office:value="31858" calcext:value-type="float">
            <text:p>31,858</text:p>
          </table:table-cell>
          <table:table-cell table:style-name="ce45" office:value-type="float" office:value="28277" calcext:value-type="float">
            <text:p>28,27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復興鄉</text:p>
          </table:table-cell>
          <table:table-cell table:style-name="ce47" office:value-type="float" office:value="3611" calcext:value-type="float">
            <text:p>3,611</text:p>
          </table:table-cell>
          <table:table-cell table:style-name="ce39" table:formula="of:=SUM([.D17:.E17])" office:value-type="float" office:value="10456" calcext:value-type="float">
            <text:p>10,456</text:p>
          </table:table-cell>
          <table:table-cell table:style-name="ce39" office:value-type="float" office:value="5875" calcext:value-type="float">
            <text:p>5,875</text:p>
          </table:table-cell>
          <table:table-cell table:style-name="ce52" office:value-type="float" office:value="4581" calcext:value-type="float">
            <text:p>4,58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48" table:number-columns-repeated="2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縣" table:style-name="ta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9月</text:p>
          </table:table-cell>
          <table:table-cell table:style-name="ce59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 <text:s/>域 <text:s/>別</text:p>
          </table:table-cell>
          <table:table-cell table:style-name="ce60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9"/>
          <table:table-cell table:number-columns-repeated="1019"/>
        </table:table-row>
        <table:table-row table:style-name="ro1">
          <table:covered-table-cell table:style-name="ce56"/>
          <table:covered-table-cell table:style-name="ce61"/>
          <table:table-cell table:style-name="ce65" office:value-type="string" calcext:value-type="string">
            <text:p>計</text:p>
          </table:table-cell>
          <table:table-cell table:style-name="ce70" office:value-type="string" calcext:value-type="string">
            <text:p>男</text:p>
          </table:table-cell>
          <table:table-cell table:style-name="ce7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新竹縣</text:p>
          </table:table-cell>
          <table:table-cell table:style-name="ce62" table:formula="of:=SUM([.B5:.B17])" office:value-type="float" office:value="151763" calcext:value-type="float">
            <text:p>151,763</text:p>
          </table:table-cell>
          <table:table-cell table:style-name="ce66" table:formula="of:=SUM([.C5:.C17])" office:value-type="float" office:value="501312" calcext:value-type="float">
            <text:p>501,312</text:p>
          </table:table-cell>
          <table:table-cell table:style-name="ce67" table:formula="of:=SUM([.D5:.D17])" office:value-type="float" office:value="259127" calcext:value-type="float">
            <text:p>259,127</text:p>
          </table:table-cell>
          <table:table-cell table:style-name="ce72" table:formula="of:=SUM([.E5:.E17])" office:value-type="float" office:value="242185" calcext:value-type="float">
            <text:p>242,185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北市</text:p>
          </table:table-cell>
          <table:table-cell table:style-name="ce33" office:value-type="float" office:value="42005" calcext:value-type="float">
            <text:p>42,005</text:p>
          </table:table-cell>
          <table:table-cell table:style-name="ce38" table:formula="of:=SUM([.D5:.E5])" office:value-type="float" office:value="130736" calcext:value-type="float">
            <text:p>130,736</text:p>
          </table:table-cell>
          <table:table-cell table:style-name="ce38" office:value-type="float" office:value="65875" calcext:value-type="float">
            <text:p>65,875</text:p>
          </table:table-cell>
          <table:table-cell table:style-name="ce45" office:value-type="float" office:value="64861" calcext:value-type="float">
            <text:p>64,861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關西鎮</text:p>
          </table:table-cell>
          <table:table-cell table:style-name="ce62" office:value-type="float" office:value="8958" calcext:value-type="float">
            <text:p>8,958</text:p>
          </table:table-cell>
          <table:table-cell table:style-name="ce67" table:formula="of:=SUM([.D6:.E6])" office:value-type="float" office:value="32507" calcext:value-type="float">
            <text:p>32,507</text:p>
          </table:table-cell>
          <table:table-cell table:style-name="ce67" office:value-type="float" office:value="17371" calcext:value-type="float">
            <text:p>17,371</text:p>
          </table:table-cell>
          <table:table-cell table:style-name="ce72" office:value-type="float" office:value="15136" calcext:value-type="float">
            <text:p>15,136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埔鎮</text:p>
          </table:table-cell>
          <table:table-cell table:style-name="ce62" office:value-type="float" office:value="10044" calcext:value-type="float">
            <text:p>10,044</text:p>
          </table:table-cell>
          <table:table-cell table:style-name="ce67" table:formula="of:=SUM([.D7:.E7])" office:value-type="float" office:value="36083" calcext:value-type="float">
            <text:p>36,083</text:p>
          </table:table-cell>
          <table:table-cell table:style-name="ce67" office:value-type="float" office:value="19157" calcext:value-type="float">
            <text:p>19,157</text:p>
          </table:table-cell>
          <table:table-cell table:style-name="ce72" office:value-type="float" office:value="16926" calcext:value-type="float">
            <text:p>16,926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東鎮</text:p>
          </table:table-cell>
          <table:table-cell table:style-name="ce62" office:value-type="float" office:value="29397" calcext:value-type="float">
            <text:p>29,397</text:p>
          </table:table-cell>
          <table:table-cell table:style-name="ce67" table:formula="of:=SUM([.D8:.E8])" office:value-type="float" office:value="96941" calcext:value-type="float">
            <text:p>96,941</text:p>
          </table:table-cell>
          <table:table-cell table:style-name="ce67" office:value-type="float" office:value="49004" calcext:value-type="float">
            <text:p>49,004</text:p>
          </table:table-cell>
          <table:table-cell table:style-name="ce72" office:value-type="float" office:value="47937" calcext:value-type="float">
            <text:p>47,937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湖口鄉</text:p>
          </table:table-cell>
          <table:table-cell table:style-name="ce62" office:value-type="float" office:value="22443" calcext:value-type="float">
            <text:p>22,443</text:p>
          </table:table-cell>
          <table:table-cell table:style-name="ce67" table:formula="of:=SUM([.D9:.E9])" office:value-type="float" office:value="74837" calcext:value-type="float">
            <text:p>74,837</text:p>
          </table:table-cell>
          <table:table-cell table:style-name="ce67" office:value-type="float" office:value="38349" calcext:value-type="float">
            <text:p>38,349</text:p>
          </table:table-cell>
          <table:table-cell table:style-name="ce72" office:value-type="float" office:value="36488" calcext:value-type="float">
            <text:p>36,488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橫山鄉</text:p>
          </table:table-cell>
          <table:table-cell table:style-name="ce62" office:value-type="float" office:value="4214" calcext:value-type="float">
            <text:p>4,214</text:p>
          </table:table-cell>
          <table:table-cell table:style-name="ce67" table:formula="of:=SUM([.D10:.E10])" office:value-type="float" office:value="14562" calcext:value-type="float">
            <text:p>14,562</text:p>
          </table:table-cell>
          <table:table-cell table:style-name="ce67" office:value-type="float" office:value="7928" calcext:value-type="float">
            <text:p>7,928</text:p>
          </table:table-cell>
          <table:table-cell table:style-name="ce72" office:value-type="float" office:value="6634" calcext:value-type="float">
            <text:p>6,634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豐鄉</text:p>
          </table:table-cell>
          <table:table-cell table:style-name="ce62" office:value-type="float" office:value="14876" calcext:value-type="float">
            <text:p>14,876</text:p>
          </table:table-cell>
          <table:table-cell table:style-name="ce67" table:formula="of:=SUM([.D11:.E11])" office:value-type="float" office:value="52237" calcext:value-type="float">
            <text:p>52,237</text:p>
          </table:table-cell>
          <table:table-cell table:style-name="ce67" office:value-type="float" office:value="27136" calcext:value-type="float">
            <text:p>27,136</text:p>
          </table:table-cell>
          <table:table-cell table:style-name="ce72" office:value-type="float" office:value="25101" calcext:value-type="float">
            <text:p>25,101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芎林鄉</text:p>
          </table:table-cell>
          <table:table-cell table:style-name="ce62" office:value-type="float" office:value="6069" calcext:value-type="float">
            <text:p>6,069</text:p>
          </table:table-cell>
          <table:table-cell table:style-name="ce67" table:formula="of:=SUM([.D12:.E12])" office:value-type="float" office:value="20810" calcext:value-type="float">
            <text:p>20,810</text:p>
          </table:table-cell>
          <table:table-cell table:style-name="ce67" office:value-type="float" office:value="10963" calcext:value-type="float">
            <text:p>10,963</text:p>
          </table:table-cell>
          <table:table-cell table:style-name="ce72" office:value-type="float" office:value="9847" calcext:value-type="float">
            <text:p>9,847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寶山鄉</text:p>
          </table:table-cell>
          <table:table-cell table:style-name="ce62" office:value-type="float" office:value="4483" calcext:value-type="float">
            <text:p>4,483</text:p>
          </table:table-cell>
          <table:table-cell table:style-name="ce67" table:formula="of:=SUM([.D13:.E13])" office:value-type="float" office:value="13698" calcext:value-type="float">
            <text:p>13,698</text:p>
          </table:table-cell>
          <table:table-cell table:style-name="ce67" office:value-type="float" office:value="7388" calcext:value-type="float">
            <text:p>7,388</text:p>
          </table:table-cell>
          <table:table-cell table:style-name="ce72" office:value-type="float" office:value="6310" calcext:value-type="float">
            <text:p>6,310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北埔鄉</text:p>
          </table:table-cell>
          <table:table-cell table:style-name="ce62" office:value-type="float" office:value="3012" calcext:value-type="float">
            <text:p>3,012</text:p>
          </table:table-cell>
          <table:table-cell table:style-name="ce67" table:formula="of:=SUM([.D14:.E14])" office:value-type="float" office:value="10270" calcext:value-type="float">
            <text:p>10,270</text:p>
          </table:table-cell>
          <table:table-cell table:style-name="ce67" office:value-type="float" office:value="5565" calcext:value-type="float">
            <text:p>5,565</text:p>
          </table:table-cell>
          <table:table-cell table:style-name="ce72" office:value-type="float" office:value="4705" calcext:value-type="float">
            <text:p>4,705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峨眉鄉</text:p>
          </table:table-cell>
          <table:table-cell table:style-name="ce62" office:value-type="float" office:value="2009" calcext:value-type="float">
            <text:p>2,009</text:p>
          </table:table-cell>
          <table:table-cell table:style-name="ce67" table:formula="of:=SUM([.D15:.E15])" office:value-type="float" office:value="6086" calcext:value-type="float">
            <text:p>6,086</text:p>
          </table:table-cell>
          <table:table-cell table:style-name="ce67" office:value-type="float" office:value="3387" calcext:value-type="float">
            <text:p>3,387</text:p>
          </table:table-cell>
          <table:table-cell table:style-name="ce72" office:value-type="float" office:value="2699" calcext:value-type="float">
            <text:p>2,699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※尖石鄉</text:p>
          </table:table-cell>
          <table:table-cell table:style-name="ce62" office:value-type="float" office:value="2598" calcext:value-type="float">
            <text:p>2,598</text:p>
          </table:table-cell>
          <table:table-cell table:style-name="ce67" table:formula="of:=SUM([.D16:.E16])" office:value-type="float" office:value="8147" calcext:value-type="float">
            <text:p>8,147</text:p>
          </table:table-cell>
          <table:table-cell table:style-name="ce67" office:value-type="float" office:value="4499" calcext:value-type="float">
            <text:p>4,499</text:p>
          </table:table-cell>
          <table:table-cell table:style-name="ce72" office:value-type="float" office:value="3648" calcext:value-type="float">
            <text:p>3,648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※五峰鄉</text:p>
          </table:table-cell>
          <table:table-cell table:style-name="ce63" office:value-type="float" office:value="1655" calcext:value-type="float">
            <text:p>1,655</text:p>
          </table:table-cell>
          <table:table-cell table:style-name="ce68" table:formula="of:=SUM([.D17:.E17])" office:value-type="float" office:value="4398" calcext:value-type="float">
            <text:p>4,398</text:p>
          </table:table-cell>
          <table:table-cell table:style-name="ce68" office:value-type="float" office:value="2505" calcext:value-type="float">
            <text:p>2,505</text:p>
          </table:table-cell>
          <table:table-cell table:style-name="ce73" office:value-type="float" office:value="1893" calcext:value-type="float">
            <text:p>1,893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苗栗縣" table:style-name="ta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9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苗栗縣</text:p>
          </table:table-cell>
          <table:table-cell table:style-name="ce33" table:formula="of:=SUM([.B5:.B22])" office:value-type="float" office:value="165866" calcext:value-type="float">
            <text:p>165,866</text:p>
          </table:table-cell>
          <table:table-cell table:style-name="ce44" table:formula="of:=SUM([.C5:.C22])" office:value-type="float" office:value="559959" calcext:value-type="float">
            <text:p>559,959</text:p>
          </table:table-cell>
          <table:table-cell table:style-name="ce38" table:formula="of:=SUM([.D5:.D22])" office:value-type="float" office:value="292304" calcext:value-type="float">
            <text:p>292,304</text:p>
          </table:table-cell>
          <table:table-cell table:style-name="ce45" table:formula="of:=SUM([.E5:.E22])" office:value-type="float" office:value="267655" calcext:value-type="float">
            <text:p>267,6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苗栗市</text:p>
          </table:table-cell>
          <table:table-cell table:style-name="ce33" office:value-type="float" office:value="28268" calcext:value-type="float">
            <text:p>28,268</text:p>
          </table:table-cell>
          <table:table-cell table:style-name="ce38" table:formula="of:=SUM([.D5:.E5])" office:value-type="float" office:value="91162" calcext:value-type="float">
            <text:p>91,162</text:p>
          </table:table-cell>
          <table:table-cell table:style-name="ce38" office:value-type="float" office:value="46169" calcext:value-type="float">
            <text:p>46,169</text:p>
          </table:table-cell>
          <table:table-cell table:style-name="ce45" office:value-type="float" office:value="44993" calcext:value-type="float">
            <text:p>44,9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苑裡鎮</text:p>
          </table:table-cell>
          <table:table-cell table:style-name="ce33" office:value-type="float" office:value="13407" calcext:value-type="float">
            <text:p>13,407</text:p>
          </table:table-cell>
          <table:table-cell table:style-name="ce38" table:formula="of:=SUM([.D6:.E6])" office:value-type="float" office:value="48967" calcext:value-type="float">
            <text:p>48,967</text:p>
          </table:table-cell>
          <table:table-cell table:style-name="ce38" office:value-type="float" office:value="25642" calcext:value-type="float">
            <text:p>25,642</text:p>
          </table:table-cell>
          <table:table-cell table:style-name="ce45" office:value-type="float" office:value="23325" calcext:value-type="float">
            <text:p>23,3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通霄鎮</text:p>
          </table:table-cell>
          <table:table-cell table:style-name="ce33" office:value-type="float" office:value="11012" calcext:value-type="float">
            <text:p>11,012</text:p>
          </table:table-cell>
          <table:table-cell table:style-name="ce38" table:formula="of:=SUM([.D7:.E7])" office:value-type="float" office:value="38835" calcext:value-type="float">
            <text:p>38,835</text:p>
          </table:table-cell>
          <table:table-cell table:style-name="ce38" office:value-type="float" office:value="20749" calcext:value-type="float">
            <text:p>20,749</text:p>
          </table:table-cell>
          <table:table-cell table:style-name="ce45" office:value-type="float" office:value="18086" calcext:value-type="float">
            <text:p>18,0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南鎮</text:p>
          </table:table-cell>
          <table:table-cell table:style-name="ce33" office:value-type="float" office:value="22407" calcext:value-type="float">
            <text:p>22,407</text:p>
          </table:table-cell>
          <table:table-cell table:style-name="ce38" table:formula="of:=SUM([.D8:.E8])" office:value-type="float" office:value="76067" calcext:value-type="float">
            <text:p>76,067</text:p>
          </table:table-cell>
          <table:table-cell table:style-name="ce38" office:value-type="float" office:value="38817" calcext:value-type="float">
            <text:p>38,817</text:p>
          </table:table-cell>
          <table:table-cell table:style-name="ce45" office:value-type="float" office:value="37250" calcext:value-type="float">
            <text:p>37,2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份鎮</text:p>
          </table:table-cell>
          <table:table-cell table:style-name="ce33" office:value-type="float" office:value="27968" calcext:value-type="float">
            <text:p>27,968</text:p>
          </table:table-cell>
          <table:table-cell table:style-name="ce38" table:formula="of:=SUM([.D9:.E9])" office:value-type="float" office:value="95413" calcext:value-type="float">
            <text:p>95,413</text:p>
          </table:table-cell>
          <table:table-cell table:style-name="ce38" office:value-type="float" office:value="48847" calcext:value-type="float">
            <text:p>48,847</text:p>
          </table:table-cell>
          <table:table-cell table:style-name="ce45" office:value-type="float" office:value="46566" calcext:value-type="float">
            <text:p>46,5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後龍鎮</text:p>
          </table:table-cell>
          <table:table-cell table:style-name="ce33" office:value-type="float" office:value="11449" calcext:value-type="float">
            <text:p>11,449</text:p>
          </table:table-cell>
          <table:table-cell table:style-name="ce38" table:formula="of:=SUM([.D10:.E10])" office:value-type="float" office:value="40214" calcext:value-type="float">
            <text:p>40,214</text:p>
          </table:table-cell>
          <table:table-cell table:style-name="ce38" office:value-type="float" office:value="21336" calcext:value-type="float">
            <text:p>21,336</text:p>
          </table:table-cell>
          <table:table-cell table:style-name="ce45" office:value-type="float" office:value="18878" calcext:value-type="float">
            <text:p>18,8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卓蘭鎮</text:p>
          </table:table-cell>
          <table:table-cell table:style-name="ce33" office:value-type="float" office:value="5803" calcext:value-type="float">
            <text:p>5,803</text:p>
          </table:table-cell>
          <table:table-cell table:style-name="ce38" table:formula="of:=SUM([.D11:.E11])" office:value-type="float" office:value="18353" calcext:value-type="float">
            <text:p>18,353</text:p>
          </table:table-cell>
          <table:table-cell table:style-name="ce38" office:value-type="float" office:value="9731" calcext:value-type="float">
            <text:p>9,731</text:p>
          </table:table-cell>
          <table:table-cell table:style-name="ce45" office:value-type="float" office:value="8622" calcext:value-type="float">
            <text:p>8,6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湖鄉</text:p>
          </table:table-cell>
          <table:table-cell table:style-name="ce33" office:value-type="float" office:value="5196" calcext:value-type="float">
            <text:p>5,196</text:p>
          </table:table-cell>
          <table:table-cell table:style-name="ce38" table:formula="of:=SUM([.D12:.E12])" office:value-type="float" office:value="16078" calcext:value-type="float">
            <text:p>16,078</text:p>
          </table:table-cell>
          <table:table-cell table:style-name="ce38" office:value-type="float" office:value="8688" calcext:value-type="float">
            <text:p>8,688</text:p>
          </table:table-cell>
          <table:table-cell table:style-name="ce45" office:value-type="float" office:value="7390" calcext:value-type="float">
            <text:p>7,3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公館鄉</text:p>
          </table:table-cell>
          <table:table-cell table:style-name="ce33" office:value-type="float" office:value="9759" calcext:value-type="float">
            <text:p>9,759</text:p>
          </table:table-cell>
          <table:table-cell table:style-name="ce38" table:formula="of:=SUM([.D13:.E13])" office:value-type="float" office:value="34722" calcext:value-type="float">
            <text:p>34,722</text:p>
          </table:table-cell>
          <table:table-cell table:style-name="ce38" office:value-type="float" office:value="18274" calcext:value-type="float">
            <text:p>18,274</text:p>
          </table:table-cell>
          <table:table-cell table:style-name="ce45" office:value-type="float" office:value="16448" calcext:value-type="float">
            <text:p>16,4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銅鑼鄉</text:p>
          </table:table-cell>
          <table:table-cell table:style-name="ce33" office:value-type="float" office:value="5857" calcext:value-type="float">
            <text:p>5,857</text:p>
          </table:table-cell>
          <table:table-cell table:style-name="ce38" table:formula="of:=SUM([.D14:.E14])" office:value-type="float" office:value="19670" calcext:value-type="float">
            <text:p>19,670</text:p>
          </table:table-cell>
          <table:table-cell table:style-name="ce38" office:value-type="float" office:value="10484" calcext:value-type="float">
            <text:p>10,484</text:p>
          </table:table-cell>
          <table:table-cell table:style-name="ce45" office:value-type="float" office:value="9186" calcext:value-type="float">
            <text:p>9,1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庄鄉</text:p>
          </table:table-cell>
          <table:table-cell table:style-name="ce33" office:value-type="float" office:value="3853" calcext:value-type="float">
            <text:p>3,853</text:p>
          </table:table-cell>
          <table:table-cell table:style-name="ce38" table:formula="of:=SUM([.D15:.E15])" office:value-type="float" office:value="11303" calcext:value-type="float">
            <text:p>11,303</text:p>
          </table:table-cell>
          <table:table-cell table:style-name="ce38" office:value-type="float" office:value="6276" calcext:value-type="float">
            <text:p>6,276</text:p>
          </table:table-cell>
          <table:table-cell table:style-name="ce45" office:value-type="float" office:value="5027" calcext:value-type="float">
            <text:p>5,0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屋鄉</text:p>
          </table:table-cell>
          <table:table-cell table:style-name="ce33" office:value-type="float" office:value="3455" calcext:value-type="float">
            <text:p>3,455</text:p>
          </table:table-cell>
          <table:table-cell table:style-name="ce38" table:formula="of:=SUM([.D16:.E16])" office:value-type="float" office:value="11742" calcext:value-type="float">
            <text:p>11,742</text:p>
          </table:table-cell>
          <table:table-cell table:style-name="ce38" office:value-type="float" office:value="6226" calcext:value-type="float">
            <text:p>6,226</text:p>
          </table:table-cell>
          <table:table-cell table:style-name="ce45" office:value-type="float" office:value="5516" calcext:value-type="float">
            <text:p>5,5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義鄉</text:p>
          </table:table-cell>
          <table:table-cell table:style-name="ce33" office:value-type="float" office:value="5126" calcext:value-type="float">
            <text:p>5,126</text:p>
          </table:table-cell>
          <table:table-cell table:style-name="ce38" table:formula="of:=SUM([.D17:.E17])" office:value-type="float" office:value="17631" calcext:value-type="float">
            <text:p>17,631</text:p>
          </table:table-cell>
          <table:table-cell table:style-name="ce38" office:value-type="float" office:value="9362" calcext:value-type="float">
            <text:p>9,362</text:p>
          </table:table-cell>
          <table:table-cell table:style-name="ce45" office:value-type="float" office:value="8269" calcext:value-type="float">
            <text:p>8,2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湖鄉</text:p>
          </table:table-cell>
          <table:table-cell table:style-name="ce33" office:value-type="float" office:value="2598" calcext:value-type="float">
            <text:p>2,598</text:p>
          </table:table-cell>
          <table:table-cell table:style-name="ce38" table:formula="of:=SUM([.D18:.E18])" office:value-type="float" office:value="7904" calcext:value-type="float">
            <text:p>7,904</text:p>
          </table:table-cell>
          <table:table-cell table:style-name="ce38" office:value-type="float" office:value="4398" calcext:value-type="float">
            <text:p>4,398</text:p>
          </table:table-cell>
          <table:table-cell table:style-name="ce45" office:value-type="float" office:value="3506" calcext:value-type="float">
            <text:p>3,5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造橋鄉</text:p>
          </table:table-cell>
          <table:table-cell table:style-name="ce33" office:value-type="float" office:value="3887" calcext:value-type="float">
            <text:p>3,887</text:p>
          </table:table-cell>
          <table:table-cell table:style-name="ce38" table:formula="of:=SUM([.D19:.E19])" office:value-type="float" office:value="13733" calcext:value-type="float">
            <text:p>13,733</text:p>
          </table:table-cell>
          <table:table-cell table:style-name="ce38" office:value-type="float" office:value="7287" calcext:value-type="float">
            <text:p>7,287</text:p>
          </table:table-cell>
          <table:table-cell table:style-name="ce45" office:value-type="float" office:value="6446" calcext:value-type="float">
            <text:p>6,4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灣鄉</text:p>
          </table:table-cell>
          <table:table-cell table:style-name="ce33" office:value-type="float" office:value="2332" calcext:value-type="float">
            <text:p>2,332</text:p>
          </table:table-cell>
          <table:table-cell table:style-name="ce38" table:formula="of:=SUM([.D20:.E20])" office:value-type="float" office:value="7430" calcext:value-type="float">
            <text:p>7,430</text:p>
          </table:table-cell>
          <table:table-cell table:style-name="ce42" office:value-type="float" office:value="4049" calcext:value-type="float">
            <text:p>4,049</text:p>
          </table:table-cell>
          <table:table-cell table:style-name="ce45" office:value-type="float" office:value="3381" calcext:value-type="float">
            <text:p>3,3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獅潭鄉</text:p>
          </table:table-cell>
          <table:table-cell table:style-name="ce33" office:value-type="float" office:value="1638" calcext:value-type="float">
            <text:p>1,638</text:p>
          </table:table-cell>
          <table:table-cell table:style-name="ce38" table:formula="of:=SUM([.D21:.E21])" office:value-type="float" office:value="5061" calcext:value-type="float">
            <text:p>5,061</text:p>
          </table:table-cell>
          <table:table-cell table:style-name="ce38" office:value-type="float" office:value="2851" calcext:value-type="float">
            <text:p>2,851</text:p>
          </table:table-cell>
          <table:table-cell table:style-name="ce45" office:value-type="float" office:value="2210" calcext:value-type="float">
            <text:p>2,21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泰安鄉</text:p>
          </table:table-cell>
          <table:table-cell table:style-name="ce47" office:value-type="float" office:value="1851" calcext:value-type="float">
            <text:p>1,851</text:p>
          </table:table-cell>
          <table:table-cell table:style-name="ce39" table:formula="of:=SUM([.D22:.E22])" office:value-type="float" office:value="5674" calcext:value-type="float">
            <text:p>5,674</text:p>
          </table:table-cell>
          <table:table-cell table:style-name="ce39" office:value-type="float" office:value="3118" calcext:value-type="float">
            <text:p>3,118</text:p>
          </table:table-cell>
          <table:table-cell table:style-name="ce52" office:value-type="float" office:value="2556" calcext:value-type="float">
            <text:p>2,55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5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縣" table:style-name="ta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9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中縣</text:p>
          </table:table-cell>
          <table:table-cell table:style-name="ce33" table:formula="of:=SUM([.B5:.B25])" office:value-type="float" office:value="449096" calcext:value-type="float">
            <text:p>449,096</text:p>
          </table:table-cell>
          <table:table-cell table:style-name="ce44" table:formula="of:=SUM([.C5:.C25])" office:value-type="float" office:value="1555418" calcext:value-type="float">
            <text:p>1,555,418</text:p>
          </table:table-cell>
          <table:table-cell table:style-name="ce38" table:formula="of:=SUM([.D5:.D25])" office:value-type="float" office:value="790706" calcext:value-type="float">
            <text:p>790,706</text:p>
          </table:table-cell>
          <table:table-cell table:style-name="ce45" table:formula="of:=SUM([.E5:.E25])" office:value-type="float" office:value="764712" calcext:value-type="float">
            <text:p>764,7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原市</text:p>
          </table:table-cell>
          <table:table-cell table:style-name="ce33" office:value-type="float" office:value="47846" calcext:value-type="float">
            <text:p>47,846</text:p>
          </table:table-cell>
          <table:table-cell table:style-name="ce38" table:formula="of:=SUM([.D5:.E5])" office:value-type="float" office:value="165199" calcext:value-type="float">
            <text:p>165,199</text:p>
          </table:table-cell>
          <table:table-cell table:style-name="ce38" office:value-type="float" office:value="82206" calcext:value-type="float">
            <text:p>82,206</text:p>
          </table:table-cell>
          <table:table-cell table:style-name="ce45" office:value-type="float" office:value="82993" calcext:value-type="float">
            <text:p>82,9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里市</text:p>
          </table:table-cell>
          <table:table-cell table:style-name="ce33" office:value-type="float" office:value="58959" calcext:value-type="float">
            <text:p>58,959</text:p>
          </table:table-cell>
          <table:table-cell table:style-name="ce38" table:formula="of:=SUM([.D6:.E6])" office:value-type="float" office:value="194103" calcext:value-type="float">
            <text:p>194,103</text:p>
          </table:table-cell>
          <table:table-cell table:style-name="ce38" office:value-type="float" office:value="96579" calcext:value-type="float">
            <text:p>96,579</text:p>
          </table:table-cell>
          <table:table-cell table:style-name="ce45" office:value-type="float" office:value="97524" calcext:value-type="float">
            <text:p>97,5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平市</text:p>
          </table:table-cell>
          <table:table-cell table:style-name="ce33" office:value-type="float" office:value="52785" calcext:value-type="float">
            <text:p>52,785</text:p>
          </table:table-cell>
          <table:table-cell table:style-name="ce38" table:formula="of:=SUM([.D7:.E7])" office:value-type="float" office:value="172042" calcext:value-type="float">
            <text:p>172,042</text:p>
          </table:table-cell>
          <table:table-cell table:style-name="ce38" office:value-type="float" office:value="86656" calcext:value-type="float">
            <text:p>86,656</text:p>
          </table:table-cell>
          <table:table-cell table:style-name="ce45" office:value-type="float" office:value="85386" calcext:value-type="float">
            <text:p>85,3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鎮</text:p>
          </table:table-cell>
          <table:table-cell table:style-name="ce33" office:value-type="float" office:value="16623" calcext:value-type="float">
            <text:p>16,623</text:p>
          </table:table-cell>
          <table:table-cell table:style-name="ce38" table:formula="of:=SUM([.D8:.E8])" office:value-type="float" office:value="54344" calcext:value-type="float">
            <text:p>54,344</text:p>
          </table:table-cell>
          <table:table-cell table:style-name="ce38" office:value-type="float" office:value="28290" calcext:value-type="float">
            <text:p>28,290</text:p>
          </table:table-cell>
          <table:table-cell table:style-name="ce45" office:value-type="float" office:value="26054" calcext:value-type="float">
            <text:p>26,0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甲鎮</text:p>
          </table:table-cell>
          <table:table-cell table:style-name="ce33" office:value-type="float" office:value="21013" calcext:value-type="float">
            <text:p>21,013</text:p>
          </table:table-cell>
          <table:table-cell table:style-name="ce38" table:formula="of:=SUM([.D9:.E9])" office:value-type="float" office:value="79026" calcext:value-type="float">
            <text:p>79,026</text:p>
          </table:table-cell>
          <table:table-cell table:style-name="ce38" office:value-type="float" office:value="40113" calcext:value-type="float">
            <text:p>40,113</text:p>
          </table:table-cell>
          <table:table-cell table:style-name="ce45" office:value-type="float" office:value="38913" calcext:value-type="float">
            <text:p>38,9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清水鎮</text:p>
          </table:table-cell>
          <table:table-cell table:style-name="ce33" office:value-type="float" office:value="24166" calcext:value-type="float">
            <text:p>24,166</text:p>
          </table:table-cell>
          <table:table-cell table:style-name="ce38" table:formula="of:=SUM([.D10:.E10])" office:value-type="float" office:value="85834" calcext:value-type="float">
            <text:p>85,834</text:p>
          </table:table-cell>
          <table:table-cell table:style-name="ce38" office:value-type="float" office:value="44415" calcext:value-type="float">
            <text:p>44,415</text:p>
          </table:table-cell>
          <table:table-cell table:style-name="ce45" office:value-type="float" office:value="41419" calcext:value-type="float">
            <text:p>41,4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沙鹿鎮</text:p>
          </table:table-cell>
          <table:table-cell table:style-name="ce33" office:value-type="float" office:value="22069" calcext:value-type="float">
            <text:p>22,069</text:p>
          </table:table-cell>
          <table:table-cell table:style-name="ce38" table:formula="of:=SUM([.D11:.E11])" office:value-type="float" office:value="79352" calcext:value-type="float">
            <text:p>79,352</text:p>
          </table:table-cell>
          <table:table-cell table:style-name="ce38" office:value-type="float" office:value="40477" calcext:value-type="float">
            <text:p>40,477</text:p>
          </table:table-cell>
          <table:table-cell table:style-name="ce45" office:value-type="float" office:value="38875" calcext:value-type="float">
            <text:p>38,8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梧棲鎮</text:p>
          </table:table-cell>
          <table:table-cell table:style-name="ce33" office:value-type="float" office:value="15438" calcext:value-type="float">
            <text:p>15,438</text:p>
          </table:table-cell>
          <table:table-cell table:style-name="ce38" table:formula="of:=SUM([.D12:.E12])" office:value-type="float" office:value="54593" calcext:value-type="float">
            <text:p>54,593</text:p>
          </table:table-cell>
          <table:table-cell table:style-name="ce38" office:value-type="float" office:value="27780" calcext:value-type="float">
            <text:p>27,780</text:p>
          </table:table-cell>
          <table:table-cell table:style-name="ce45" office:value-type="float" office:value="26813" calcext:value-type="float">
            <text:p>26,8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后里鄉</text:p>
          </table:table-cell>
          <table:table-cell table:style-name="ce33" office:value-type="float" office:value="14301" calcext:value-type="float">
            <text:p>14,301</text:p>
          </table:table-cell>
          <table:table-cell table:style-name="ce38" table:formula="of:=SUM([.D13:.E13])" office:value-type="float" office:value="54513" calcext:value-type="float">
            <text:p>54,513</text:p>
          </table:table-cell>
          <table:table-cell table:style-name="ce38" office:value-type="float" office:value="28194" calcext:value-type="float">
            <text:p>28,194</text:p>
          </table:table-cell>
          <table:table-cell table:style-name="ce45" office:value-type="float" office:value="26319" calcext:value-type="float">
            <text:p>26,3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神岡鄉</text:p>
          </table:table-cell>
          <table:table-cell table:style-name="ce33" office:value-type="float" office:value="17067" calcext:value-type="float">
            <text:p>17,067</text:p>
          </table:table-cell>
          <table:table-cell table:style-name="ce38" table:formula="of:=SUM([.D14:.E14])" office:value-type="float" office:value="63999" calcext:value-type="float">
            <text:p>63,999</text:p>
          </table:table-cell>
          <table:table-cell table:style-name="ce38" office:value-type="float" office:value="33036" calcext:value-type="float">
            <text:p>33,036</text:p>
          </table:table-cell>
          <table:table-cell table:style-name="ce45" office:value-type="float" office:value="30963" calcext:value-type="float">
            <text:p>30,9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潭子鄉</text:p>
          </table:table-cell>
          <table:table-cell table:style-name="ce33" office:value-type="float" office:value="30832" calcext:value-type="float">
            <text:p>30,832</text:p>
          </table:table-cell>
          <table:table-cell table:style-name="ce38" table:formula="of:=SUM([.D15:.E15])" office:value-type="float" office:value="98060" calcext:value-type="float">
            <text:p>98,060</text:p>
          </table:table-cell>
          <table:table-cell table:style-name="ce38" office:value-type="float" office:value="49199" calcext:value-type="float">
            <text:p>49,199</text:p>
          </table:table-cell>
          <table:table-cell table:style-name="ce45" office:value-type="float" office:value="48861" calcext:value-type="float">
            <text:p>48,8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雅鄉</text:p>
          </table:table-cell>
          <table:table-cell table:style-name="ce33" office:value-type="float" office:value="25295" calcext:value-type="float">
            <text:p>25,295</text:p>
          </table:table-cell>
          <table:table-cell table:style-name="ce38" table:formula="of:=SUM([.D16:.E16])" office:value-type="float" office:value="88654" calcext:value-type="float">
            <text:p>88,654</text:p>
          </table:table-cell>
          <table:table-cell table:style-name="ce38" office:value-type="float" office:value="44874" calcext:value-type="float">
            <text:p>44,874</text:p>
          </table:table-cell>
          <table:table-cell table:style-name="ce45" office:value-type="float" office:value="43780" calcext:value-type="float">
            <text:p>43,7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社鄉</text:p>
          </table:table-cell>
          <table:table-cell table:style-name="ce33" office:value-type="float" office:value="7182" calcext:value-type="float">
            <text:p>7,182</text:p>
          </table:table-cell>
          <table:table-cell table:style-name="ce38" table:formula="of:=SUM([.D17:.E17])" office:value-type="float" office:value="25767" calcext:value-type="float">
            <text:p>25,767</text:p>
          </table:table-cell>
          <table:table-cell table:style-name="ce38" office:value-type="float" office:value="13635" calcext:value-type="float">
            <text:p>13,635</text:p>
          </table:table-cell>
          <table:table-cell table:style-name="ce45" office:value-type="float" office:value="12132" calcext:value-type="float">
            <text:p>12,1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岡鄉</text:p>
          </table:table-cell>
          <table:table-cell table:style-name="ce33" office:value-type="float" office:value="4710" calcext:value-type="float">
            <text:p>4,710</text:p>
          </table:table-cell>
          <table:table-cell table:style-name="ce38" table:formula="of:=SUM([.D18:.E18])" office:value-type="float" office:value="16160" calcext:value-type="float">
            <text:p>16,160</text:p>
          </table:table-cell>
          <table:table-cell table:style-name="ce38" office:value-type="float" office:value="8435" calcext:value-type="float">
            <text:p>8,435</text:p>
          </table:table-cell>
          <table:table-cell table:style-name="ce45" office:value-type="float" office:value="7725" calcext:value-type="float">
            <text:p>7,7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外埔鄉</text:p>
          </table:table-cell>
          <table:table-cell table:style-name="ce33" office:value-type="float" office:value="8453" calcext:value-type="float">
            <text:p>8,453</text:p>
          </table:table-cell>
          <table:table-cell table:style-name="ce38" table:formula="of:=SUM([.D19:.E19])" office:value-type="float" office:value="31904" calcext:value-type="float">
            <text:p>31,904</text:p>
          </table:table-cell>
          <table:table-cell table:style-name="ce38" office:value-type="float" office:value="16472" calcext:value-type="float">
            <text:p>16,472</text:p>
          </table:table-cell>
          <table:table-cell table:style-name="ce45" office:value-type="float" office:value="15432" calcext:value-type="float">
            <text:p>15,4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鄉</text:p>
          </table:table-cell>
          <table:table-cell table:style-name="ce33" office:value-type="float" office:value="5138" calcext:value-type="float">
            <text:p>5,138</text:p>
          </table:table-cell>
          <table:table-cell table:style-name="ce38" table:formula="of:=SUM([.D20:.E20])" office:value-type="float" office:value="20595" calcext:value-type="float">
            <text:p>20,595</text:p>
          </table:table-cell>
          <table:table-cell table:style-name="ce42" office:value-type="float" office:value="10860" calcext:value-type="float">
            <text:p>10,860</text:p>
          </table:table-cell>
          <table:table-cell table:style-name="ce45" office:value-type="float" office:value="9735" calcext:value-type="float">
            <text:p>9,7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烏日鄉</text:p>
          </table:table-cell>
          <table:table-cell table:style-name="ce33" office:value-type="float" office:value="19435" calcext:value-type="float">
            <text:p>19,435</text:p>
          </table:table-cell>
          <table:table-cell table:style-name="ce38" table:formula="of:=SUM([.D21:.E21])" office:value-type="float" office:value="67892" calcext:value-type="float">
            <text:p>67,892</text:p>
          </table:table-cell>
          <table:table-cell table:style-name="ce38" office:value-type="float" office:value="34521" calcext:value-type="float">
            <text:p>34,521</text:p>
          </table:table-cell>
          <table:table-cell table:style-name="ce45" office:value-type="float" office:value="33371" calcext:value-type="float">
            <text:p>33,3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肚鄉</text:p>
          </table:table-cell>
          <table:table-cell table:style-name="ce33" office:value-type="float" office:value="15343" calcext:value-type="float">
            <text:p>15,343</text:p>
          </table:table-cell>
          <table:table-cell table:style-name="ce38" table:formula="of:=SUM([.D22:.E22])" office:value-type="float" office:value="55975" calcext:value-type="float">
            <text:p>55,975</text:p>
          </table:table-cell>
          <table:table-cell table:style-name="ce38" office:value-type="float" office:value="28807" calcext:value-type="float">
            <text:p>28,807</text:p>
          </table:table-cell>
          <table:table-cell table:style-name="ce45" office:value-type="float" office:value="27168" calcext:value-type="float">
            <text:p>27,1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井鄉</text:p>
          </table:table-cell>
          <table:table-cell table:style-name="ce33" office:value-type="float" office:value="19613" calcext:value-type="float">
            <text:p>19,613</text:p>
          </table:table-cell>
          <table:table-cell table:style-name="ce38" table:formula="of:=SUM([.D23:.E23])" office:value-type="float" office:value="72380" calcext:value-type="float">
            <text:p>72,380</text:p>
          </table:table-cell>
          <table:table-cell table:style-name="ce38" office:value-type="float" office:value="37100" calcext:value-type="float">
            <text:p>37,100</text:p>
          </table:table-cell>
          <table:table-cell table:style-name="ce45" office:value-type="float" office:value="35280" calcext:value-type="float">
            <text:p>35,2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霧峰鄉</text:p>
          </table:table-cell>
          <table:table-cell table:style-name="ce33" office:value-type="float" office:value="18369" calcext:value-type="float">
            <text:p>18,369</text:p>
          </table:table-cell>
          <table:table-cell table:style-name="ce38" table:formula="of:=SUM([.D24:.E24])" office:value-type="float" office:value="64276" calcext:value-type="float">
            <text:p>64,276</text:p>
          </table:table-cell>
          <table:table-cell table:style-name="ce38" office:value-type="float" office:value="33141" calcext:value-type="float">
            <text:p>33,141</text:p>
          </table:table-cell>
          <table:table-cell table:style-name="ce45" office:value-type="float" office:value="31135" calcext:value-type="float">
            <text:p>31,13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和平鄉</text:p>
          </table:table-cell>
          <table:table-cell table:style-name="ce47" office:value-type="float" office:value="4459" calcext:value-type="float">
            <text:p>4,459</text:p>
          </table:table-cell>
          <table:table-cell table:style-name="ce39" table:formula="of:=SUM([.D25:.E25])" office:value-type="float" office:value="10750" calcext:value-type="float">
            <text:p>10,750</text:p>
          </table:table-cell>
          <table:table-cell table:style-name="ce39" office:value-type="float" office:value="5916" calcext:value-type="float">
            <text:p>5,916</text:p>
          </table:table-cell>
          <table:table-cell table:style-name="ce52" office:value-type="float" office:value="4834" calcext:value-type="float">
            <text:p>4,834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彰化縣" table:style-name="ta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9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彰化縣</text:p>
          </table:table-cell>
          <table:table-cell table:style-name="ce33" table:formula="of:=SUM([.B5:.B30])" office:value-type="float" office:value="352225" calcext:value-type="float">
            <text:p>352,225</text:p>
          </table:table-cell>
          <table:table-cell table:style-name="ce44" table:formula="of:=SUM([.C5:.C30])" office:value-type="float" office:value="1312427" calcext:value-type="float">
            <text:p>1,312,427</text:p>
          </table:table-cell>
          <table:table-cell table:style-name="ce38" table:formula="of:=SUM([.D5:.D30])" office:value-type="float" office:value="676223" calcext:value-type="float">
            <text:p>676,223</text:p>
          </table:table-cell>
          <table:table-cell table:style-name="ce45" table:formula="of:=SUM([.E5:.E30])" office:value-type="float" office:value="636204" calcext:value-type="float">
            <text:p>636,2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彰化市</text:p>
          </table:table-cell>
          <table:table-cell table:style-name="ce33" office:value-type="float" office:value="69555" calcext:value-type="float">
            <text:p>69,555</text:p>
          </table:table-cell>
          <table:table-cell table:style-name="ce38" table:formula="of:=SUM([.D5:.E5])" office:value-type="float" office:value="236446" calcext:value-type="float">
            <text:p>236,446</text:p>
          </table:table-cell>
          <table:table-cell table:style-name="ce38" office:value-type="float" office:value="118344" calcext:value-type="float">
            <text:p>118,344</text:p>
          </table:table-cell>
          <table:table-cell table:style-name="ce44" office:value-type="float" office:value="118102" calcext:value-type="float">
            <text:p>118,1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港鎮</text:p>
          </table:table-cell>
          <table:table-cell table:style-name="ce33" office:value-type="float" office:value="21443" calcext:value-type="float">
            <text:p>21,443</text:p>
          </table:table-cell>
          <table:table-cell table:style-name="ce38" table:formula="of:=SUM([.D6:.E6])" office:value-type="float" office:value="85266" calcext:value-type="float">
            <text:p>85,266</text:p>
          </table:table-cell>
          <table:table-cell table:style-name="ce38" office:value-type="float" office:value="43802" calcext:value-type="float">
            <text:p>43,802</text:p>
          </table:table-cell>
          <table:table-cell table:style-name="ce44" office:value-type="float" office:value="41464" calcext:value-type="float">
            <text:p>41,4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和美鎮</text:p>
          </table:table-cell>
          <table:table-cell table:style-name="ce33" office:value-type="float" office:value="23196" calcext:value-type="float">
            <text:p>23,196</text:p>
          </table:table-cell>
          <table:table-cell table:style-name="ce38" table:formula="of:=SUM([.D7:.E7])" office:value-type="float" office:value="89272" calcext:value-type="float">
            <text:p>89,272</text:p>
          </table:table-cell>
          <table:table-cell table:style-name="ce38" office:value-type="float" office:value="45902" calcext:value-type="float">
            <text:p>45,902</text:p>
          </table:table-cell>
          <table:table-cell table:style-name="ce44" office:value-type="float" office:value="43370" calcext:value-type="float">
            <text:p>43,3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斗鎮</text:p>
          </table:table-cell>
          <table:table-cell table:style-name="ce33" office:value-type="float" office:value="9593" calcext:value-type="float">
            <text:p>9,593</text:p>
          </table:table-cell>
          <table:table-cell table:style-name="ce38" table:formula="of:=SUM([.D8:.E8])" office:value-type="float" office:value="33637" calcext:value-type="float">
            <text:p>33,637</text:p>
          </table:table-cell>
          <table:table-cell table:style-name="ce38" office:value-type="float" office:value="17123" calcext:value-type="float">
            <text:p>17,123</text:p>
          </table:table-cell>
          <table:table-cell table:style-name="ce44" office:value-type="float" office:value="16514" calcext:value-type="float">
            <text:p>16,5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林鎮</text:p>
          </table:table-cell>
          <table:table-cell table:style-name="ce33" office:value-type="float" office:value="35492" calcext:value-type="float">
            <text:p>35,492</text:p>
          </table:table-cell>
          <table:table-cell table:style-name="ce38" table:formula="of:=SUM([.D9:.E9])" office:value-type="float" office:value="126037" calcext:value-type="float">
            <text:p>126,037</text:p>
          </table:table-cell>
          <table:table-cell table:style-name="ce38" office:value-type="float" office:value="63623" calcext:value-type="float">
            <text:p>63,623</text:p>
          </table:table-cell>
          <table:table-cell table:style-name="ce44" office:value-type="float" office:value="62414" calcext:value-type="float">
            <text:p>62,4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湖鎮</text:p>
          </table:table-cell>
          <table:table-cell table:style-name="ce33" office:value-type="float" office:value="14643" calcext:value-type="float">
            <text:p>14,643</text:p>
          </table:table-cell>
          <table:table-cell table:style-name="ce38" table:formula="of:=SUM([.D10:.E10])" office:value-type="float" office:value="56589" calcext:value-type="float">
            <text:p>56,589</text:p>
          </table:table-cell>
          <table:table-cell table:style-name="ce38" office:value-type="float" office:value="29047" calcext:value-type="float">
            <text:p>29,047</text:p>
          </table:table-cell>
          <table:table-cell table:style-name="ce44" office:value-type="float" office:value="27542" calcext:value-type="float">
            <text:p>27,5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中鎮</text:p>
          </table:table-cell>
          <table:table-cell table:style-name="ce33" office:value-type="float" office:value="12238" calcext:value-type="float">
            <text:p>12,238</text:p>
          </table:table-cell>
          <table:table-cell table:style-name="ce38" table:formula="of:=SUM([.D11:.E11])" office:value-type="float" office:value="44842" calcext:value-type="float">
            <text:p>44,842</text:p>
          </table:table-cell>
          <table:table-cell table:style-name="ce38" office:value-type="float" office:value="23555" calcext:value-type="float">
            <text:p>23,555</text:p>
          </table:table-cell>
          <table:table-cell table:style-name="ce44" office:value-type="float" office:value="21287" calcext:value-type="float">
            <text:p>21,2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林鎮</text:p>
          </table:table-cell>
          <table:table-cell table:style-name="ce33" office:value-type="float" office:value="13959" calcext:value-type="float">
            <text:p>13,959</text:p>
          </table:table-cell>
          <table:table-cell table:style-name="ce38" table:formula="of:=SUM([.D12:.E12])" office:value-type="float" office:value="54842" calcext:value-type="float">
            <text:p>54,842</text:p>
          </table:table-cell>
          <table:table-cell table:style-name="ce38" office:value-type="float" office:value="28343" calcext:value-type="float">
            <text:p>28,343</text:p>
          </table:table-cell>
          <table:table-cell table:style-name="ce44" office:value-type="float" office:value="26499" calcext:value-type="float">
            <text:p>26,4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線西鄉</text:p>
          </table:table-cell>
          <table:table-cell table:style-name="ce33" office:value-type="float" office:value="3953" calcext:value-type="float">
            <text:p>3,953</text:p>
          </table:table-cell>
          <table:table-cell table:style-name="ce38" table:formula="of:=SUM([.D13:.E13])" office:value-type="float" office:value="17002" calcext:value-type="float">
            <text:p>17,002</text:p>
          </table:table-cell>
          <table:table-cell table:style-name="ce38" office:value-type="float" office:value="8780" calcext:value-type="float">
            <text:p>8,780</text:p>
          </table:table-cell>
          <table:table-cell table:style-name="ce44" office:value-type="float" office:value="8222" calcext:value-type="float">
            <text:p>8,2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伸港鄉</text:p>
          </table:table-cell>
          <table:table-cell table:style-name="ce33" office:value-type="float" office:value="8612" calcext:value-type="float">
            <text:p>8,612</text:p>
          </table:table-cell>
          <table:table-cell table:style-name="ce38" table:formula="of:=SUM([.D14:.E14])" office:value-type="float" office:value="35772" calcext:value-type="float">
            <text:p>35,772</text:p>
          </table:table-cell>
          <table:table-cell table:style-name="ce38" office:value-type="float" office:value="18453" calcext:value-type="float">
            <text:p>18,453</text:p>
          </table:table-cell>
          <table:table-cell table:style-name="ce44" office:value-type="float" office:value="17319" calcext:value-type="float">
            <text:p>17,3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福興鄉</text:p>
          </table:table-cell>
          <table:table-cell table:style-name="ce33" office:value-type="float" office:value="11630" calcext:value-type="float">
            <text:p>11,630</text:p>
          </table:table-cell>
          <table:table-cell table:style-name="ce38" table:formula="of:=SUM([.D15:.E15])" office:value-type="float" office:value="48906" calcext:value-type="float">
            <text:p>48,906</text:p>
          </table:table-cell>
          <table:table-cell table:style-name="ce38" office:value-type="float" office:value="25626" calcext:value-type="float">
            <text:p>25,626</text:p>
          </table:table-cell>
          <table:table-cell table:style-name="ce44" office:value-type="float" office:value="23280" calcext:value-type="float">
            <text:p>23,2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秀水鄉</text:p>
          </table:table-cell>
          <table:table-cell table:style-name="ce33" office:value-type="float" office:value="9340" calcext:value-type="float">
            <text:p>9,340</text:p>
          </table:table-cell>
          <table:table-cell table:style-name="ce38" table:formula="of:=SUM([.D16:.E16])" office:value-type="float" office:value="38946" calcext:value-type="float">
            <text:p>38,946</text:p>
          </table:table-cell>
          <table:table-cell table:style-name="ce38" office:value-type="float" office:value="20193" calcext:value-type="float">
            <text:p>20,193</text:p>
          </table:table-cell>
          <table:table-cell table:style-name="ce44" office:value-type="float" office:value="18753" calcext:value-type="float">
            <text:p>18,7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壇鄉</text:p>
          </table:table-cell>
          <table:table-cell table:style-name="ce33" office:value-type="float" office:value="12443" calcext:value-type="float">
            <text:p>12,443</text:p>
          </table:table-cell>
          <table:table-cell table:style-name="ce38" table:formula="of:=SUM([.D17:.E17])" office:value-type="float" office:value="46149" calcext:value-type="float">
            <text:p>46,149</text:p>
          </table:table-cell>
          <table:table-cell table:style-name="ce38" office:value-type="float" office:value="23867" calcext:value-type="float">
            <text:p>23,867</text:p>
          </table:table-cell>
          <table:table-cell table:style-name="ce44" office:value-type="float" office:value="22282" calcext:value-type="float">
            <text:p>22,2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芬園鄉</text:p>
          </table:table-cell>
          <table:table-cell table:style-name="ce33" office:value-type="float" office:value="6793" calcext:value-type="float">
            <text:p>6,793</text:p>
          </table:table-cell>
          <table:table-cell table:style-name="ce38" table:formula="of:=SUM([.D18:.E18])" office:value-type="float" office:value="25049" calcext:value-type="float">
            <text:p>25,049</text:p>
          </table:table-cell>
          <table:table-cell table:style-name="ce38" office:value-type="float" office:value="13336" calcext:value-type="float">
            <text:p>13,336</text:p>
          </table:table-cell>
          <table:table-cell table:style-name="ce44" office:value-type="float" office:value="11713" calcext:value-type="float">
            <text:p>11,7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村鄉</text:p>
          </table:table-cell>
          <table:table-cell table:style-name="ce33" office:value-type="float" office:value="9869" calcext:value-type="float">
            <text:p>9,869</text:p>
          </table:table-cell>
          <table:table-cell table:style-name="ce38" table:formula="of:=SUM([.D19:.E19])" office:value-type="float" office:value="36374" calcext:value-type="float">
            <text:p>36,374</text:p>
          </table:table-cell>
          <table:table-cell table:style-name="ce38" office:value-type="float" office:value="19027" calcext:value-type="float">
            <text:p>19,027</text:p>
          </table:table-cell>
          <table:table-cell table:style-name="ce44" office:value-type="float" office:value="17347" calcext:value-type="float">
            <text:p>17,3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鹽鄉</text:p>
          </table:table-cell>
          <table:table-cell table:style-name="ce33" office:value-type="float" office:value="8560" calcext:value-type="float">
            <text:p>8,560</text:p>
          </table:table-cell>
          <table:table-cell table:style-name="ce38" table:formula="of:=SUM([.D20:.E20])" office:value-type="float" office:value="34602" calcext:value-type="float">
            <text:p>34,602</text:p>
          </table:table-cell>
          <table:table-cell table:style-name="ce42" office:value-type="float" office:value="18201" calcext:value-type="float">
            <text:p>18,201</text:p>
          </table:table-cell>
          <table:table-cell table:style-name="ce44" office:value-type="float" office:value="16401" calcext:value-type="float">
            <text:p>16,4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心鄉</text:p>
          </table:table-cell>
          <table:table-cell table:style-name="ce33" office:value-type="float" office:value="9624" calcext:value-type="float">
            <text:p>9,624</text:p>
          </table:table-cell>
          <table:table-cell table:style-name="ce38" table:formula="of:=SUM([.D21:.E21])" office:value-type="float" office:value="35465" calcext:value-type="float">
            <text:p>35,465</text:p>
          </table:table-cell>
          <table:table-cell table:style-name="ce38" office:value-type="float" office:value="18449" calcext:value-type="float">
            <text:p>18,449</text:p>
          </table:table-cell>
          <table:table-cell table:style-name="ce44" office:value-type="float" office:value="17016" calcext:value-type="float">
            <text:p>17,0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靖鄉</text:p>
          </table:table-cell>
          <table:table-cell table:style-name="ce33" office:value-type="float" office:value="10119" calcext:value-type="float">
            <text:p>10,119</text:p>
          </table:table-cell>
          <table:table-cell table:style-name="ce38" table:formula="of:=SUM([.D22:.E22])" office:value-type="float" office:value="39626" calcext:value-type="float">
            <text:p>39,626</text:p>
          </table:table-cell>
          <table:table-cell table:style-name="ce38" office:value-type="float" office:value="20638" calcext:value-type="float">
            <text:p>20,638</text:p>
          </table:table-cell>
          <table:table-cell table:style-name="ce44" office:value-type="float" office:value="18988" calcext:value-type="float">
            <text:p>18,9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社頭鄉</text:p>
          </table:table-cell>
          <table:table-cell table:style-name="ce33" office:value-type="float" office:value="12017" calcext:value-type="float">
            <text:p>12,017</text:p>
          </table:table-cell>
          <table:table-cell table:style-name="ce38" table:formula="of:=SUM([.D23:.E23])" office:value-type="float" office:value="45279" calcext:value-type="float">
            <text:p>45,279</text:p>
          </table:table-cell>
          <table:table-cell table:style-name="ce38" office:value-type="float" office:value="23353" calcext:value-type="float">
            <text:p>23,353</text:p>
          </table:table-cell>
          <table:table-cell table:style-name="ce44" office:value-type="float" office:value="21926" calcext:value-type="float">
            <text:p>21,9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水鄉</text:p>
          </table:table-cell>
          <table:table-cell table:style-name="ce33" office:value-type="float" office:value="5224" calcext:value-type="float">
            <text:p>5,224</text:p>
          </table:table-cell>
          <table:table-cell table:style-name="ce38" table:formula="of:=SUM([.D24:.E24])" office:value-type="float" office:value="16932" calcext:value-type="float">
            <text:p>16,932</text:p>
          </table:table-cell>
          <table:table-cell table:style-name="ce38" office:value-type="float" office:value="8963" calcext:value-type="float">
            <text:p>8,963</text:p>
          </table:table-cell>
          <table:table-cell table:style-name="ce44" office:value-type="float" office:value="7969" calcext:value-type="float">
            <text:p>7,9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尾鄉</text:p>
          </table:table-cell>
          <table:table-cell table:style-name="ce33" office:value-type="float" office:value="7509" calcext:value-type="float">
            <text:p>7,509</text:p>
          </table:table-cell>
          <table:table-cell table:style-name="ce38" table:formula="of:=SUM([.D25:.E25])" office:value-type="float" office:value="28949" calcext:value-type="float">
            <text:p>28,949</text:p>
          </table:table-cell>
          <table:table-cell table:style-name="ce38" office:value-type="float" office:value="15120" calcext:value-type="float">
            <text:p>15,120</text:p>
          </table:table-cell>
          <table:table-cell table:style-name="ce44" office:value-type="float" office:value="13829" calcext:value-type="float">
            <text:p>13,8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埤頭鄉</text:p>
          </table:table-cell>
          <table:table-cell table:style-name="ce33" office:value-type="float" office:value="8297" calcext:value-type="float">
            <text:p>8,297</text:p>
          </table:table-cell>
          <table:table-cell table:style-name="ce38" table:formula="of:=SUM([.D26:.E26])" office:value-type="float" office:value="31978" calcext:value-type="float">
            <text:p>31,978</text:p>
          </table:table-cell>
          <table:table-cell table:style-name="ce38" office:value-type="float" office:value="16776" calcext:value-type="float">
            <text:p>16,776</text:p>
          </table:table-cell>
          <table:table-cell table:style-name="ce44" office:value-type="float" office:value="15202" calcext:value-type="float">
            <text:p>15,2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芳苑鄉</text:p>
          </table:table-cell>
          <table:table-cell table:style-name="ce33" office:value-type="float" office:value="9843" calcext:value-type="float">
            <text:p>9,843</text:p>
          </table:table-cell>
          <table:table-cell table:style-name="ce38" table:formula="of:=SUM([.D27:.E27])" office:value-type="float" office:value="36771" calcext:value-type="float">
            <text:p>36,771</text:p>
          </table:table-cell>
          <table:table-cell table:style-name="ce38" office:value-type="float" office:value="19509" calcext:value-type="float">
            <text:p>19,509</text:p>
          </table:table-cell>
          <table:table-cell table:style-name="ce44" office:value-type="float" office:value="17262" calcext:value-type="float">
            <text:p>17,2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城鄉</text:p>
          </table:table-cell>
          <table:table-cell table:style-name="ce33" office:value-type="float" office:value="5282" calcext:value-type="float">
            <text:p>5,282</text:p>
          </table:table-cell>
          <table:table-cell table:style-name="ce38" table:formula="of:=SUM([.D28:.E28])" office:value-type="float" office:value="19080" calcext:value-type="float">
            <text:p>19,080</text:p>
          </table:table-cell>
          <table:table-cell table:style-name="ce38" office:value-type="float" office:value="10428" calcext:value-type="float">
            <text:p>10,428</text:p>
          </table:table-cell>
          <table:table-cell table:style-name="ce44" office:value-type="float" office:value="8652" calcext:value-type="float">
            <text:p>8,6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塘鄉</text:p>
          </table:table-cell>
          <table:table-cell table:style-name="ce33" office:value-type="float" office:value="4489" calcext:value-type="float">
            <text:p>4,489</text:p>
          </table:table-cell>
          <table:table-cell table:style-name="ce38" table:formula="of:=SUM([.D29:.E29])" office:value-type="float" office:value="16668" calcext:value-type="float">
            <text:p>16,668</text:p>
          </table:table-cell>
          <table:table-cell table:style-name="ce38" office:value-type="float" office:value="8835" calcext:value-type="float">
            <text:p>8,835</text:p>
          </table:table-cell>
          <table:table-cell table:style-name="ce44" office:value-type="float" office:value="7833" calcext:value-type="float">
            <text:p>7,83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溪州鄉</text:p>
          </table:table-cell>
          <table:table-cell table:style-name="ce47" office:value-type="float" office:value="8502" calcext:value-type="float">
            <text:p>8,502</text:p>
          </table:table-cell>
          <table:table-cell table:style-name="ce39" table:formula="of:=SUM([.D30:.E30])" office:value-type="float" office:value="31948" calcext:value-type="float">
            <text:p>31,948</text:p>
          </table:table-cell>
          <table:table-cell table:style-name="ce39" office:value-type="float" office:value="16930" calcext:value-type="float">
            <text:p>16,930</text:p>
          </table:table-cell>
          <table:table-cell table:style-name="ce74" office:value-type="float" office:value="15018" calcext:value-type="float">
            <text:p>15,018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南投縣" table:style-name="ta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9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南投縣</text:p>
          </table:table-cell>
          <table:table-cell table:style-name="ce33" table:formula="of:=SUM([.B5:.B17])" office:value-type="float" office:value="166162" calcext:value-type="float">
            <text:p>166,162</text:p>
          </table:table-cell>
          <table:table-cell table:style-name="ce44" table:formula="of:=SUM([.C5:.C17])" office:value-type="float" office:value="532074" calcext:value-type="float">
            <text:p>532,074</text:p>
          </table:table-cell>
          <table:table-cell table:style-name="ce38" table:formula="of:=SUM([.D5:.D17])" office:value-type="float" office:value="275116" calcext:value-type="float">
            <text:p>275,116</text:p>
          </table:table-cell>
          <table:table-cell table:style-name="ce45" table:formula="of:=SUM([.E5:.E17])" office:value-type="float" office:value="256958" calcext:value-type="float">
            <text:p>256,9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投市</text:p>
          </table:table-cell>
          <table:table-cell table:style-name="ce33" office:value-type="float" office:value="32440" calcext:value-type="float">
            <text:p>32,440</text:p>
          </table:table-cell>
          <table:table-cell table:style-name="ce38" table:formula="of:=SUM([.D5:.E5])" office:value-type="float" office:value="105376" calcext:value-type="float">
            <text:p>105,376</text:p>
          </table:table-cell>
          <table:table-cell table:style-name="ce38" office:value-type="float" office:value="53205" calcext:value-type="float">
            <text:p>53,205</text:p>
          </table:table-cell>
          <table:table-cell table:style-name="ce45" office:value-type="float" office:value="52171" calcext:value-type="float">
            <text:p>52,1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里鎮</text:p>
          </table:table-cell>
          <table:table-cell table:style-name="ce33" office:value-type="float" office:value="27740" calcext:value-type="float">
            <text:p>27,740</text:p>
          </table:table-cell>
          <table:table-cell table:style-name="ce38" table:formula="of:=SUM([.D6:.E6])" office:value-type="float" office:value="86303" calcext:value-type="float">
            <text:p>86,303</text:p>
          </table:table-cell>
          <table:table-cell table:style-name="ce38" office:value-type="float" office:value="43717" calcext:value-type="float">
            <text:p>43,717</text:p>
          </table:table-cell>
          <table:table-cell table:style-name="ce45" office:value-type="float" office:value="42586" calcext:value-type="float">
            <text:p>42,5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草屯鎮</text:p>
          </table:table-cell>
          <table:table-cell table:style-name="ce33" office:value-type="float" office:value="29962" calcext:value-type="float">
            <text:p>29,962</text:p>
          </table:table-cell>
          <table:table-cell table:style-name="ce38" table:formula="of:=SUM([.D7:.E7])" office:value-type="float" office:value="100137" calcext:value-type="float">
            <text:p>100,137</text:p>
          </table:table-cell>
          <table:table-cell table:style-name="ce38" office:value-type="float" office:value="50779" calcext:value-type="float">
            <text:p>50,779</text:p>
          </table:table-cell>
          <table:table-cell table:style-name="ce45" office:value-type="float" office:value="49358" calcext:value-type="float">
            <text:p>49,3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山鎮</text:p>
          </table:table-cell>
          <table:table-cell table:style-name="ce33" office:value-type="float" office:value="18322" calcext:value-type="float">
            <text:p>18,322</text:p>
          </table:table-cell>
          <table:table-cell table:style-name="ce38" table:formula="of:=SUM([.D8:.E8])" office:value-type="float" office:value="59015" calcext:value-type="float">
            <text:p>59,015</text:p>
          </table:table-cell>
          <table:table-cell table:style-name="ce38" office:value-type="float" office:value="30562" calcext:value-type="float">
            <text:p>30,562</text:p>
          </table:table-cell>
          <table:table-cell table:style-name="ce45" office:value-type="float" office:value="28453" calcext:value-type="float">
            <text:p>28,4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集集鎮</text:p>
          </table:table-cell>
          <table:table-cell table:style-name="ce33" office:value-type="float" office:value="4154" calcext:value-type="float">
            <text:p>4,154</text:p>
          </table:table-cell>
          <table:table-cell table:style-name="ce38" table:formula="of:=SUM([.D9:.E9])" office:value-type="float" office:value="11995" calcext:value-type="float">
            <text:p>11,995</text:p>
          </table:table-cell>
          <table:table-cell table:style-name="ce38" office:value-type="float" office:value="6319" calcext:value-type="float">
            <text:p>6,319</text:p>
          </table:table-cell>
          <table:table-cell table:style-name="ce45" office:value-type="float" office:value="5676" calcext:value-type="float">
            <text:p>5,6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名間鄉</text:p>
          </table:table-cell>
          <table:table-cell table:style-name="ce33" office:value-type="float" office:value="11810" calcext:value-type="float">
            <text:p>11,810</text:p>
          </table:table-cell>
          <table:table-cell table:style-name="ce38" table:formula="of:=SUM([.D10:.E10])" office:value-type="float" office:value="41570" calcext:value-type="float">
            <text:p>41,570</text:p>
          </table:table-cell>
          <table:table-cell table:style-name="ce38" office:value-type="float" office:value="21927" calcext:value-type="float">
            <text:p>21,927</text:p>
          </table:table-cell>
          <table:table-cell table:style-name="ce45" office:value-type="float" office:value="19643" calcext:value-type="float">
            <text:p>19,6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谷鄉</text:p>
          </table:table-cell>
          <table:table-cell table:style-name="ce33" office:value-type="float" office:value="6397" calcext:value-type="float">
            <text:p>6,397</text:p>
          </table:table-cell>
          <table:table-cell table:style-name="ce38" table:formula="of:=SUM([.D11:.E11])" office:value-type="float" office:value="19390" calcext:value-type="float">
            <text:p>19,390</text:p>
          </table:table-cell>
          <table:table-cell table:style-name="ce38" office:value-type="float" office:value="10355" calcext:value-type="float">
            <text:p>10,355</text:p>
          </table:table-cell>
          <table:table-cell table:style-name="ce45" office:value-type="float" office:value="9035" calcext:value-type="float">
            <text:p>9,0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寮鄉</text:p>
          </table:table-cell>
          <table:table-cell table:style-name="ce33" office:value-type="float" office:value="5487" calcext:value-type="float">
            <text:p>5,487</text:p>
          </table:table-cell>
          <table:table-cell table:style-name="ce38" table:formula="of:=SUM([.D12:.E12])" office:value-type="float" office:value="16443" calcext:value-type="float">
            <text:p>16,443</text:p>
          </table:table-cell>
          <table:table-cell table:style-name="ce38" office:value-type="float" office:value="8965" calcext:value-type="float">
            <text:p>8,965</text:p>
          </table:table-cell>
          <table:table-cell table:style-name="ce45" office:value-type="float" office:value="7478" calcext:value-type="float">
            <text:p>7,4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魚池鄉</text:p>
          </table:table-cell>
          <table:table-cell table:style-name="ce33" office:value-type="float" office:value="5693" calcext:value-type="float">
            <text:p>5,693</text:p>
          </table:table-cell>
          <table:table-cell table:style-name="ce38" table:formula="of:=SUM([.D13:.E13])" office:value-type="float" office:value="17319" calcext:value-type="float">
            <text:p>17,319</text:p>
          </table:table-cell>
          <table:table-cell table:style-name="ce38" office:value-type="float" office:value="9211" calcext:value-type="float">
            <text:p>9,211</text:p>
          </table:table-cell>
          <table:table-cell table:style-name="ce45" office:value-type="float" office:value="8108" calcext:value-type="float">
            <text:p>8,1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國姓鄉</text:p>
          </table:table-cell>
          <table:table-cell table:style-name="ce33" office:value-type="float" office:value="7093" calcext:value-type="float">
            <text:p>7,093</text:p>
          </table:table-cell>
          <table:table-cell table:style-name="ce38" table:formula="of:=SUM([.D14:.E14])" office:value-type="float" office:value="21220" calcext:value-type="float">
            <text:p>21,220</text:p>
          </table:table-cell>
          <table:table-cell table:style-name="ce38" office:value-type="float" office:value="11652" calcext:value-type="float">
            <text:p>11,652</text:p>
          </table:table-cell>
          <table:table-cell table:style-name="ce45" office:value-type="float" office:value="9568" calcext:value-type="float">
            <text:p>9,5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里鄉</text:p>
          </table:table-cell>
          <table:table-cell table:style-name="ce33" office:value-type="float" office:value="7144" calcext:value-type="float">
            <text:p>7,144</text:p>
          </table:table-cell>
          <table:table-cell table:style-name="ce38" table:formula="of:=SUM([.D15:.E15])" office:value-type="float" office:value="20675" calcext:value-type="float">
            <text:p>20,675</text:p>
          </table:table-cell>
          <table:table-cell table:style-name="ce38" office:value-type="float" office:value="10898" calcext:value-type="float">
            <text:p>10,898</text:p>
          </table:table-cell>
          <table:table-cell table:style-name="ce45" office:value-type="float" office:value="9777" calcext:value-type="float">
            <text:p>9,7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信義鄉</text:p>
          </table:table-cell>
          <table:table-cell table:style-name="ce33" office:value-type="float" office:value="5047" calcext:value-type="float">
            <text:p>5,047</text:p>
          </table:table-cell>
          <table:table-cell table:style-name="ce38" table:formula="of:=SUM([.D16:.E16])" office:value-type="float" office:value="17186" calcext:value-type="float">
            <text:p>17,186</text:p>
          </table:table-cell>
          <table:table-cell table:style-name="ce38" office:value-type="float" office:value="9360" calcext:value-type="float">
            <text:p>9,360</text:p>
          </table:table-cell>
          <table:table-cell table:style-name="ce45" office:value-type="float" office:value="7826" calcext:value-type="float">
            <text:p>7,82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仁愛鄉</text:p>
          </table:table-cell>
          <table:table-cell table:style-name="ce47" office:value-type="float" office:value="4873" calcext:value-type="float">
            <text:p>4,873</text:p>
          </table:table-cell>
          <table:table-cell table:style-name="ce39" table:formula="of:=SUM([.D17:.E17])" office:value-type="float" office:value="15445" calcext:value-type="float">
            <text:p>15,445</text:p>
          </table:table-cell>
          <table:table-cell table:style-name="ce39" office:value-type="float" office:value="8166" calcext:value-type="float">
            <text:p>8,166</text:p>
          </table:table-cell>
          <table:table-cell table:style-name="ce52" office:value-type="float" office:value="7279" calcext:value-type="float">
            <text:p>7,279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雲林縣" table:style-name="ta1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9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雲林縣</text:p>
          </table:table-cell>
          <table:table-cell table:style-name="ce33" table:formula="of:=SUM([.B5:.B24])" office:value-type="float" office:value="222569" calcext:value-type="float">
            <text:p>222,569</text:p>
          </table:table-cell>
          <table:table-cell table:style-name="ce44" table:formula="of:=SUM([.C5:.C24])" office:value-type="float" office:value="724334" calcext:value-type="float">
            <text:p>724,334</text:p>
          </table:table-cell>
          <table:table-cell table:style-name="ce38" table:formula="of:=SUM([.D5:.D24])" office:value-type="float" office:value="380020" calcext:value-type="float">
            <text:p>380,020</text:p>
          </table:table-cell>
          <table:table-cell table:style-name="ce45" table:formula="of:=SUM([.E5:.E24])" office:value-type="float" office:value="344314" calcext:value-type="float">
            <text:p>344,3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六市</text:p>
          </table:table-cell>
          <table:table-cell table:style-name="ce33" office:value-type="float" office:value="33277" calcext:value-type="float">
            <text:p>33,277</text:p>
          </table:table-cell>
          <table:table-cell table:style-name="ce38" table:formula="of:=SUM([.D5:.E5])" office:value-type="float" office:value="106094" calcext:value-type="float">
            <text:p>106,094</text:p>
          </table:table-cell>
          <table:table-cell table:style-name="ce38" office:value-type="float" office:value="53680" calcext:value-type="float">
            <text:p>53,680</text:p>
          </table:table-cell>
          <table:table-cell table:style-name="ce45" office:value-type="float" office:value="52414" calcext:value-type="float">
            <text:p>52,4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南鎮</text:p>
          </table:table-cell>
          <table:table-cell table:style-name="ce33" office:value-type="float" office:value="14833" calcext:value-type="float">
            <text:p>14,833</text:p>
          </table:table-cell>
          <table:table-cell table:style-name="ce38" table:formula="of:=SUM([.D6:.E6])" office:value-type="float" office:value="47634" calcext:value-type="float">
            <text:p>47,634</text:p>
          </table:table-cell>
          <table:table-cell table:style-name="ce38" office:value-type="float" office:value="24245" calcext:value-type="float">
            <text:p>24,245</text:p>
          </table:table-cell>
          <table:table-cell table:style-name="ce45" office:value-type="float" office:value="23389" calcext:value-type="float">
            <text:p>23,3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虎尾鎮</text:p>
          </table:table-cell>
          <table:table-cell table:style-name="ce33" office:value-type="float" office:value="21489" calcext:value-type="float">
            <text:p>21,489</text:p>
          </table:table-cell>
          <table:table-cell table:style-name="ce38" table:formula="of:=SUM([.D7:.E7])" office:value-type="float" office:value="69789" calcext:value-type="float">
            <text:p>69,789</text:p>
          </table:table-cell>
          <table:table-cell table:style-name="ce38" office:value-type="float" office:value="35613" calcext:value-type="float">
            <text:p>35,613</text:p>
          </table:table-cell>
          <table:table-cell table:style-name="ce45" office:value-type="float" office:value="34176" calcext:value-type="float">
            <text:p>34,1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螺鎮</text:p>
          </table:table-cell>
          <table:table-cell table:style-name="ce33" office:value-type="float" office:value="13705" calcext:value-type="float">
            <text:p>13,705</text:p>
          </table:table-cell>
          <table:table-cell table:style-name="ce38" table:formula="of:=SUM([.D8:.E8])" office:value-type="float" office:value="49108" calcext:value-type="float">
            <text:p>49,108</text:p>
          </table:table-cell>
          <table:table-cell table:style-name="ce38" office:value-type="float" office:value="24988" calcext:value-type="float">
            <text:p>24,988</text:p>
          </table:table-cell>
          <table:table-cell table:style-name="ce45" office:value-type="float" office:value="24120" calcext:value-type="float">
            <text:p>24,1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庫鎮</text:p>
          </table:table-cell>
          <table:table-cell table:style-name="ce33" office:value-type="float" office:value="8492" calcext:value-type="float">
            <text:p>8,492</text:p>
          </table:table-cell>
          <table:table-cell table:style-name="ce38" table:formula="of:=SUM([.D9:.E9])" office:value-type="float" office:value="30975" calcext:value-type="float">
            <text:p>30,975</text:p>
          </table:table-cell>
          <table:table-cell table:style-name="ce38" office:value-type="float" office:value="16253" calcext:value-type="float">
            <text:p>16,253</text:p>
          </table:table-cell>
          <table:table-cell table:style-name="ce45" office:value-type="float" office:value="14722" calcext:value-type="float">
            <text:p>14,7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港鎮</text:p>
          </table:table-cell>
          <table:table-cell table:style-name="ce33" office:value-type="float" office:value="14921" calcext:value-type="float">
            <text:p>14,921</text:p>
          </table:table-cell>
          <table:table-cell table:style-name="ce38" table:formula="of:=SUM([.D10:.E10])" office:value-type="float" office:value="44125" calcext:value-type="float">
            <text:p>44,125</text:p>
          </table:table-cell>
          <table:table-cell table:style-name="ce38" office:value-type="float" office:value="23003" calcext:value-type="float">
            <text:p>23,003</text:p>
          </table:table-cell>
          <table:table-cell table:style-name="ce45" office:value-type="float" office:value="21122" calcext:value-type="float">
            <text:p>21,1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古坑鄉</text:p>
          </table:table-cell>
          <table:table-cell table:style-name="ce33" office:value-type="float" office:value="10359" calcext:value-type="float">
            <text:p>10,359</text:p>
          </table:table-cell>
          <table:table-cell table:style-name="ce38" table:formula="of:=SUM([.D11:.E11])" office:value-type="float" office:value="35006" calcext:value-type="float">
            <text:p>35,006</text:p>
          </table:table-cell>
          <table:table-cell table:style-name="ce38" office:value-type="float" office:value="18591" calcext:value-type="float">
            <text:p>18,591</text:p>
          </table:table-cell>
          <table:table-cell table:style-name="ce45" office:value-type="float" office:value="16415" calcext:value-type="float">
            <text:p>16,4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埤鄉</text:p>
          </table:table-cell>
          <table:table-cell table:style-name="ce33" office:value-type="float" office:value="6498" calcext:value-type="float">
            <text:p>6,498</text:p>
          </table:table-cell>
          <table:table-cell table:style-name="ce38" table:formula="of:=SUM([.D12:.E12])" office:value-type="float" office:value="21696" calcext:value-type="float">
            <text:p>21,696</text:p>
          </table:table-cell>
          <table:table-cell table:style-name="ce38" office:value-type="float" office:value="11582" calcext:value-type="float">
            <text:p>11,582</text:p>
          </table:table-cell>
          <table:table-cell table:style-name="ce45" office:value-type="float" office:value="10114" calcext:value-type="float">
            <text:p>10,1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莿桐鄉</text:p>
          </table:table-cell>
          <table:table-cell table:style-name="ce33" office:value-type="float" office:value="8777" calcext:value-type="float">
            <text:p>8,777</text:p>
          </table:table-cell>
          <table:table-cell table:style-name="ce38" table:formula="of:=SUM([.D13:.E13])" office:value-type="float" office:value="30676" calcext:value-type="float">
            <text:p>30,676</text:p>
          </table:table-cell>
          <table:table-cell table:style-name="ce38" office:value-type="float" office:value="16102" calcext:value-type="float">
            <text:p>16,102</text:p>
          </table:table-cell>
          <table:table-cell table:style-name="ce45" office:value-type="float" office:value="14574" calcext:value-type="float">
            <text:p>14,5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內鄉</text:p>
          </table:table-cell>
          <table:table-cell table:style-name="ce33" office:value-type="float" office:value="5582" calcext:value-type="float">
            <text:p>5,582</text:p>
          </table:table-cell>
          <table:table-cell table:style-name="ce38" table:formula="of:=SUM([.D14:.E14])" office:value-type="float" office:value="20282" calcext:value-type="float">
            <text:p>20,282</text:p>
          </table:table-cell>
          <table:table-cell table:style-name="ce38" office:value-type="float" office:value="10671" calcext:value-type="float">
            <text:p>10,671</text:p>
          </table:table-cell>
          <table:table-cell table:style-name="ce45" office:value-type="float" office:value="9611" calcext:value-type="float">
            <text:p>9,6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崙鄉</text:p>
          </table:table-cell>
          <table:table-cell table:style-name="ce33" office:value-type="float" office:value="8618" calcext:value-type="float">
            <text:p>8,618</text:p>
          </table:table-cell>
          <table:table-cell table:style-name="ce38" table:formula="of:=SUM([.D15:.E15])" office:value-type="float" office:value="30330" calcext:value-type="float">
            <text:p>30,330</text:p>
          </table:table-cell>
          <table:table-cell table:style-name="ce38" office:value-type="float" office:value="16320" calcext:value-type="float">
            <text:p>16,320</text:p>
          </table:table-cell>
          <table:table-cell table:style-name="ce45" office:value-type="float" office:value="14010" calcext:value-type="float">
            <text:p>14,0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崙背鄉</text:p>
          </table:table-cell>
          <table:table-cell table:style-name="ce33" office:value-type="float" office:value="8190" calcext:value-type="float">
            <text:p>8,190</text:p>
          </table:table-cell>
          <table:table-cell table:style-name="ce38" table:formula="of:=SUM([.D16:.E16])" office:value-type="float" office:value="28032" calcext:value-type="float">
            <text:p>28,032</text:p>
          </table:table-cell>
          <table:table-cell table:style-name="ce38" office:value-type="float" office:value="14885" calcext:value-type="float">
            <text:p>14,885</text:p>
          </table:table-cell>
          <table:table-cell table:style-name="ce45" office:value-type="float" office:value="13147" calcext:value-type="float">
            <text:p>13,1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麥寮鄉</text:p>
          </table:table-cell>
          <table:table-cell table:style-name="ce33" office:value-type="float" office:value="11541" calcext:value-type="float">
            <text:p>11,541</text:p>
          </table:table-cell>
          <table:table-cell table:style-name="ce38" table:formula="of:=SUM([.D17:.E17])" office:value-type="float" office:value="33757" calcext:value-type="float">
            <text:p>33,757</text:p>
          </table:table-cell>
          <table:table-cell table:style-name="ce38" office:value-type="float" office:value="17990" calcext:value-type="float">
            <text:p>17,990</text:p>
          </table:table-cell>
          <table:table-cell table:style-name="ce45" office:value-type="float" office:value="15767" calcext:value-type="float">
            <text:p>15,7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鄉</text:p>
          </table:table-cell>
          <table:table-cell table:style-name="ce33" office:value-type="float" office:value="5647" calcext:value-type="float">
            <text:p>5,647</text:p>
          </table:table-cell>
          <table:table-cell table:style-name="ce38" table:formula="of:=SUM([.D18:.E18])" office:value-type="float" office:value="17441" calcext:value-type="float">
            <text:p>17,441</text:p>
          </table:table-cell>
          <table:table-cell table:style-name="ce38" office:value-type="float" office:value="9504" calcext:value-type="float">
            <text:p>9,504</text:p>
          </table:table-cell>
          <table:table-cell table:style-name="ce45" office:value-type="float" office:value="7937" calcext:value-type="float">
            <text:p>7,9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褒忠鄉</text:p>
          </table:table-cell>
          <table:table-cell table:style-name="ce33" office:value-type="float" office:value="4202" calcext:value-type="float">
            <text:p>4,202</text:p>
          </table:table-cell>
          <table:table-cell table:style-name="ce38" table:formula="of:=SUM([.D19:.E19])" office:value-type="float" office:value="14616" calcext:value-type="float">
            <text:p>14,616</text:p>
          </table:table-cell>
          <table:table-cell table:style-name="ce38" office:value-type="float" office:value="7836" calcext:value-type="float">
            <text:p>7,836</text:p>
          </table:table-cell>
          <table:table-cell table:style-name="ce45" office:value-type="float" office:value="6780" calcext:value-type="float">
            <text:p>6,7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西鄉</text:p>
          </table:table-cell>
          <table:table-cell table:style-name="ce33" office:value-type="float" office:value="8639" calcext:value-type="float">
            <text:p>8,639</text:p>
          </table:table-cell>
          <table:table-cell table:style-name="ce38" table:formula="of:=SUM([.D20:.E20])" office:value-type="float" office:value="27189" calcext:value-type="float">
            <text:p>27,189</text:p>
          </table:table-cell>
          <table:table-cell table:style-name="ce42" office:value-type="float" office:value="14657" calcext:value-type="float">
            <text:p>14,657</text:p>
          </table:table-cell>
          <table:table-cell table:style-name="ce45" office:value-type="float" office:value="12532" calcext:value-type="float">
            <text:p>12,5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元長鄉</text:p>
          </table:table-cell>
          <table:table-cell table:style-name="ce33" office:value-type="float" office:value="9155" calcext:value-type="float">
            <text:p>9,155</text:p>
          </table:table-cell>
          <table:table-cell table:style-name="ce38" table:formula="of:=SUM([.D21:.E21])" office:value-type="float" office:value="29429" calcext:value-type="float">
            <text:p>29,429</text:p>
          </table:table-cell>
          <table:table-cell table:style-name="ce38" office:value-type="float" office:value="16101" calcext:value-type="float">
            <text:p>16,101</text:p>
          </table:table-cell>
          <table:table-cell table:style-name="ce45" office:value-type="float" office:value="13328" calcext:value-type="float">
            <text:p>13,3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四湖鄉</text:p>
          </table:table-cell>
          <table:table-cell table:style-name="ce33" office:value-type="float" office:value="8918" calcext:value-type="float">
            <text:p>8,918</text:p>
          </table:table-cell>
          <table:table-cell table:style-name="ce38" table:formula="of:=SUM([.D22:.E22])" office:value-type="float" office:value="27537" calcext:value-type="float">
            <text:p>27,537</text:p>
          </table:table-cell>
          <table:table-cell table:style-name="ce38" office:value-type="float" office:value="15118" calcext:value-type="float">
            <text:p>15,118</text:p>
          </table:table-cell>
          <table:table-cell table:style-name="ce45" office:value-type="float" office:value="12419" calcext:value-type="float">
            <text:p>12,4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口湖鄉</text:p>
          </table:table-cell>
          <table:table-cell table:style-name="ce33" office:value-type="float" office:value="9450" calcext:value-type="float">
            <text:p>9,450</text:p>
          </table:table-cell>
          <table:table-cell table:style-name="ce38" table:formula="of:=SUM([.D23:.E23])" office:value-type="float" office:value="31002" calcext:value-type="float">
            <text:p>31,002</text:p>
          </table:table-cell>
          <table:table-cell table:style-name="ce38" office:value-type="float" office:value="16611" calcext:value-type="float">
            <text:p>16,611</text:p>
          </table:table-cell>
          <table:table-cell table:style-name="ce45" office:value-type="float" office:value="14391" calcext:value-type="float">
            <text:p>14,39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水林鄉</text:p>
          </table:table-cell>
          <table:table-cell table:style-name="ce47" office:value-type="float" office:value="10276" calcext:value-type="float">
            <text:p>10,276</text:p>
          </table:table-cell>
          <table:table-cell table:style-name="ce39" table:formula="of:=SUM([.D24:.E24])" office:value-type="float" office:value="29616" calcext:value-type="float">
            <text:p>29,616</text:p>
          </table:table-cell>
          <table:table-cell table:style-name="ce39" office:value-type="float" office:value="16270" calcext:value-type="float">
            <text:p>16,270</text:p>
          </table:table-cell>
          <table:table-cell table:style-name="ce52" office:value-type="float" office:value="13346" calcext:value-type="float">
            <text:p>13,346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縣" table:style-name="ta1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9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縣</text:p>
          </table:table-cell>
          <table:table-cell table:style-name="ce33" table:formula="of:=SUM([.B5:.B22])" office:value-type="float" office:value="171005" calcext:value-type="float">
            <text:p>171,005</text:p>
          </table:table-cell>
          <table:table-cell table:style-name="ce44" table:formula="of:=SUM([.C5:.C22])" office:value-type="float" office:value="548652" calcext:value-type="float">
            <text:p>548,652</text:p>
          </table:table-cell>
          <table:table-cell table:style-name="ce38" table:formula="of:=SUM([.D5:.D22])" office:value-type="float" office:value="287469" calcext:value-type="float">
            <text:p>287,469</text:p>
          </table:table-cell>
          <table:table-cell table:style-name="ce45" table:formula="of:=SUM([.E5:.E22])" office:value-type="float" office:value="261183" calcext:value-type="float">
            <text:p>261,1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保市</text:p>
          </table:table-cell>
          <table:table-cell table:style-name="ce33" office:value-type="float" office:value="10639" calcext:value-type="float">
            <text:p>10,639</text:p>
          </table:table-cell>
          <table:table-cell table:style-name="ce38" table:formula="of:=SUM([.D5:.E5])" office:value-type="float" office:value="35829" calcext:value-type="float">
            <text:p>35,829</text:p>
          </table:table-cell>
          <table:table-cell table:style-name="ce38" office:value-type="float" office:value="18612" calcext:value-type="float">
            <text:p>18,612</text:p>
          </table:table-cell>
          <table:table-cell table:style-name="ce45" office:value-type="float" office:value="17217" calcext:value-type="float">
            <text:p>17,2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朴子市</text:p>
          </table:table-cell>
          <table:table-cell table:style-name="ce33" office:value-type="float" office:value="13834" calcext:value-type="float">
            <text:p>13,834</text:p>
          </table:table-cell>
          <table:table-cell table:style-name="ce38" table:formula="of:=SUM([.D6:.E6])" office:value-type="float" office:value="44290" calcext:value-type="float">
            <text:p>44,290</text:p>
          </table:table-cell>
          <table:table-cell table:style-name="ce38" office:value-type="float" office:value="22721" calcext:value-type="float">
            <text:p>22,721</text:p>
          </table:table-cell>
          <table:table-cell table:style-name="ce45" office:value-type="float" office:value="21569" calcext:value-type="float">
            <text:p>21,5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布袋鎮</text:p>
          </table:table-cell>
          <table:table-cell table:style-name="ce33" office:value-type="float" office:value="9950" calcext:value-type="float">
            <text:p>9,950</text:p>
          </table:table-cell>
          <table:table-cell table:style-name="ce38" table:formula="of:=SUM([.D7:.E7])" office:value-type="float" office:value="30954" calcext:value-type="float">
            <text:p>30,954</text:p>
          </table:table-cell>
          <table:table-cell table:style-name="ce38" office:value-type="float" office:value="15987" calcext:value-type="float">
            <text:p>15,987</text:p>
          </table:table-cell>
          <table:table-cell table:style-name="ce45" office:value-type="float" office:value="14967" calcext:value-type="float">
            <text:p>14,9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林鎮</text:p>
          </table:table-cell>
          <table:table-cell table:style-name="ce33" office:value-type="float" office:value="10976" calcext:value-type="float">
            <text:p>10,976</text:p>
          </table:table-cell>
          <table:table-cell table:style-name="ce38" table:formula="of:=SUM([.D8:.E8])" office:value-type="float" office:value="34144" calcext:value-type="float">
            <text:p>34,144</text:p>
          </table:table-cell>
          <table:table-cell table:style-name="ce38" office:value-type="float" office:value="17609" calcext:value-type="float">
            <text:p>17,609</text:p>
          </table:table-cell>
          <table:table-cell table:style-name="ce45" office:value-type="float" office:value="16535" calcext:value-type="float">
            <text:p>16,5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民雄鄉</text:p>
          </table:table-cell>
          <table:table-cell table:style-name="ce33" office:value-type="float" office:value="21867" calcext:value-type="float">
            <text:p>21,867</text:p>
          </table:table-cell>
          <table:table-cell table:style-name="ce38" table:formula="of:=SUM([.D9:.E9])" office:value-type="float" office:value="72619" calcext:value-type="float">
            <text:p>72,619</text:p>
          </table:table-cell>
          <table:table-cell table:style-name="ce38" office:value-type="float" office:value="37465" calcext:value-type="float">
            <text:p>37,465</text:p>
          </table:table-cell>
          <table:table-cell table:style-name="ce45" office:value-type="float" office:value="35154" calcext:value-type="float">
            <text:p>35,1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口鄉</text:p>
          </table:table-cell>
          <table:table-cell table:style-name="ce33" office:value-type="float" office:value="5294" calcext:value-type="float">
            <text:p>5,294</text:p>
          </table:table-cell>
          <table:table-cell table:style-name="ce38" table:formula="of:=SUM([.D10:.E10])" office:value-type="float" office:value="16712" calcext:value-type="float">
            <text:p>16,712</text:p>
          </table:table-cell>
          <table:table-cell table:style-name="ce38" office:value-type="float" office:value="8935" calcext:value-type="float">
            <text:p>8,935</text:p>
          </table:table-cell>
          <table:table-cell table:style-name="ce45" office:value-type="float" office:value="7777" calcext:value-type="float">
            <text:p>7,7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港鄉</text:p>
          </table:table-cell>
          <table:table-cell table:style-name="ce33" office:value-type="float" office:value="10132" calcext:value-type="float">
            <text:p>10,132</text:p>
          </table:table-cell>
          <table:table-cell table:style-name="ce38" table:formula="of:=SUM([.D11:.E11])" office:value-type="float" office:value="35211" calcext:value-type="float">
            <text:p>35,211</text:p>
          </table:table-cell>
          <table:table-cell table:style-name="ce38" office:value-type="float" office:value="18603" calcext:value-type="float">
            <text:p>18,603</text:p>
          </table:table-cell>
          <table:table-cell table:style-name="ce45" office:value-type="float" office:value="16608" calcext:value-type="float">
            <text:p>16,6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腳鄉</text:p>
          </table:table-cell>
          <table:table-cell table:style-name="ce33" office:value-type="float" office:value="9002" calcext:value-type="float">
            <text:p>9,002</text:p>
          </table:table-cell>
          <table:table-cell table:style-name="ce38" table:formula="of:=SUM([.D12:.E12])" office:value-type="float" office:value="26980" calcext:value-type="float">
            <text:p>26,980</text:p>
          </table:table-cell>
          <table:table-cell table:style-name="ce38" office:value-type="float" office:value="14336" calcext:value-type="float">
            <text:p>14,336</text:p>
          </table:table-cell>
          <table:table-cell table:style-name="ce45" office:value-type="float" office:value="12644" calcext:value-type="float">
            <text:p>12,6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石鄉</text:p>
          </table:table-cell>
          <table:table-cell table:style-name="ce33" office:value-type="float" office:value="9177" calcext:value-type="float">
            <text:p>9,177</text:p>
          </table:table-cell>
          <table:table-cell table:style-name="ce38" table:formula="of:=SUM([.D13:.E13])" office:value-type="float" office:value="28349" calcext:value-type="float">
            <text:p>28,349</text:p>
          </table:table-cell>
          <table:table-cell table:style-name="ce38" office:value-type="float" office:value="15138" calcext:value-type="float">
            <text:p>15,138</text:p>
          </table:table-cell>
          <table:table-cell table:style-name="ce45" office:value-type="float" office:value="13211" calcext:value-type="float">
            <text:p>13,2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義竹鄉</text:p>
          </table:table-cell>
          <table:table-cell table:style-name="ce33" office:value-type="float" office:value="7354" calcext:value-type="float">
            <text:p>7,354</text:p>
          </table:table-cell>
          <table:table-cell table:style-name="ce38" table:formula="of:=SUM([.D14:.E14])" office:value-type="float" office:value="21679" calcext:value-type="float">
            <text:p>21,679</text:p>
          </table:table-cell>
          <table:table-cell table:style-name="ce38" office:value-type="float" office:value="11286" calcext:value-type="float">
            <text:p>11,286</text:p>
          </table:table-cell>
          <table:table-cell table:style-name="ce45" office:value-type="float" office:value="10393" calcext:value-type="float">
            <text:p>10,3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草鄉</text:p>
          </table:table-cell>
          <table:table-cell table:style-name="ce33" office:value-type="float" office:value="5596" calcext:value-type="float">
            <text:p>5,596</text:p>
          </table:table-cell>
          <table:table-cell table:style-name="ce38" table:formula="of:=SUM([.D15:.E15])" office:value-type="float" office:value="17429" calcext:value-type="float">
            <text:p>17,429</text:p>
          </table:table-cell>
          <table:table-cell table:style-name="ce38" office:value-type="float" office:value="9373" calcext:value-type="float">
            <text:p>9,373</text:p>
          </table:table-cell>
          <table:table-cell table:style-name="ce45" office:value-type="float" office:value="8056" calcext:value-type="float">
            <text:p>8,0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上鄉</text:p>
          </table:table-cell>
          <table:table-cell table:style-name="ce33" office:value-type="float" office:value="17207" calcext:value-type="float">
            <text:p>17,207</text:p>
          </table:table-cell>
          <table:table-cell table:style-name="ce38" table:formula="of:=SUM([.D16:.E16])" office:value-type="float" office:value="53169" calcext:value-type="float">
            <text:p>53,169</text:p>
          </table:table-cell>
          <table:table-cell table:style-name="ce38" office:value-type="float" office:value="27652" calcext:value-type="float">
            <text:p>27,652</text:p>
          </table:table-cell>
          <table:table-cell table:style-name="ce45" office:value-type="float" office:value="25517" calcext:value-type="float">
            <text:p>25,5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埔鄉</text:p>
          </table:table-cell>
          <table:table-cell table:style-name="ce33" office:value-type="float" office:value="14723" calcext:value-type="float">
            <text:p>14,723</text:p>
          </table:table-cell>
          <table:table-cell table:style-name="ce38" table:formula="of:=SUM([.D17:.E17])" office:value-type="float" office:value="47831" calcext:value-type="float">
            <text:p>47,831</text:p>
          </table:table-cell>
          <table:table-cell table:style-name="ce38" office:value-type="float" office:value="25092" calcext:value-type="float">
            <text:p>25,092</text:p>
          </table:table-cell>
          <table:table-cell table:style-name="ce45" office:value-type="float" office:value="22739" calcext:value-type="float">
            <text:p>22,7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崎鄉</text:p>
          </table:table-cell>
          <table:table-cell table:style-name="ce33" office:value-type="float" office:value="11153" calcext:value-type="float">
            <text:p>11,153</text:p>
          </table:table-cell>
          <table:table-cell table:style-name="ce38" table:formula="of:=SUM([.D18:.E18])" office:value-type="float" office:value="39326" calcext:value-type="float">
            <text:p>39,326</text:p>
          </table:table-cell>
          <table:table-cell table:style-name="ce38" office:value-type="float" office:value="20971" calcext:value-type="float">
            <text:p>20,971</text:p>
          </table:table-cell>
          <table:table-cell table:style-name="ce45" office:value-type="float" office:value="18355" calcext:value-type="float">
            <text:p>18,3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梅山鄉</text:p>
          </table:table-cell>
          <table:table-cell table:style-name="ce33" office:value-type="float" office:value="6440" calcext:value-type="float">
            <text:p>6,440</text:p>
          </table:table-cell>
          <table:table-cell table:style-name="ce38" table:formula="of:=SUM([.D19:.E19])" office:value-type="float" office:value="22184" calcext:value-type="float">
            <text:p>22,184</text:p>
          </table:table-cell>
          <table:table-cell table:style-name="ce38" office:value-type="float" office:value="11779" calcext:value-type="float">
            <text:p>11,779</text:p>
          </table:table-cell>
          <table:table-cell table:style-name="ce45" office:value-type="float" office:value="10405" calcext:value-type="float">
            <text:p>10,4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番路鄉</text:p>
          </table:table-cell>
          <table:table-cell table:style-name="ce33" office:value-type="float" office:value="3812" calcext:value-type="float">
            <text:p>3,812</text:p>
          </table:table-cell>
          <table:table-cell table:style-name="ce38" table:formula="of:=SUM([.D20:.E20])" office:value-type="float" office:value="11643" calcext:value-type="float">
            <text:p>11,643</text:p>
          </table:table-cell>
          <table:table-cell table:style-name="ce42" office:value-type="float" office:value="6370" calcext:value-type="float">
            <text:p>6,370</text:p>
          </table:table-cell>
          <table:table-cell table:style-name="ce45" office:value-type="float" office:value="5273" calcext:value-type="float">
            <text:p>5,2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埔鄉</text:p>
          </table:table-cell>
          <table:table-cell table:style-name="ce33" office:value-type="float" office:value="1891" calcext:value-type="float">
            <text:p>1,891</text:p>
          </table:table-cell>
          <table:table-cell table:style-name="ce38" table:formula="of:=SUM([.D21:.E21])" office:value-type="float" office:value="4138" calcext:value-type="float">
            <text:p>4,138</text:p>
          </table:table-cell>
          <table:table-cell table:style-name="ce38" office:value-type="float" office:value="2220" calcext:value-type="float">
            <text:p>2,220</text:p>
          </table:table-cell>
          <table:table-cell table:style-name="ce45" office:value-type="float" office:value="1918" calcext:value-type="float">
            <text:p>1,918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阿里山鄉</text:p>
          </table:table-cell>
          <table:table-cell table:style-name="ce47" office:value-type="float" office:value="1958" calcext:value-type="float">
            <text:p>1,958</text:p>
          </table:table-cell>
          <table:table-cell table:style-name="ce39" table:formula="of:=SUM([.D22:.E22])" office:value-type="float" office:value="6165" calcext:value-type="float">
            <text:p>6,165</text:p>
          </table:table-cell>
          <table:table-cell table:style-name="ce39" office:value-type="float" office:value="3320" calcext:value-type="float">
            <text:p>3,320</text:p>
          </table:table-cell>
          <table:table-cell table:style-name="ce52" office:value-type="float" office:value="2845" calcext:value-type="float">
            <text:p>2,845</text:p>
          </table:table-cell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縣" table:style-name="ta1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9月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7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76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南縣</text:p>
          </table:table-cell>
          <table:table-cell table:style-name="ce32" table:formula="of:=SUM([.B5:.B35])" office:value-type="float" office:value="357524" calcext:value-type="float">
            <text:p>357,524</text:p>
          </table:table-cell>
          <table:table-cell table:style-name="ce44" table:formula="of:=SUM([.C5:.C35])" office:value-type="float" office:value="1104258" calcext:value-type="float">
            <text:p>1,104,258</text:p>
          </table:table-cell>
          <table:table-cell table:style-name="ce38" table:formula="of:=SUM([.D5:.D35])" office:value-type="float" office:value="566005" calcext:value-type="float">
            <text:p>566,005</text:p>
          </table:table-cell>
          <table:table-cell table:style-name="ce45" table:formula="of:=SUM([.E5:.E35])" office:value-type="float" office:value="538253" calcext:value-type="float">
            <text:p>538,25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營市</text:p>
          </table:table-cell>
          <table:table-cell table:style-name="ce32" office:value-type="float" office:value="26394" calcext:value-type="float">
            <text:p>26,394</text:p>
          </table:table-cell>
          <table:table-cell table:style-name="ce38" table:formula="of:=SUM([.D5:.E5])" office:value-type="float" office:value="78740" calcext:value-type="float">
            <text:p>78,740</text:p>
          </table:table-cell>
          <table:table-cell table:style-name="ce38" office:value-type="float" office:value="39515" calcext:value-type="float">
            <text:p>39,515</text:p>
          </table:table-cell>
          <table:table-cell table:style-name="ce45" office:value-type="float" office:value="39225" calcext:value-type="float">
            <text:p>39,22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永康市</text:p>
          </table:table-cell>
          <table:table-cell table:style-name="ce32" office:value-type="float" office:value="71447" calcext:value-type="float">
            <text:p>71,447</text:p>
          </table:table-cell>
          <table:table-cell table:style-name="ce38" table:formula="of:=SUM([.D6:.E6])" office:value-type="float" office:value="212035" calcext:value-type="float">
            <text:p>212,035</text:p>
          </table:table-cell>
          <table:table-cell table:style-name="ce38" office:value-type="float" office:value="105978" calcext:value-type="float">
            <text:p>105,978</text:p>
          </table:table-cell>
          <table:table-cell table:style-name="ce45" office:value-type="float" office:value="106057" calcext:value-type="float">
            <text:p>106,05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鹽水鎮</text:p>
          </table:table-cell>
          <table:table-cell table:style-name="ce32" office:value-type="float" office:value="9706" calcext:value-type="float">
            <text:p>9,706</text:p>
          </table:table-cell>
          <table:table-cell table:style-name="ce38" table:formula="of:=SUM([.D7:.E7])" office:value-type="float" office:value="27650" calcext:value-type="float">
            <text:p>27,650</text:p>
          </table:table-cell>
          <table:table-cell table:style-name="ce38" office:value-type="float" office:value="14415" calcext:value-type="float">
            <text:p>14,415</text:p>
          </table:table-cell>
          <table:table-cell table:style-name="ce45" office:value-type="float" office:value="13235" calcext:value-type="float">
            <text:p>13,23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白河鎮</text:p>
          </table:table-cell>
          <table:table-cell table:style-name="ce32" office:value-type="float" office:value="10776" calcext:value-type="float">
            <text:p>10,776</text:p>
          </table:table-cell>
          <table:table-cell table:style-name="ce38" table:formula="of:=SUM([.D8:.E8])" office:value-type="float" office:value="31966" calcext:value-type="float">
            <text:p>31,966</text:p>
          </table:table-cell>
          <table:table-cell table:style-name="ce38" office:value-type="float" office:value="16882" calcext:value-type="float">
            <text:p>16,882</text:p>
          </table:table-cell>
          <table:table-cell table:style-name="ce45" office:value-type="float" office:value="15084" calcext:value-type="float">
            <text:p>15,08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麻豆鎮</text:p>
          </table:table-cell>
          <table:table-cell table:style-name="ce32" office:value-type="float" office:value="14499" calcext:value-type="float">
            <text:p>14,499</text:p>
          </table:table-cell>
          <table:table-cell table:style-name="ce38" table:formula="of:=SUM([.D9:.E9])" office:value-type="float" office:value="46240" calcext:value-type="float">
            <text:p>46,240</text:p>
          </table:table-cell>
          <table:table-cell table:style-name="ce38" office:value-type="float" office:value="23719" calcext:value-type="float">
            <text:p>23,719</text:p>
          </table:table-cell>
          <table:table-cell table:style-name="ce45" office:value-type="float" office:value="22521" calcext:value-type="float">
            <text:p>22,52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佳里鎮</text:p>
          </table:table-cell>
          <table:table-cell table:style-name="ce32" office:value-type="float" office:value="18634" calcext:value-type="float">
            <text:p>18,634</text:p>
          </table:table-cell>
          <table:table-cell table:style-name="ce38" table:formula="of:=SUM([.D10:.E10])" office:value-type="float" office:value="59310" calcext:value-type="float">
            <text:p>59,310</text:p>
          </table:table-cell>
          <table:table-cell table:style-name="ce38" office:value-type="float" office:value="29635" calcext:value-type="float">
            <text:p>29,635</text:p>
          </table:table-cell>
          <table:table-cell table:style-name="ce45" office:value-type="float" office:value="29675" calcext:value-type="float">
            <text:p>29,67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化鎮</text:p>
          </table:table-cell>
          <table:table-cell table:style-name="ce32" office:value-type="float" office:value="13273" calcext:value-type="float">
            <text:p>13,273</text:p>
          </table:table-cell>
          <table:table-cell table:style-name="ce38" table:formula="of:=SUM([.D11:.E11])" office:value-type="float" office:value="44536" calcext:value-type="float">
            <text:p>44,536</text:p>
          </table:table-cell>
          <table:table-cell table:style-name="ce38" office:value-type="float" office:value="22910" calcext:value-type="float">
            <text:p>22,910</text:p>
          </table:table-cell>
          <table:table-cell table:style-name="ce45" office:value-type="float" office:value="21626" calcext:value-type="float">
            <text:p>21,62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善化鎮</text:p>
          </table:table-cell>
          <table:table-cell table:style-name="ce32" office:value-type="float" office:value="13837" calcext:value-type="float">
            <text:p>13,837</text:p>
          </table:table-cell>
          <table:table-cell table:style-name="ce38" table:formula="of:=SUM([.D12:.E12])" office:value-type="float" office:value="42995" calcext:value-type="float">
            <text:p>42,995</text:p>
          </table:table-cell>
          <table:table-cell table:style-name="ce38" office:value-type="float" office:value="21883" calcext:value-type="float">
            <text:p>21,883</text:p>
          </table:table-cell>
          <table:table-cell table:style-name="ce45" office:value-type="float" office:value="21112" calcext:value-type="float">
            <text:p>21,11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學甲鎮</text:p>
          </table:table-cell>
          <table:table-cell table:style-name="ce32" office:value-type="float" office:value="9208" calcext:value-type="float">
            <text:p>9,208</text:p>
          </table:table-cell>
          <table:table-cell table:style-name="ce38" table:formula="of:=SUM([.D13:.E13])" office:value-type="float" office:value="28382" calcext:value-type="float">
            <text:p>28,382</text:p>
          </table:table-cell>
          <table:table-cell table:style-name="ce38" office:value-type="float" office:value="14589" calcext:value-type="float">
            <text:p>14,589</text:p>
          </table:table-cell>
          <table:table-cell table:style-name="ce45" office:value-type="float" office:value="13793" calcext:value-type="float">
            <text:p>13,79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柳營鄉</text:p>
          </table:table-cell>
          <table:table-cell table:style-name="ce32" office:value-type="float" office:value="7638" calcext:value-type="float">
            <text:p>7,638</text:p>
          </table:table-cell>
          <table:table-cell table:style-name="ce38" table:formula="of:=SUM([.D14:.E14])" office:value-type="float" office:value="23109" calcext:value-type="float">
            <text:p>23,109</text:p>
          </table:table-cell>
          <table:table-cell table:style-name="ce38" office:value-type="float" office:value="12105" calcext:value-type="float">
            <text:p>12,105</text:p>
          </table:table-cell>
          <table:table-cell table:style-name="ce45" office:value-type="float" office:value="11004" calcext:value-type="float">
            <text:p>11,00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後壁鄉</text:p>
          </table:table-cell>
          <table:table-cell table:style-name="ce32" office:value-type="float" office:value="8557" calcext:value-type="float">
            <text:p>8,557</text:p>
          </table:table-cell>
          <table:table-cell table:style-name="ce38" table:formula="of:=SUM([.D15:.E15])" office:value-type="float" office:value="26327" calcext:value-type="float">
            <text:p>26,327</text:p>
          </table:table-cell>
          <table:table-cell table:style-name="ce38" office:value-type="float" office:value="13756" calcext:value-type="float">
            <text:p>13,756</text:p>
          </table:table-cell>
          <table:table-cell table:style-name="ce45" office:value-type="float" office:value="12571" calcext:value-type="float">
            <text:p>12,57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山鄉</text:p>
          </table:table-cell>
          <table:table-cell table:style-name="ce32" office:value-type="float" office:value="8081" calcext:value-type="float">
            <text:p>8,081</text:p>
          </table:table-cell>
          <table:table-cell table:style-name="ce38" table:formula="of:=SUM([.D16:.E16])" office:value-type="float" office:value="23593" calcext:value-type="float">
            <text:p>23,593</text:p>
          </table:table-cell>
          <table:table-cell table:style-name="ce38" office:value-type="float" office:value="12644" calcext:value-type="float">
            <text:p>12,644</text:p>
          </table:table-cell>
          <table:table-cell table:style-name="ce45" office:value-type="float" office:value="10949" calcext:value-type="float">
            <text:p>10,94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下營鄉</text:p>
          </table:table-cell>
          <table:table-cell table:style-name="ce32" office:value-type="float" office:value="8917" calcext:value-type="float">
            <text:p>8,917</text:p>
          </table:table-cell>
          <table:table-cell table:style-name="ce38" table:formula="of:=SUM([.D17:.E17])" office:value-type="float" office:value="26624" calcext:value-type="float">
            <text:p>26,624</text:p>
          </table:table-cell>
          <table:table-cell table:style-name="ce38" office:value-type="float" office:value="13825" calcext:value-type="float">
            <text:p>13,825</text:p>
          </table:table-cell>
          <table:table-cell table:style-name="ce45" office:value-type="float" office:value="12799" calcext:value-type="float">
            <text:p>12,79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六甲鄉</text:p>
          </table:table-cell>
          <table:table-cell table:style-name="ce32" office:value-type="float" office:value="7453" calcext:value-type="float">
            <text:p>7,453</text:p>
          </table:table-cell>
          <table:table-cell table:style-name="ce38" table:formula="of:=SUM([.D18:.E18])" office:value-type="float" office:value="24259" calcext:value-type="float">
            <text:p>24,259</text:p>
          </table:table-cell>
          <table:table-cell table:style-name="ce38" office:value-type="float" office:value="12644" calcext:value-type="float">
            <text:p>12,644</text:p>
          </table:table-cell>
          <table:table-cell table:style-name="ce45" office:value-type="float" office:value="11615" calcext:value-type="float">
            <text:p>11,61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官田鄉</text:p>
          </table:table-cell>
          <table:table-cell table:style-name="ce32" office:value-type="float" office:value="7490" calcext:value-type="float">
            <text:p>7,490</text:p>
          </table:table-cell>
          <table:table-cell table:style-name="ce38" table:formula="of:=SUM([.D19:.E19])" office:value-type="float" office:value="22527" calcext:value-type="float">
            <text:p>22,527</text:p>
          </table:table-cell>
          <table:table-cell table:style-name="ce38" office:value-type="float" office:value="11616" calcext:value-type="float">
            <text:p>11,616</text:p>
          </table:table-cell>
          <table:table-cell table:style-name="ce45" office:value-type="float" office:value="10911" calcext:value-type="float">
            <text:p>10,91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大內鄉</text:p>
          </table:table-cell>
          <table:table-cell table:style-name="ce32" office:value-type="float" office:value="4034" calcext:value-type="float">
            <text:p>4,034</text:p>
          </table:table-cell>
          <table:table-cell table:style-name="ce38" table:formula="of:=SUM([.D20:.E20])" office:value-type="float" office:value="11247" calcext:value-type="float">
            <text:p>11,247</text:p>
          </table:table-cell>
          <table:table-cell table:style-name="ce42" office:value-type="float" office:value="6023" calcext:value-type="float">
            <text:p>6,023</text:p>
          </table:table-cell>
          <table:table-cell table:style-name="ce45" office:value-type="float" office:value="5224" calcext:value-type="float">
            <text:p>5,22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港鄉</text:p>
          </table:table-cell>
          <table:table-cell table:style-name="ce32" office:value-type="float" office:value="7617" calcext:value-type="float">
            <text:p>7,617</text:p>
          </table:table-cell>
          <table:table-cell table:style-name="ce38" table:formula="of:=SUM([.D21:.E21])" office:value-type="float" office:value="25440" calcext:value-type="float">
            <text:p>25,440</text:p>
          </table:table-cell>
          <table:table-cell table:style-name="ce38" office:value-type="float" office:value="13022" calcext:value-type="float">
            <text:p>13,022</text:p>
          </table:table-cell>
          <table:table-cell table:style-name="ce45" office:value-type="float" office:value="12418" calcext:value-type="float">
            <text:p>12,41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七股鄉</text:p>
          </table:table-cell>
          <table:table-cell table:style-name="ce32" office:value-type="float" office:value="7781" calcext:value-type="float">
            <text:p>7,781</text:p>
          </table:table-cell>
          <table:table-cell table:style-name="ce38" table:formula="of:=SUM([.D22:.E22])" office:value-type="float" office:value="25227" calcext:value-type="float">
            <text:p>25,227</text:p>
          </table:table-cell>
          <table:table-cell table:style-name="ce38" office:value-type="float" office:value="13235" calcext:value-type="float">
            <text:p>13,235</text:p>
          </table:table-cell>
          <table:table-cell table:style-name="ce45" office:value-type="float" office:value="11992" calcext:value-type="float">
            <text:p>11,99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將軍鄉</text:p>
          </table:table-cell>
          <table:table-cell table:style-name="ce32" office:value-type="float" office:value="7281" calcext:value-type="float">
            <text:p>7,281</text:p>
          </table:table-cell>
          <table:table-cell table:style-name="ce38" table:formula="of:=SUM([.D23:.E23])" office:value-type="float" office:value="21862" calcext:value-type="float">
            <text:p>21,862</text:p>
          </table:table-cell>
          <table:table-cell table:style-name="ce38" office:value-type="float" office:value="11193" calcext:value-type="float">
            <text:p>11,193</text:p>
          </table:table-cell>
          <table:table-cell table:style-name="ce45" office:value-type="float" office:value="10669" calcext:value-type="float">
            <text:p>10,66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門鄉</text:p>
          </table:table-cell>
          <table:table-cell table:style-name="ce32" office:value-type="float" office:value="4187" calcext:value-type="float">
            <text:p>4,187</text:p>
          </table:table-cell>
          <table:table-cell table:style-name="ce38" table:formula="of:=SUM([.D24:.E24])" office:value-type="float" office:value="12483" calcext:value-type="float">
            <text:p>12,483</text:p>
          </table:table-cell>
          <table:table-cell table:style-name="ce38" office:value-type="float" office:value="6411" calcext:value-type="float">
            <text:p>6,411</text:p>
          </table:table-cell>
          <table:table-cell table:style-name="ce45" office:value-type="float" office:value="6072" calcext:value-type="float">
            <text:p>6,07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市鄉</text:p>
          </table:table-cell>
          <table:table-cell table:style-name="ce32" office:value-type="float" office:value="10522" calcext:value-type="float">
            <text:p>10,522</text:p>
          </table:table-cell>
          <table:table-cell table:style-name="ce38" table:formula="of:=SUM([.D25:.E25])" office:value-type="float" office:value="35357" calcext:value-type="float">
            <text:p>35,357</text:p>
          </table:table-cell>
          <table:table-cell table:style-name="ce38" office:value-type="float" office:value="17816" calcext:value-type="float">
            <text:p>17,816</text:p>
          </table:table-cell>
          <table:table-cell table:style-name="ce45" office:value-type="float" office:value="17541" calcext:value-type="float">
            <text:p>17,54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定鄉</text:p>
          </table:table-cell>
          <table:table-cell table:style-name="ce32" office:value-type="float" office:value="8886" calcext:value-type="float">
            <text:p>8,886</text:p>
          </table:table-cell>
          <table:table-cell table:style-name="ce38" table:formula="of:=SUM([.D26:.E26])" office:value-type="float" office:value="30069" calcext:value-type="float">
            <text:p>30,069</text:p>
          </table:table-cell>
          <table:table-cell table:style-name="ce38" office:value-type="float" office:value="15618" calcext:value-type="float">
            <text:p>15,618</text:p>
          </table:table-cell>
          <table:table-cell table:style-name="ce45" office:value-type="float" office:value="14451" calcext:value-type="float">
            <text:p>14,45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山上鄉</text:p>
          </table:table-cell>
          <table:table-cell table:style-name="ce32" office:value-type="float" office:value="2701" calcext:value-type="float">
            <text:p>2,701</text:p>
          </table:table-cell>
          <table:table-cell table:style-name="ce38" table:formula="of:=SUM([.D27:.E27])" office:value-type="float" office:value="8040" calcext:value-type="float">
            <text:p>8,040</text:p>
          </table:table-cell>
          <table:table-cell table:style-name="ce38" office:value-type="float" office:value="4253" calcext:value-type="float">
            <text:p>4,253</text:p>
          </table:table-cell>
          <table:table-cell table:style-name="ce45" office:value-type="float" office:value="3787" calcext:value-type="float">
            <text:p>3,78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玉井鄉</text:p>
          </table:table-cell>
          <table:table-cell table:style-name="ce32" office:value-type="float" office:value="5014" calcext:value-type="float">
            <text:p>5,014</text:p>
          </table:table-cell>
          <table:table-cell table:style-name="ce38" table:formula="of:=SUM([.D28:.E28])" office:value-type="float" office:value="15733" calcext:value-type="float">
            <text:p>15,733</text:p>
          </table:table-cell>
          <table:table-cell table:style-name="ce38" office:value-type="float" office:value="8183" calcext:value-type="float">
            <text:p>8,183</text:p>
          </table:table-cell>
          <table:table-cell table:style-name="ce45" office:value-type="float" office:value="7550" calcext:value-type="float">
            <text:p>7,55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楠西鄉</text:p>
          </table:table-cell>
          <table:table-cell table:style-name="ce32" office:value-type="float" office:value="3590" calcext:value-type="float">
            <text:p>3,590</text:p>
          </table:table-cell>
          <table:table-cell table:style-name="ce38" table:formula="of:=SUM([.D29:.E29])" office:value-type="float" office:value="10915" calcext:value-type="float">
            <text:p>10,915</text:p>
          </table:table-cell>
          <table:table-cell table:style-name="ce38" office:value-type="float" office:value="5813" calcext:value-type="float">
            <text:p>5,813</text:p>
          </table:table-cell>
          <table:table-cell table:style-name="ce45" office:value-type="float" office:value="5102" calcext:value-type="float">
            <text:p>5,10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化鄉</text:p>
          </table:table-cell>
          <table:table-cell table:style-name="ce32" office:value-type="float" office:value="2807" calcext:value-type="float">
            <text:p>2,807</text:p>
          </table:table-cell>
          <table:table-cell table:style-name="ce38" table:formula="of:=SUM([.D30:.E30])" office:value-type="float" office:value="8950" calcext:value-type="float">
            <text:p>8,950</text:p>
          </table:table-cell>
          <table:table-cell table:style-name="ce38" office:value-type="float" office:value="4920" calcext:value-type="float">
            <text:p>4,920</text:p>
          </table:table-cell>
          <table:table-cell table:style-name="ce45" office:value-type="float" office:value="4030" calcext:value-type="float">
            <text:p>4,03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左鎮鄉</text:p>
          </table:table-cell>
          <table:table-cell table:style-name="ce32" office:value-type="float" office:value="1949" calcext:value-type="float">
            <text:p>1,949</text:p>
          </table:table-cell>
          <table:table-cell table:style-name="ce38" table:formula="of:=SUM([.D31:.E31])" office:value-type="float" office:value="5586" calcext:value-type="float">
            <text:p>5,586</text:p>
          </table:table-cell>
          <table:table-cell table:style-name="ce38" office:value-type="float" office:value="3118" calcext:value-type="float">
            <text:p>3,118</text:p>
          </table:table-cell>
          <table:table-cell table:style-name="ce45" office:value-type="float" office:value="2468" calcext:value-type="float">
            <text:p>2,46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仁德鄉</text:p>
          </table:table-cell>
          <table:table-cell table:style-name="ce32" office:value-type="float" office:value="23496" calcext:value-type="float">
            <text:p>23,496</text:p>
          </table:table-cell>
          <table:table-cell table:style-name="ce38" table:formula="of:=SUM([.D32:.E32])" office:value-type="float" office:value="68192" calcext:value-type="float">
            <text:p>68,192</text:p>
          </table:table-cell>
          <table:table-cell table:style-name="ce38" office:value-type="float" office:value="35219" calcext:value-type="float">
            <text:p>35,219</text:p>
          </table:table-cell>
          <table:table-cell table:style-name="ce45" office:value-type="float" office:value="32973" calcext:value-type="float">
            <text:p>32,97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歸仁鄉</text:p>
          </table:table-cell>
          <table:table-cell table:style-name="ce32" office:value-type="float" office:value="19689" calcext:value-type="float">
            <text:p>19,689</text:p>
          </table:table-cell>
          <table:table-cell table:style-name="ce38" table:formula="of:=SUM([.D33:.E33])" office:value-type="float" office:value="65664" calcext:value-type="float">
            <text:p>65,664</text:p>
          </table:table-cell>
          <table:table-cell table:style-name="ce38" office:value-type="float" office:value="33526" calcext:value-type="float">
            <text:p>33,526</text:p>
          </table:table-cell>
          <table:table-cell table:style-name="ce45" office:value-type="float" office:value="32138" calcext:value-type="float">
            <text:p>32,13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關廟鄉</text:p>
          </table:table-cell>
          <table:table-cell table:style-name="ce32" office:value-type="float" office:value="10483" calcext:value-type="float">
            <text:p>10,483</text:p>
          </table:table-cell>
          <table:table-cell table:style-name="ce38" table:formula="of:=SUM([.D34:.E34])" office:value-type="float" office:value="36758" calcext:value-type="float">
            <text:p>36,758</text:p>
          </table:table-cell>
          <table:table-cell table:style-name="ce38" office:value-type="float" office:value="19118" calcext:value-type="float">
            <text:p>19,118</text:p>
          </table:table-cell>
          <table:table-cell table:style-name="ce45" office:value-type="float" office:value="17640" calcext:value-type="float">
            <text:p>17,64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龍崎鄉</text:p>
          </table:table-cell>
          <table:table-cell table:style-name="ce34" office:value-type="float" office:value="1577" calcext:value-type="float">
            <text:p>1,577</text:p>
          </table:table-cell>
          <table:table-cell table:style-name="ce39" table:formula="of:=SUM([.D35:.E35])" office:value-type="float" office:value="4442" calcext:value-type="float">
            <text:p>4,442</text:p>
          </table:table-cell>
          <table:table-cell table:style-name="ce39" office:value-type="float" office:value="2421" calcext:value-type="float">
            <text:p>2,421</text:p>
          </table:table-cell>
          <table:table-cell table:style-name="ce52" office:value-type="float" office:value="2021" calcext:value-type="float">
            <text:p>2,02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縣" table:style-name="ta1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9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office:value-type="string" calcext:value-type="string">
            <text:p>高雄縣</text:p>
          </table:table-cell>
          <table:table-cell table:style-name="ce33" table:formula="of:=SUM([.B5:.B31])" office:value-type="float" office:value="419351" calcext:value-type="float">
            <text:p>419,351</text:p>
          </table:table-cell>
          <table:table-cell table:style-name="ce44" table:formula="of:=SUM([.C5:.C31])" office:value-type="float" office:value="1242864" calcext:value-type="float">
            <text:p>1,242,864</text:p>
          </table:table-cell>
          <table:table-cell table:style-name="ce38" table:formula="of:=SUM([.D5:.D31])" office:value-type="float" office:value="639363" calcext:value-type="float">
            <text:p>639,363</text:p>
          </table:table-cell>
          <table:table-cell table:style-name="ce45" table:formula="of:=SUM([.E5:.E31])" office:value-type="float" office:value="603501" calcext:value-type="float">
            <text:p>603,5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山市</text:p>
          </table:table-cell>
          <table:table-cell table:style-name="ce33" office:value-type="float" office:value="122819" calcext:value-type="float">
            <text:p>122,819</text:p>
          </table:table-cell>
          <table:table-cell table:style-name="ce38" table:formula="of:=SUM([.D5:.E5])" office:value-type="float" office:value="339271" calcext:value-type="float">
            <text:p>339,271</text:p>
          </table:table-cell>
          <table:table-cell table:style-name="ce38" office:value-type="float" office:value="169898" calcext:value-type="float">
            <text:p>169,898</text:p>
          </table:table-cell>
          <table:table-cell table:style-name="ce45" office:value-type="float" office:value="169373" calcext:value-type="float">
            <text:p>169,3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岡山鎮</text:p>
          </table:table-cell>
          <table:table-cell table:style-name="ce33" office:value-type="float" office:value="32217" calcext:value-type="float">
            <text:p>32,217</text:p>
          </table:table-cell>
          <table:table-cell table:style-name="ce38" table:formula="of:=SUM([.D6:.E6])" office:value-type="float" office:value="96501" calcext:value-type="float">
            <text:p>96,501</text:p>
          </table:table-cell>
          <table:table-cell table:style-name="ce38" office:value-type="float" office:value="48752" calcext:value-type="float">
            <text:p>48,752</text:p>
          </table:table-cell>
          <table:table-cell table:style-name="ce45" office:value-type="float" office:value="47749" calcext:value-type="float">
            <text:p>47,7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山鎮</text:p>
          </table:table-cell>
          <table:table-cell table:style-name="ce33" office:value-type="float" office:value="13582" calcext:value-type="float">
            <text:p>13,582</text:p>
          </table:table-cell>
          <table:table-cell table:style-name="ce38" table:formula="of:=SUM([.D7:.E7])" office:value-type="float" office:value="40843" calcext:value-type="float">
            <text:p>40,843</text:p>
          </table:table-cell>
          <table:table-cell table:style-name="ce38" office:value-type="float" office:value="21377" calcext:value-type="float">
            <text:p>21,377</text:p>
          </table:table-cell>
          <table:table-cell table:style-name="ce45" office:value-type="float" office:value="19466" calcext:value-type="float">
            <text:p>19,4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美濃鎮</text:p>
          </table:table-cell>
          <table:table-cell table:style-name="ce33" office:value-type="float" office:value="13725" calcext:value-type="float">
            <text:p>13,725</text:p>
          </table:table-cell>
          <table:table-cell table:style-name="ce38" table:formula="of:=SUM([.D8:.E8])" office:value-type="float" office:value="43798" calcext:value-type="float">
            <text:p>43,798</text:p>
          </table:table-cell>
          <table:table-cell table:style-name="ce38" office:value-type="float" office:value="22956" calcext:value-type="float">
            <text:p>22,956</text:p>
          </table:table-cell>
          <table:table-cell table:style-name="ce45" office:value-type="float" office:value="20842" calcext:value-type="float">
            <text:p>20,8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園鄉</text:p>
          </table:table-cell>
          <table:table-cell table:style-name="ce33" office:value-type="float" office:value="23470" calcext:value-type="float">
            <text:p>23,470</text:p>
          </table:table-cell>
          <table:table-cell table:style-name="ce38" table:formula="of:=SUM([.D9:.E9])" office:value-type="float" office:value="71081" calcext:value-type="float">
            <text:p>71,081</text:p>
          </table:table-cell>
          <table:table-cell table:style-name="ce38" office:value-type="float" office:value="36684" calcext:value-type="float">
            <text:p>36,684</text:p>
          </table:table-cell>
          <table:table-cell table:style-name="ce45" office:value-type="float" office:value="34397" calcext:value-type="float">
            <text:p>34,3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寮鄉</text:p>
          </table:table-cell>
          <table:table-cell table:style-name="ce33" office:value-type="float" office:value="36927" calcext:value-type="float">
            <text:p>36,927</text:p>
          </table:table-cell>
          <table:table-cell table:style-name="ce38" table:formula="of:=SUM([.D10:.E10])" office:value-type="float" office:value="109175" calcext:value-type="float">
            <text:p>109,175</text:p>
          </table:table-cell>
          <table:table-cell table:style-name="ce38" office:value-type="float" office:value="57087" calcext:value-type="float">
            <text:p>57,087</text:p>
          </table:table-cell>
          <table:table-cell table:style-name="ce45" office:value-type="float" office:value="52088" calcext:value-type="float">
            <text:p>52,0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樹鄉</text:p>
          </table:table-cell>
          <table:table-cell table:style-name="ce33" office:value-type="float" office:value="12882" calcext:value-type="float">
            <text:p>12,882</text:p>
          </table:table-cell>
          <table:table-cell table:style-name="ce38" table:formula="of:=SUM([.D11:.E11])" office:value-type="float" office:value="44625" calcext:value-type="float">
            <text:p>44,625</text:p>
          </table:table-cell>
          <table:table-cell table:style-name="ce38" office:value-type="float" office:value="23151" calcext:value-type="float">
            <text:p>23,151</text:p>
          </table:table-cell>
          <table:table-cell table:style-name="ce45" office:value-type="float" office:value="21474" calcext:value-type="float">
            <text:p>21,4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仁武鄉</text:p>
          </table:table-cell>
          <table:table-cell table:style-name="ce33" office:value-type="float" office:value="23798" calcext:value-type="float">
            <text:p>23,798</text:p>
          </table:table-cell>
          <table:table-cell table:style-name="ce38" table:formula="of:=SUM([.D12:.E12])" office:value-type="float" office:value="68706" calcext:value-type="float">
            <text:p>68,706</text:p>
          </table:table-cell>
          <table:table-cell table:style-name="ce38" office:value-type="float" office:value="35568" calcext:value-type="float">
            <text:p>35,568</text:p>
          </table:table-cell>
          <table:table-cell table:style-name="ce45" office:value-type="float" office:value="33138" calcext:value-type="float">
            <text:p>33,1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社鄉</text:p>
          </table:table-cell>
          <table:table-cell table:style-name="ce33" office:value-type="float" office:value="11361" calcext:value-type="float">
            <text:p>11,361</text:p>
          </table:table-cell>
          <table:table-cell table:style-name="ce38" table:formula="of:=SUM([.D13:.E13])" office:value-type="float" office:value="32726" calcext:value-type="float">
            <text:p>32,726</text:p>
          </table:table-cell>
          <table:table-cell table:style-name="ce38" office:value-type="float" office:value="16903" calcext:value-type="float">
            <text:p>16,903</text:p>
          </table:table-cell>
          <table:table-cell table:style-name="ce45" office:value-type="float" office:value="15823" calcext:value-type="float">
            <text:p>15,8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鳥松鄉</text:p>
          </table:table-cell>
          <table:table-cell table:style-name="ce33" office:value-type="float" office:value="15811" calcext:value-type="float">
            <text:p>15,811</text:p>
          </table:table-cell>
          <table:table-cell table:style-name="ce38" table:formula="of:=SUM([.D14:.E14])" office:value-type="float" office:value="41560" calcext:value-type="float">
            <text:p>41,560</text:p>
          </table:table-cell>
          <table:table-cell table:style-name="ce38" office:value-type="float" office:value="21206" calcext:value-type="float">
            <text:p>21,206</text:p>
          </table:table-cell>
          <table:table-cell table:style-name="ce45" office:value-type="float" office:value="20354" calcext:value-type="float">
            <text:p>20,3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橋頭鄉</text:p>
          </table:table-cell>
          <table:table-cell table:style-name="ce33" office:value-type="float" office:value="12267" calcext:value-type="float">
            <text:p>12,267</text:p>
          </table:table-cell>
          <table:table-cell table:style-name="ce38" table:formula="of:=SUM([.D15:.E15])" office:value-type="float" office:value="36474" calcext:value-type="float">
            <text:p>36,474</text:p>
          </table:table-cell>
          <table:table-cell table:style-name="ce38" office:value-type="float" office:value="18818" calcext:value-type="float">
            <text:p>18,818</text:p>
          </table:table-cell>
          <table:table-cell table:style-name="ce45" office:value-type="float" office:value="17656" calcext:value-type="float">
            <text:p>17,6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燕巢鄉</text:p>
          </table:table-cell>
          <table:table-cell table:style-name="ce33" office:value-type="float" office:value="9727" calcext:value-type="float">
            <text:p>9,727</text:p>
          </table:table-cell>
          <table:table-cell table:style-name="ce38" table:formula="of:=SUM([.D16:.E16])" office:value-type="float" office:value="31258" calcext:value-type="float">
            <text:p>31,258</text:p>
          </table:table-cell>
          <table:table-cell table:style-name="ce38" office:value-type="float" office:value="16740" calcext:value-type="float">
            <text:p>16,740</text:p>
          </table:table-cell>
          <table:table-cell table:style-name="ce45" office:value-type="float" office:value="14518" calcext:value-type="float">
            <text:p>14,5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寮鄉</text:p>
          </table:table-cell>
          <table:table-cell table:style-name="ce33" office:value-type="float" office:value="3565" calcext:value-type="float">
            <text:p>3,565</text:p>
          </table:table-cell>
          <table:table-cell table:style-name="ce38" table:formula="of:=SUM([.D17:.E17])" office:value-type="float" office:value="8462" calcext:value-type="float">
            <text:p>8,462</text:p>
          </table:table-cell>
          <table:table-cell table:style-name="ce38" office:value-type="float" office:value="4716" calcext:value-type="float">
            <text:p>4,716</text:p>
          </table:table-cell>
          <table:table-cell table:style-name="ce45" office:value-type="float" office:value="3746" calcext:value-type="float">
            <text:p>3,7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阿蓮鄉</text:p>
          </table:table-cell>
          <table:table-cell table:style-name="ce33" office:value-type="float" office:value="8941" calcext:value-type="float">
            <text:p>8,941</text:p>
          </table:table-cell>
          <table:table-cell table:style-name="ce38" table:formula="of:=SUM([.D18:.E18])" office:value-type="float" office:value="30754" calcext:value-type="float">
            <text:p>30,754</text:p>
          </table:table-cell>
          <table:table-cell table:style-name="ce38" office:value-type="float" office:value="15545" calcext:value-type="float">
            <text:p>15,545</text:p>
          </table:table-cell>
          <table:table-cell table:style-name="ce45" office:value-type="float" office:value="15209" calcext:value-type="float">
            <text:p>15,2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路竹鄉</text:p>
          </table:table-cell>
          <table:table-cell table:style-name="ce33" office:value-type="float" office:value="15551" calcext:value-type="float">
            <text:p>15,551</text:p>
          </table:table-cell>
          <table:table-cell table:style-name="ce38" table:formula="of:=SUM([.D19:.E19])" office:value-type="float" office:value="54346" calcext:value-type="float">
            <text:p>54,346</text:p>
          </table:table-cell>
          <table:table-cell table:style-name="ce38" office:value-type="float" office:value="27836" calcext:value-type="float">
            <text:p>27,836</text:p>
          </table:table-cell>
          <table:table-cell table:style-name="ce45" office:value-type="float" office:value="26510" calcext:value-type="float">
            <text:p>26,5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內鄉</text:p>
          </table:table-cell>
          <table:table-cell table:style-name="ce33" office:value-type="float" office:value="9184" calcext:value-type="float">
            <text:p>9,184</text:p>
          </table:table-cell>
          <table:table-cell table:style-name="ce38" table:formula="of:=SUM([.D20:.E20])" office:value-type="float" office:value="28586" calcext:value-type="float">
            <text:p>28,586</text:p>
          </table:table-cell>
          <table:table-cell table:style-name="ce42" office:value-type="float" office:value="14800" calcext:value-type="float">
            <text:p>14,800</text:p>
          </table:table-cell>
          <table:table-cell table:style-name="ce45" office:value-type="float" office:value="13786" calcext:value-type="float">
            <text:p>13,7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茄萣鄉</text:p>
          </table:table-cell>
          <table:table-cell table:style-name="ce33" office:value-type="float" office:value="9950" calcext:value-type="float">
            <text:p>9,950</text:p>
          </table:table-cell>
          <table:table-cell table:style-name="ce38" table:formula="of:=SUM([.D21:.E21])" office:value-type="float" office:value="31771" calcext:value-type="float">
            <text:p>31,771</text:p>
          </table:table-cell>
          <table:table-cell table:style-name="ce38" office:value-type="float" office:value="16663" calcext:value-type="float">
            <text:p>16,663</text:p>
          </table:table-cell>
          <table:table-cell table:style-name="ce45" office:value-type="float" office:value="15108" calcext:value-type="float">
            <text:p>15,1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安鄉</text:p>
          </table:table-cell>
          <table:table-cell table:style-name="ce33" office:value-type="float" office:value="5664" calcext:value-type="float">
            <text:p>5,664</text:p>
          </table:table-cell>
          <table:table-cell table:style-name="ce38" table:formula="of:=SUM([.D22:.E22])" office:value-type="float" office:value="14102" calcext:value-type="float">
            <text:p>14,102</text:p>
          </table:table-cell>
          <table:table-cell table:style-name="ce38" office:value-type="float" office:value="7257" calcext:value-type="float">
            <text:p>7,257</text:p>
          </table:table-cell>
          <table:table-cell table:style-name="ce45" office:value-type="float" office:value="6845" calcext:value-type="float">
            <text:p>6,8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彌陀鄉</text:p>
          </table:table-cell>
          <table:table-cell table:style-name="ce33" office:value-type="float" office:value="6433" calcext:value-type="float">
            <text:p>6,433</text:p>
          </table:table-cell>
          <table:table-cell table:style-name="ce38" table:formula="of:=SUM([.D23:.E23])" office:value-type="float" office:value="20680" calcext:value-type="float">
            <text:p>20,680</text:p>
          </table:table-cell>
          <table:table-cell table:style-name="ce38" office:value-type="float" office:value="10830" calcext:value-type="float">
            <text:p>10,830</text:p>
          </table:table-cell>
          <table:table-cell table:style-name="ce45" office:value-type="float" office:value="9850" calcext:value-type="float">
            <text:p>9,8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梓官鄉</text:p>
          </table:table-cell>
          <table:table-cell table:style-name="ce33" office:value-type="float" office:value="11618" calcext:value-type="float">
            <text:p>11,618</text:p>
          </table:table-cell>
          <table:table-cell table:style-name="ce38" table:formula="of:=SUM([.D24:.E24])" office:value-type="float" office:value="36992" calcext:value-type="float">
            <text:p>36,992</text:p>
          </table:table-cell>
          <table:table-cell table:style-name="ce38" office:value-type="float" office:value="19383" calcext:value-type="float">
            <text:p>19,383</text:p>
          </table:table-cell>
          <table:table-cell table:style-name="ce45" office:value-type="float" office:value="17609" calcext:value-type="float">
            <text:p>17,6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龜鄉</text:p>
          </table:table-cell>
          <table:table-cell table:style-name="ce33" office:value-type="float" office:value="5679" calcext:value-type="float">
            <text:p>5,679</text:p>
          </table:table-cell>
          <table:table-cell table:style-name="ce38" table:formula="of:=SUM([.D25:.E25])" office:value-type="float" office:value="15506" calcext:value-type="float">
            <text:p>15,506</text:p>
          </table:table-cell>
          <table:table-cell table:style-name="ce38" office:value-type="float" office:value="8435" calcext:value-type="float">
            <text:p>8,435</text:p>
          </table:table-cell>
          <table:table-cell table:style-name="ce45" office:value-type="float" office:value="7071" calcext:value-type="float">
            <text:p>7,0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甲仙鄉</text:p>
          </table:table-cell>
          <table:table-cell table:style-name="ce33" office:value-type="float" office:value="2556" calcext:value-type="float">
            <text:p>2,556</text:p>
          </table:table-cell>
          <table:table-cell table:style-name="ce38" table:formula="of:=SUM([.D26:.E26])" office:value-type="float" office:value="8103" calcext:value-type="float">
            <text:p>8,103</text:p>
          </table:table-cell>
          <table:table-cell table:style-name="ce38" office:value-type="float" office:value="4361" calcext:value-type="float">
            <text:p>4,361</text:p>
          </table:table-cell>
          <table:table-cell table:style-name="ce45" office:value-type="float" office:value="3742" calcext:value-type="float">
            <text:p>3,7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杉林鄉</text:p>
          </table:table-cell>
          <table:table-cell table:style-name="ce33" office:value-type="float" office:value="4006" calcext:value-type="float">
            <text:p>4,006</text:p>
          </table:table-cell>
          <table:table-cell table:style-name="ce38" table:formula="of:=SUM([.D27:.E27])" office:value-type="float" office:value="11228" calcext:value-type="float">
            <text:p>11,228</text:p>
          </table:table-cell>
          <table:table-cell table:style-name="ce38" office:value-type="float" office:value="6165" calcext:value-type="float">
            <text:p>6,165</text:p>
          </table:table-cell>
          <table:table-cell table:style-name="ce45" office:value-type="float" office:value="5063" calcext:value-type="float">
            <text:p>5,0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門鄉</text:p>
          </table:table-cell>
          <table:table-cell table:style-name="ce33" office:value-type="float" office:value="4977" calcext:value-type="float">
            <text:p>4,977</text:p>
          </table:table-cell>
          <table:table-cell table:style-name="ce38" table:formula="of:=SUM([.D28:.E28])" office:value-type="float" office:value="16338" calcext:value-type="float">
            <text:p>16,338</text:p>
          </table:table-cell>
          <table:table-cell table:style-name="ce38" office:value-type="float" office:value="8949" calcext:value-type="float">
            <text:p>8,949</text:p>
          </table:table-cell>
          <table:table-cell table:style-name="ce45" office:value-type="float" office:value="7389" calcext:value-type="float">
            <text:p>7,3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茂林鄉</text:p>
          </table:table-cell>
          <table:table-cell table:style-name="ce33" office:value-type="float" office:value="527" calcext:value-type="float">
            <text:p>527</text:p>
          </table:table-cell>
          <table:table-cell table:style-name="ce38" table:formula="of:=SUM([.D29:.E29])" office:value-type="float" office:value="1763" calcext:value-type="float">
            <text:p>1,763</text:p>
          </table:table-cell>
          <table:table-cell table:style-name="ce38" office:value-type="float" office:value="908" calcext:value-type="float">
            <text:p>908</text:p>
          </table:table-cell>
          <table:table-cell table:style-name="ce45" office:value-type="float" office:value="855" calcext:value-type="float">
            <text:p>8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桃源鄉</text:p>
          </table:table-cell>
          <table:table-cell table:style-name="ce33" office:value-type="float" office:value="1232" calcext:value-type="float">
            <text:p>1,232</text:p>
          </table:table-cell>
          <table:table-cell table:style-name="ce38" table:formula="of:=SUM([.D30:.E30])" office:value-type="float" office:value="4738" calcext:value-type="float">
            <text:p>4,738</text:p>
          </table:table-cell>
          <table:table-cell table:style-name="ce38" office:value-type="float" office:value="2544" calcext:value-type="float">
            <text:p>2,544</text:p>
          </table:table-cell>
          <table:table-cell table:style-name="ce45" office:value-type="float" office:value="2194" calcext:value-type="float">
            <text:p>2,19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那瑪夏鄉</text:p>
          </table:table-cell>
          <table:table-cell table:style-name="ce47" office:value-type="float" office:value="882" calcext:value-type="float">
            <text:p>882</text:p>
          </table:table-cell>
          <table:table-cell table:style-name="ce39" table:formula="of:=SUM([.D31:.E31])" office:value-type="float" office:value="3477" calcext:value-type="float">
            <text:p>3,477</text:p>
          </table:table-cell>
          <table:table-cell table:style-name="ce39" office:value-type="float" office:value="1831" calcext:value-type="float">
            <text:p>1,831</text:p>
          </table:table-cell>
          <table:table-cell table:style-name="ce52" office:value-type="float" office:value="1646" calcext:value-type="float">
            <text:p>1,646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屏東縣" table:style-name="ta1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9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屏東縣</text:p>
          </table:table-cell>
          <table:table-cell table:style-name="ce33" table:formula="of:=SUM([.B5:.B37])" office:value-type="float" office:value="269221" calcext:value-type="float">
            <text:p>269,221</text:p>
          </table:table-cell>
          <table:table-cell table:style-name="ce44" table:formula="of:=SUM([.C5:.C37])" office:value-type="float" office:value="885640" calcext:value-type="float">
            <text:p>885,640</text:p>
          </table:table-cell>
          <table:table-cell table:style-name="ce38" table:formula="of:=SUM([.D5:.D37])" office:value-type="float" office:value="457356" calcext:value-type="float">
            <text:p>457,356</text:p>
          </table:table-cell>
          <table:table-cell table:style-name="ce45" table:formula="of:=SUM([.E5:.E37])" office:value-type="float" office:value="428284" calcext:value-type="float">
            <text:p>428,2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屏東市</text:p>
          </table:table-cell>
          <table:table-cell table:style-name="ce33" office:value-type="float" office:value="71506" calcext:value-type="float">
            <text:p>71,506</text:p>
          </table:table-cell>
          <table:table-cell table:style-name="ce38" table:formula="of:=SUM([.D5:.E5])" office:value-type="float" office:value="215409" calcext:value-type="float">
            <text:p>215,409</text:p>
          </table:table-cell>
          <table:table-cell table:style-name="ce38" office:value-type="float" office:value="107794" calcext:value-type="float">
            <text:p>107,794</text:p>
          </table:table-cell>
          <table:table-cell table:style-name="ce45" office:value-type="float" office:value="107615" calcext:value-type="float">
            <text:p>107,6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潮州鎮</text:p>
          </table:table-cell>
          <table:table-cell table:style-name="ce33" office:value-type="float" office:value="17749" calcext:value-type="float">
            <text:p>17,749</text:p>
          </table:table-cell>
          <table:table-cell table:style-name="ce38" table:formula="of:=SUM([.D6:.E6])" office:value-type="float" office:value="56847" calcext:value-type="float">
            <text:p>56,847</text:p>
          </table:table-cell>
          <table:table-cell table:style-name="ce38" office:value-type="float" office:value="28719" calcext:value-type="float">
            <text:p>28,719</text:p>
          </table:table-cell>
          <table:table-cell table:style-name="ce45" office:value-type="float" office:value="28128" calcext:value-type="float">
            <text:p>28,1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港鎮</text:p>
          </table:table-cell>
          <table:table-cell table:style-name="ce33" office:value-type="float" office:value="14828" calcext:value-type="float">
            <text:p>14,828</text:p>
          </table:table-cell>
          <table:table-cell table:style-name="ce38" table:formula="of:=SUM([.D7:.E7])" office:value-type="float" office:value="50514" calcext:value-type="float">
            <text:p>50,514</text:p>
          </table:table-cell>
          <table:table-cell table:style-name="ce38" office:value-type="float" office:value="25750" calcext:value-type="float">
            <text:p>25,750</text:p>
          </table:table-cell>
          <table:table-cell table:style-name="ce45" office:value-type="float" office:value="24764" calcext:value-type="float">
            <text:p>24,7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恆春鎮</text:p>
          </table:table-cell>
          <table:table-cell table:style-name="ce33" office:value-type="float" office:value="10371" calcext:value-type="float">
            <text:p>10,371</text:p>
          </table:table-cell>
          <table:table-cell table:style-name="ce38" table:formula="of:=SUM([.D8:.E8])" office:value-type="float" office:value="31162" calcext:value-type="float">
            <text:p>31,162</text:p>
          </table:table-cell>
          <table:table-cell table:style-name="ce38" office:value-type="float" office:value="16139" calcext:value-type="float">
            <text:p>16,139</text:p>
          </table:table-cell>
          <table:table-cell table:style-name="ce45" office:value-type="float" office:value="15023" calcext:value-type="float">
            <text:p>15,0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丹鄉</text:p>
          </table:table-cell>
          <table:table-cell table:style-name="ce33" office:value-type="float" office:value="13887" calcext:value-type="float">
            <text:p>13,887</text:p>
          </table:table-cell>
          <table:table-cell table:style-name="ce38" table:formula="of:=SUM([.D9:.E9])" office:value-type="float" office:value="54499" calcext:value-type="float">
            <text:p>54,499</text:p>
          </table:table-cell>
          <table:table-cell table:style-name="ce38" office:value-type="float" office:value="28263" calcext:value-type="float">
            <text:p>28,263</text:p>
          </table:table-cell>
          <table:table-cell table:style-name="ce45" office:value-type="float" office:value="26236" calcext:value-type="float">
            <text:p>26,2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治鄉</text:p>
          </table:table-cell>
          <table:table-cell table:style-name="ce33" office:value-type="float" office:value="9552" calcext:value-type="float">
            <text:p>9,552</text:p>
          </table:table-cell>
          <table:table-cell table:style-name="ce38" table:formula="of:=SUM([.D10:.E10])" office:value-type="float" office:value="30975" calcext:value-type="float">
            <text:p>30,975</text:p>
          </table:table-cell>
          <table:table-cell table:style-name="ce38" office:value-type="float" office:value="16288" calcext:value-type="float">
            <text:p>16,288</text:p>
          </table:table-cell>
          <table:table-cell table:style-name="ce45" office:value-type="float" office:value="14687" calcext:value-type="float">
            <text:p>14,6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麟洛鄉</text:p>
          </table:table-cell>
          <table:table-cell table:style-name="ce33" office:value-type="float" office:value="3469" calcext:value-type="float">
            <text:p>3,469</text:p>
          </table:table-cell>
          <table:table-cell table:style-name="ce38" table:formula="of:=SUM([.D11:.E11])" office:value-type="float" office:value="11587" calcext:value-type="float">
            <text:p>11,587</text:p>
          </table:table-cell>
          <table:table-cell table:style-name="ce38" office:value-type="float" office:value="6024" calcext:value-type="float">
            <text:p>6,024</text:p>
          </table:table-cell>
          <table:table-cell table:style-name="ce45" office:value-type="float" office:value="5563" calcext:value-type="float">
            <text:p>5,5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九如鄉</text:p>
          </table:table-cell>
          <table:table-cell table:style-name="ce33" office:value-type="float" office:value="6421" calcext:value-type="float">
            <text:p>6,421</text:p>
          </table:table-cell>
          <table:table-cell table:style-name="ce38" table:formula="of:=SUM([.D12:.E12])" office:value-type="float" office:value="23152" calcext:value-type="float">
            <text:p>23,152</text:p>
          </table:table-cell>
          <table:table-cell table:style-name="ce38" office:value-type="float" office:value="12071" calcext:value-type="float">
            <text:p>12,071</text:p>
          </table:table-cell>
          <table:table-cell table:style-name="ce45" office:value-type="float" office:value="11081" calcext:value-type="float">
            <text:p>11,0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里港鄉</text:p>
          </table:table-cell>
          <table:table-cell table:style-name="ce33" office:value-type="float" office:value="7790" calcext:value-type="float">
            <text:p>7,790</text:p>
          </table:table-cell>
          <table:table-cell table:style-name="ce38" table:formula="of:=SUM([.D13:.E13])" office:value-type="float" office:value="26392" calcext:value-type="float">
            <text:p>26,392</text:p>
          </table:table-cell>
          <table:table-cell table:style-name="ce38" office:value-type="float" office:value="13563" calcext:value-type="float">
            <text:p>13,563</text:p>
          </table:table-cell>
          <table:table-cell table:style-name="ce45" office:value-type="float" office:value="12829" calcext:value-type="float">
            <text:p>12,8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埔鄉</text:p>
          </table:table-cell>
          <table:table-cell table:style-name="ce33" office:value-type="float" office:value="7533" calcext:value-type="float">
            <text:p>7,533</text:p>
          </table:table-cell>
          <table:table-cell table:style-name="ce38" table:formula="of:=SUM([.D14:.E14])" office:value-type="float" office:value="27563" calcext:value-type="float">
            <text:p>27,563</text:p>
          </table:table-cell>
          <table:table-cell table:style-name="ce38" office:value-type="float" office:value="14385" calcext:value-type="float">
            <text:p>14,385</text:p>
          </table:table-cell>
          <table:table-cell table:style-name="ce45" office:value-type="float" office:value="13178" calcext:value-type="float">
            <text:p>13,1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高樹鄉</text:p>
          </table:table-cell>
          <table:table-cell table:style-name="ce33" office:value-type="float" office:value="9514" calcext:value-type="float">
            <text:p>9,514</text:p>
          </table:table-cell>
          <table:table-cell table:style-name="ce38" table:formula="of:=SUM([.D15:.E15])" office:value-type="float" office:value="27277" calcext:value-type="float">
            <text:p>27,277</text:p>
          </table:table-cell>
          <table:table-cell table:style-name="ce38" office:value-type="float" office:value="14611" calcext:value-type="float">
            <text:p>14,611</text:p>
          </table:table-cell>
          <table:table-cell table:style-name="ce45" office:value-type="float" office:value="12666" calcext:value-type="float">
            <text:p>12,6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巒鄉</text:p>
          </table:table-cell>
          <table:table-cell table:style-name="ce33" office:value-type="float" office:value="6303" calcext:value-type="float">
            <text:p>6,303</text:p>
          </table:table-cell>
          <table:table-cell table:style-name="ce38" table:formula="of:=SUM([.D16:.E16])" office:value-type="float" office:value="22523" calcext:value-type="float">
            <text:p>22,523</text:p>
          </table:table-cell>
          <table:table-cell table:style-name="ce38" office:value-type="float" office:value="11903" calcext:value-type="float">
            <text:p>11,903</text:p>
          </table:table-cell>
          <table:table-cell table:style-name="ce45" office:value-type="float" office:value="10620" calcext:value-type="float">
            <text:p>10,6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埔鄉</text:p>
          </table:table-cell>
          <table:table-cell table:style-name="ce33" office:value-type="float" office:value="17368" calcext:value-type="float">
            <text:p>17,368</text:p>
          </table:table-cell>
          <table:table-cell table:style-name="ce38" table:formula="of:=SUM([.D17:.E17])" office:value-type="float" office:value="59207" calcext:value-type="float">
            <text:p>59,207</text:p>
          </table:table-cell>
          <table:table-cell table:style-name="ce38" office:value-type="float" office:value="30946" calcext:value-type="float">
            <text:p>30,946</text:p>
          </table:table-cell>
          <table:table-cell table:style-name="ce45" office:value-type="float" office:value="28261" calcext:value-type="float">
            <text:p>28,2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田鄉</text:p>
          </table:table-cell>
          <table:table-cell table:style-name="ce33" office:value-type="float" office:value="5389" calcext:value-type="float">
            <text:p>5,389</text:p>
          </table:table-cell>
          <table:table-cell table:style-name="ce38" table:formula="of:=SUM([.D18:.E18])" office:value-type="float" office:value="18472" calcext:value-type="float">
            <text:p>18,472</text:p>
          </table:table-cell>
          <table:table-cell table:style-name="ce38" office:value-type="float" office:value="9864" calcext:value-type="float">
            <text:p>9,864</text:p>
          </table:table-cell>
          <table:table-cell table:style-name="ce45" office:value-type="float" office:value="8608" calcext:value-type="float">
            <text:p>8,6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埤鄉</text:p>
          </table:table-cell>
          <table:table-cell table:style-name="ce33" office:value-type="float" office:value="3299" calcext:value-type="float">
            <text:p>3,299</text:p>
          </table:table-cell>
          <table:table-cell table:style-name="ce38" table:formula="of:=SUM([.D19:.E19])" office:value-type="float" office:value="10900" calcext:value-type="float">
            <text:p>10,900</text:p>
          </table:table-cell>
          <table:table-cell table:style-name="ce38" office:value-type="float" office:value="5781" calcext:value-type="float">
            <text:p>5,781</text:p>
          </table:table-cell>
          <table:table-cell table:style-name="ce45" office:value-type="float" office:value="5119" calcext:value-type="float">
            <text:p>5,1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寮鄉</text:p>
          </table:table-cell>
          <table:table-cell table:style-name="ce33" office:value-type="float" office:value="8282" calcext:value-type="float">
            <text:p>8,282</text:p>
          </table:table-cell>
          <table:table-cell table:style-name="ce38" table:formula="of:=SUM([.D20:.E20])" office:value-type="float" office:value="27224" calcext:value-type="float">
            <text:p>27,224</text:p>
          </table:table-cell>
          <table:table-cell table:style-name="ce42" office:value-type="float" office:value="14465" calcext:value-type="float">
            <text:p>14,465</text:p>
          </table:table-cell>
          <table:table-cell table:style-name="ce45" office:value-type="float" office:value="12759" calcext:value-type="float">
            <text:p>12,7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園鄉</text:p>
          </table:table-cell>
          <table:table-cell table:style-name="ce33" office:value-type="float" office:value="10908" calcext:value-type="float">
            <text:p>10,908</text:p>
          </table:table-cell>
          <table:table-cell table:style-name="ce38" table:formula="of:=SUM([.D21:.E21])" office:value-type="float" office:value="39161" calcext:value-type="float">
            <text:p>39,161</text:p>
          </table:table-cell>
          <table:table-cell table:style-name="ce38" office:value-type="float" office:value="20282" calcext:value-type="float">
            <text:p>20,282</text:p>
          </table:table-cell>
          <table:table-cell table:style-name="ce45" office:value-type="float" office:value="18879" calcext:value-type="float">
            <text:p>18,8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崁頂鄉</text:p>
          </table:table-cell>
          <table:table-cell table:style-name="ce33" office:value-type="float" office:value="4003" calcext:value-type="float">
            <text:p>4,003</text:p>
          </table:table-cell>
          <table:table-cell table:style-name="ce38" table:formula="of:=SUM([.D22:.E22])" office:value-type="float" office:value="17101" calcext:value-type="float">
            <text:p>17,101</text:p>
          </table:table-cell>
          <table:table-cell table:style-name="ce38" office:value-type="float" office:value="8809" calcext:value-type="float">
            <text:p>8,809</text:p>
          </table:table-cell>
          <table:table-cell table:style-name="ce45" office:value-type="float" office:value="8292" calcext:value-type="float">
            <text:p>8,2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邊鄉</text:p>
          </table:table-cell>
          <table:table-cell table:style-name="ce33" office:value-type="float" office:value="6194" calcext:value-type="float">
            <text:p>6,194</text:p>
          </table:table-cell>
          <table:table-cell table:style-name="ce38" table:formula="of:=SUM([.D23:.E23])" office:value-type="float" office:value="21080" calcext:value-type="float">
            <text:p>21,080</text:p>
          </table:table-cell>
          <table:table-cell table:style-name="ce38" office:value-type="float" office:value="10932" calcext:value-type="float">
            <text:p>10,932</text:p>
          </table:table-cell>
          <table:table-cell table:style-name="ce45" office:value-type="float" office:value="10148" calcext:value-type="float">
            <text:p>10,1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州鄉</text:p>
          </table:table-cell>
          <table:table-cell table:style-name="ce33" office:value-type="float" office:value="3578" calcext:value-type="float">
            <text:p>3,578</text:p>
          </table:table-cell>
          <table:table-cell table:style-name="ce38" table:formula="of:=SUM([.D24:.E24])" office:value-type="float" office:value="12020" calcext:value-type="float">
            <text:p>12,020</text:p>
          </table:table-cell>
          <table:table-cell table:style-name="ce38" office:value-type="float" office:value="6190" calcext:value-type="float">
            <text:p>6,190</text:p>
          </table:table-cell>
          <table:table-cell table:style-name="ce45" office:value-type="float" office:value="5830" calcext:value-type="float">
            <text:p>5,8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佳冬鄉</text:p>
          </table:table-cell>
          <table:table-cell table:style-name="ce33" office:value-type="float" office:value="6602" calcext:value-type="float">
            <text:p>6,602</text:p>
          </table:table-cell>
          <table:table-cell table:style-name="ce38" table:formula="of:=SUM([.D25:.E25])" office:value-type="float" office:value="21651" calcext:value-type="float">
            <text:p>21,651</text:p>
          </table:table-cell>
          <table:table-cell table:style-name="ce38" office:value-type="float" office:value="11334" calcext:value-type="float">
            <text:p>11,334</text:p>
          </table:table-cell>
          <table:table-cell table:style-name="ce45" office:value-type="float" office:value="10317" calcext:value-type="float">
            <text:p>10,3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琉球鄉</text:p>
          </table:table-cell>
          <table:table-cell table:style-name="ce33" office:value-type="float" office:value="3791" calcext:value-type="float">
            <text:p>3,791</text:p>
          </table:table-cell>
          <table:table-cell table:style-name="ce38" table:formula="of:=SUM([.D26:.E26])" office:value-type="float" office:value="12561" calcext:value-type="float">
            <text:p>12,561</text:p>
          </table:table-cell>
          <table:table-cell table:style-name="ce38" office:value-type="float" office:value="6959" calcext:value-type="float">
            <text:p>6,959</text:p>
          </table:table-cell>
          <table:table-cell table:style-name="ce45" office:value-type="float" office:value="5602" calcext:value-type="float">
            <text:p>5,6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車城鄉</text:p>
          </table:table-cell>
          <table:table-cell table:style-name="ce33" office:value-type="float" office:value="3403" calcext:value-type="float">
            <text:p>3,403</text:p>
          </table:table-cell>
          <table:table-cell table:style-name="ce38" table:formula="of:=SUM([.D27:.E27])" office:value-type="float" office:value="9972" calcext:value-type="float">
            <text:p>9,972</text:p>
          </table:table-cell>
          <table:table-cell table:style-name="ce38" office:value-type="float" office:value="5384" calcext:value-type="float">
            <text:p>5,384</text:p>
          </table:table-cell>
          <table:table-cell table:style-name="ce45" office:value-type="float" office:value="4588" calcext:value-type="float">
            <text:p>4,5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滿州鄉</text:p>
          </table:table-cell>
          <table:table-cell table:style-name="ce33" office:value-type="float" office:value="2983" calcext:value-type="float">
            <text:p>2,983</text:p>
          </table:table-cell>
          <table:table-cell table:style-name="ce38" table:formula="of:=SUM([.D28:.E28])" office:value-type="float" office:value="8536" calcext:value-type="float">
            <text:p>8,536</text:p>
          </table:table-cell>
          <table:table-cell table:style-name="ce38" office:value-type="float" office:value="4705" calcext:value-type="float">
            <text:p>4,705</text:p>
          </table:table-cell>
          <table:table-cell table:style-name="ce45" office:value-type="float" office:value="3831" calcext:value-type="float">
            <text:p>3,8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山鄉</text:p>
          </table:table-cell>
          <table:table-cell table:style-name="ce33" office:value-type="float" office:value="2102" calcext:value-type="float">
            <text:p>2,102</text:p>
          </table:table-cell>
          <table:table-cell table:style-name="ce38" table:formula="of:=SUM([.D29:.E29])" office:value-type="float" office:value="6166" calcext:value-type="float">
            <text:p>6,166</text:p>
          </table:table-cell>
          <table:table-cell table:style-name="ce38" office:value-type="float" office:value="3316" calcext:value-type="float">
            <text:p>3,316</text:p>
          </table:table-cell>
          <table:table-cell table:style-name="ce45" office:value-type="float" office:value="2850" calcext:value-type="float">
            <text:p>2,8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三地門鄉</text:p>
          </table:table-cell>
          <table:table-cell table:style-name="ce33" office:value-type="float" office:value="2031" calcext:value-type="float">
            <text:p>2,031</text:p>
          </table:table-cell>
          <table:table-cell table:style-name="ce38" table:formula="of:=SUM([.D30:.E30])" office:value-type="float" office:value="7251" calcext:value-type="float">
            <text:p>7,251</text:p>
          </table:table-cell>
          <table:table-cell table:style-name="ce38" office:value-type="float" office:value="3730" calcext:value-type="float">
            <text:p>3,730</text:p>
          </table:table-cell>
          <table:table-cell table:style-name="ce45" office:value-type="float" office:value="3521" calcext:value-type="float">
            <text:p>3,5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霧臺鄉</text:p>
          </table:table-cell>
          <table:table-cell table:style-name="ce33" office:value-type="float" office:value="871" calcext:value-type="float">
            <text:p>871</text:p>
          </table:table-cell>
          <table:table-cell table:style-name="ce38" table:formula="of:=SUM([.D31:.E31])" office:value-type="float" office:value="2687" calcext:value-type="float">
            <text:p>2,687</text:p>
          </table:table-cell>
          <table:table-cell table:style-name="ce38" office:value-type="float" office:value="1437" calcext:value-type="float">
            <text:p>1,437</text:p>
          </table:table-cell>
          <table:table-cell table:style-name="ce45" office:value-type="float" office:value="1250" calcext:value-type="float">
            <text:p>1,2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瑪家鄉</text:p>
          </table:table-cell>
          <table:table-cell table:style-name="ce33" office:value-type="float" office:value="1803" calcext:value-type="float">
            <text:p>1,803</text:p>
          </table:table-cell>
          <table:table-cell table:style-name="ce38" table:formula="of:=SUM([.D32:.E32])" office:value-type="float" office:value="6431" calcext:value-type="float">
            <text:p>6,431</text:p>
          </table:table-cell>
          <table:table-cell table:style-name="ce38" office:value-type="float" office:value="3365" calcext:value-type="float">
            <text:p>3,365</text:p>
          </table:table-cell>
          <table:table-cell table:style-name="ce45" office:value-type="float" office:value="3066" calcext:value-type="float">
            <text:p>3,0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泰武鄉</text:p>
          </table:table-cell>
          <table:table-cell table:style-name="ce33" office:value-type="float" office:value="1112" calcext:value-type="float">
            <text:p>1,112</text:p>
          </table:table-cell>
          <table:table-cell table:style-name="ce38" table:formula="of:=SUM([.D33:.E33])" office:value-type="float" office:value="4896" calcext:value-type="float">
            <text:p>4,896</text:p>
          </table:table-cell>
          <table:table-cell table:style-name="ce38" office:value-type="float" office:value="2622" calcext:value-type="float">
            <text:p>2,622</text:p>
          </table:table-cell>
          <table:table-cell table:style-name="ce45" office:value-type="float" office:value="2274" calcext:value-type="float">
            <text:p>2,2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來義鄉</text:p>
          </table:table-cell>
          <table:table-cell table:style-name="ce33" office:value-type="float" office:value="2075" calcext:value-type="float">
            <text:p>2,075</text:p>
          </table:table-cell>
          <table:table-cell table:style-name="ce38" table:formula="of:=SUM([.D34:.E34])" office:value-type="float" office:value="7673" calcext:value-type="float">
            <text:p>7,673</text:p>
          </table:table-cell>
          <table:table-cell table:style-name="ce38" office:value-type="float" office:value="3978" calcext:value-type="float">
            <text:p>3,978</text:p>
          </table:table-cell>
          <table:table-cell table:style-name="ce45" office:value-type="float" office:value="3695" calcext:value-type="float">
            <text:p>3,6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春日鄉</text:p>
          </table:table-cell>
          <table:table-cell table:style-name="ce33" office:value-type="float" office:value="1284" calcext:value-type="float">
            <text:p>1,284</text:p>
          </table:table-cell>
          <table:table-cell table:style-name="ce38" table:formula="of:=SUM([.D35:.E35])" office:value-type="float" office:value="4942" calcext:value-type="float">
            <text:p>4,942</text:p>
          </table:table-cell>
          <table:table-cell table:style-name="ce38" office:value-type="float" office:value="2582" calcext:value-type="float">
            <text:p>2,582</text:p>
          </table:table-cell>
          <table:table-cell table:style-name="ce45" office:value-type="float" office:value="2360" calcext:value-type="float">
            <text:p>2,3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獅子鄉</text:p>
          </table:table-cell>
          <table:table-cell table:style-name="ce33" office:value-type="float" office:value="1427" calcext:value-type="float">
            <text:p>1,427</text:p>
          </table:table-cell>
          <table:table-cell table:style-name="ce38" table:formula="of:=SUM([.D36:.E36])" office:value-type="float" office:value="4949" calcext:value-type="float">
            <text:p>4,949</text:p>
          </table:table-cell>
          <table:table-cell table:style-name="ce38" office:value-type="float" office:value="2633" calcext:value-type="float">
            <text:p>2,633</text:p>
          </table:table-cell>
          <table:table-cell table:style-name="ce45" office:value-type="float" office:value="2316" calcext:value-type="float">
            <text:p>2,31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牡丹鄉</text:p>
          </table:table-cell>
          <table:table-cell table:style-name="ce47" office:value-type="float" office:value="1793" calcext:value-type="float">
            <text:p>1,793</text:p>
          </table:table-cell>
          <table:table-cell table:style-name="ce39" table:formula="of:=SUM([.D37:.E37])" office:value-type="float" office:value="4860" calcext:value-type="float">
            <text:p>4,860</text:p>
          </table:table-cell>
          <table:table-cell table:style-name="ce39" office:value-type="float" office:value="2532" calcext:value-type="float">
            <text:p>2,532</text:p>
          </table:table-cell>
          <table:table-cell table:style-name="ce52" office:value-type="float" office:value="2328" calcext:value-type="float">
            <text:p>2,328</text:p>
          </table:table-cell>
          <table:table-cell table:number-columns-repeated="1019"/>
        </table:table-row>
        <table:table-row table:style-name="ro3">
          <table:table-cell table:style-name="ce27"/>
          <table:table-cell table:style-name="ce78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東縣" table:style-name="ta1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9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東縣</text:p>
          </table:table-cell>
          <table:table-cell table:style-name="ce33" table:formula="of:=SUM([.B5:.B20])" office:value-type="float" office:value="78594" calcext:value-type="float">
            <text:p>78,594</text:p>
          </table:table-cell>
          <table:table-cell table:style-name="ce44" table:formula="of:=SUM([.C5:.C20])" office:value-type="float" office:value="232107" calcext:value-type="float">
            <text:p>232,107</text:p>
          </table:table-cell>
          <table:table-cell table:style-name="ce38" table:formula="of:=SUM([.D5:.D20])" office:value-type="float" office:value="122258" calcext:value-type="float">
            <text:p>122,258</text:p>
          </table:table-cell>
          <table:table-cell table:style-name="ce45" table:formula="of:=SUM([.E5:.E20])" office:value-type="float" office:value="109849" calcext:value-type="float">
            <text:p>109,8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東市</text:p>
          </table:table-cell>
          <table:table-cell table:style-name="ce33" office:value-type="float" office:value="37298" calcext:value-type="float">
            <text:p>37,298</text:p>
          </table:table-cell>
          <table:table-cell table:style-name="ce38" table:formula="of:=SUM([.D5:.E5])" office:value-type="float" office:value="109893" calcext:value-type="float">
            <text:p>109,893</text:p>
          </table:table-cell>
          <table:table-cell table:style-name="ce38" office:value-type="float" office:value="55991" calcext:value-type="float">
            <text:p>55,991</text:p>
          </table:table-cell>
          <table:table-cell table:style-name="ce45" office:value-type="float" office:value="53902" calcext:value-type="float">
            <text:p>53,9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成功鎮</text:p>
          </table:table-cell>
          <table:table-cell table:style-name="ce33" office:value-type="float" office:value="5362" calcext:value-type="float">
            <text:p>5,362</text:p>
          </table:table-cell>
          <table:table-cell table:style-name="ce44" table:formula="of:=SUM([.D6:.E6])" office:value-type="float" office:value="16236" calcext:value-type="float">
            <text:p>16,236</text:p>
          </table:table-cell>
          <table:table-cell table:style-name="ce38" office:value-type="float" office:value="8699" calcext:value-type="float">
            <text:p>8,699</text:p>
          </table:table-cell>
          <table:table-cell table:style-name="ce45" office:value-type="float" office:value="7537" calcext:value-type="float">
            <text:p>7,5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關山鎮</text:p>
          </table:table-cell>
          <table:table-cell table:style-name="ce33" office:value-type="float" office:value="3195" calcext:value-type="float">
            <text:p>3,195</text:p>
          </table:table-cell>
          <table:table-cell table:style-name="ce44" table:formula="of:=SUM([.D7:.E7])" office:value-type="float" office:value="9909" calcext:value-type="float">
            <text:p>9,909</text:p>
          </table:table-cell>
          <table:table-cell table:style-name="ce38" office:value-type="float" office:value="5237" calcext:value-type="float">
            <text:p>5,237</text:p>
          </table:table-cell>
          <table:table-cell table:style-name="ce45" office:value-type="float" office:value="4672" calcext:value-type="float">
            <text:p>4,6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卑南鄉</text:p>
          </table:table-cell>
          <table:table-cell table:style-name="ce33" office:value-type="float" office:value="6430" calcext:value-type="float">
            <text:p>6,430</text:p>
          </table:table-cell>
          <table:table-cell table:style-name="ce44" table:formula="of:=SUM([.D8:.E8])" office:value-type="float" office:value="18282" calcext:value-type="float">
            <text:p>18,282</text:p>
          </table:table-cell>
          <table:table-cell table:style-name="ce38" office:value-type="float" office:value="9995" calcext:value-type="float">
            <text:p>9,995</text:p>
          </table:table-cell>
          <table:table-cell table:style-name="ce45" office:value-type="float" office:value="8287" calcext:value-type="float">
            <text:p>8,2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武鄉</text:p>
          </table:table-cell>
          <table:table-cell table:style-name="ce33" office:value-type="float" office:value="2441" calcext:value-type="float">
            <text:p>2,441</text:p>
          </table:table-cell>
          <table:table-cell table:style-name="ce44" table:formula="of:=SUM([.D9:.E9])" office:value-type="float" office:value="6942" calcext:value-type="float">
            <text:p>6,942</text:p>
          </table:table-cell>
          <table:table-cell table:style-name="ce38" office:value-type="float" office:value="3656" calcext:value-type="float">
            <text:p>3,656</text:p>
          </table:table-cell>
          <table:table-cell table:style-name="ce45" office:value-type="float" office:value="3286" calcext:value-type="float">
            <text:p>3,2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麻里鄉</text:p>
          </table:table-cell>
          <table:table-cell table:style-name="ce33" office:value-type="float" office:value="4498" calcext:value-type="float">
            <text:p>4,498</text:p>
          </table:table-cell>
          <table:table-cell table:style-name="ce44" table:formula="of:=SUM([.D10:.E10])" office:value-type="float" office:value="12145" calcext:value-type="float">
            <text:p>12,145</text:p>
          </table:table-cell>
          <table:table-cell table:style-name="ce38" office:value-type="float" office:value="6530" calcext:value-type="float">
            <text:p>6,530</text:p>
          </table:table-cell>
          <table:table-cell table:style-name="ce45" office:value-type="float" office:value="5615" calcext:value-type="float">
            <text:p>5,6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河鄉</text:p>
          </table:table-cell>
          <table:table-cell table:style-name="ce33" office:value-type="float" office:value="3490" calcext:value-type="float">
            <text:p>3,490</text:p>
          </table:table-cell>
          <table:table-cell table:style-name="ce44" table:formula="of:=SUM([.D11:.E11])" office:value-type="float" office:value="9562" calcext:value-type="float">
            <text:p>9,562</text:p>
          </table:table-cell>
          <table:table-cell table:style-name="ce38" office:value-type="float" office:value="5339" calcext:value-type="float">
            <text:p>5,339</text:p>
          </table:table-cell>
          <table:table-cell table:style-name="ce45" office:value-type="float" office:value="4223" calcext:value-type="float">
            <text:p>4,2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濱鄉</text:p>
          </table:table-cell>
          <table:table-cell table:style-name="ce33" office:value-type="float" office:value="2876" calcext:value-type="float">
            <text:p>2,876</text:p>
          </table:table-cell>
          <table:table-cell table:style-name="ce44" table:formula="of:=SUM([.D12:.E12])" office:value-type="float" office:value="8644" calcext:value-type="float">
            <text:p>8,644</text:p>
          </table:table-cell>
          <table:table-cell table:style-name="ce38" office:value-type="float" office:value="4926" calcext:value-type="float">
            <text:p>4,926</text:p>
          </table:table-cell>
          <table:table-cell table:style-name="ce45" office:value-type="float" office:value="3718" calcext:value-type="float">
            <text:p>3,7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野鄉</text:p>
          </table:table-cell>
          <table:table-cell table:style-name="ce33" office:value-type="float" office:value="3092" calcext:value-type="float">
            <text:p>3,092</text:p>
          </table:table-cell>
          <table:table-cell table:style-name="ce44" table:formula="of:=SUM([.D13:.E13])" office:value-type="float" office:value="8774" calcext:value-type="float">
            <text:p>8,774</text:p>
          </table:table-cell>
          <table:table-cell table:style-name="ce38" office:value-type="float" office:value="4769" calcext:value-type="float">
            <text:p>4,769</text:p>
          </table:table-cell>
          <table:table-cell table:style-name="ce45" office:value-type="float" office:value="4005" calcext:value-type="float">
            <text:p>4,0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池上鄉</text:p>
          </table:table-cell>
          <table:table-cell table:style-name="ce33" office:value-type="float" office:value="3208" calcext:value-type="float">
            <text:p>3,208</text:p>
          </table:table-cell>
          <table:table-cell table:style-name="ce44" table:formula="of:=SUM([.D14:.E14])" office:value-type="float" office:value="9400" calcext:value-type="float">
            <text:p>9,400</text:p>
          </table:table-cell>
          <table:table-cell table:style-name="ce38" office:value-type="float" office:value="5011" calcext:value-type="float">
            <text:p>5,011</text:p>
          </table:table-cell>
          <table:table-cell table:style-name="ce45" office:value-type="float" office:value="4389" calcext:value-type="float">
            <text:p>4,3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綠島鄉</text:p>
          </table:table-cell>
          <table:table-cell table:style-name="ce33" office:value-type="float" office:value="940" calcext:value-type="float">
            <text:p>940</text:p>
          </table:table-cell>
          <table:table-cell table:style-name="ce44" table:formula="of:=SUM([.D15:.E15])" office:value-type="float" office:value="3173" calcext:value-type="float">
            <text:p>3,173</text:p>
          </table:table-cell>
          <table:table-cell table:style-name="ce38" office:value-type="float" office:value="1709" calcext:value-type="float">
            <text:p>1,709</text:p>
          </table:table-cell>
          <table:table-cell table:style-name="ce45" office:value-type="float" office:value="1464" calcext:value-type="float">
            <text:p>1,4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延平鄉</text:p>
          </table:table-cell>
          <table:table-cell table:style-name="ce33" office:value-type="float" office:value="1068" calcext:value-type="float">
            <text:p>1,068</text:p>
          </table:table-cell>
          <table:table-cell table:style-name="ce44" table:formula="of:=SUM([.D16:.E16])" office:value-type="float" office:value="3579" calcext:value-type="float">
            <text:p>3,579</text:p>
          </table:table-cell>
          <table:table-cell table:style-name="ce38" office:value-type="float" office:value="1998" calcext:value-type="float">
            <text:p>1,998</text:p>
          </table:table-cell>
          <table:table-cell table:style-name="ce45" office:value-type="float" office:value="1581" calcext:value-type="float">
            <text:p>1,5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海端鄉</text:p>
          </table:table-cell>
          <table:table-cell table:style-name="ce33" office:value-type="float" office:value="1082" calcext:value-type="float">
            <text:p>1,082</text:p>
          </table:table-cell>
          <table:table-cell table:style-name="ce44" table:formula="of:=SUM([.D17:.E17])" office:value-type="float" office:value="4533" calcext:value-type="float">
            <text:p>4,533</text:p>
          </table:table-cell>
          <table:table-cell table:style-name="ce38" office:value-type="float" office:value="2474" calcext:value-type="float">
            <text:p>2,474</text:p>
          </table:table-cell>
          <table:table-cell table:style-name="ce45" office:value-type="float" office:value="2059" calcext:value-type="float">
            <text:p>2,0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達仁鄉</text:p>
          </table:table-cell>
          <table:table-cell table:style-name="ce33" office:value-type="float" office:value="1399" calcext:value-type="float">
            <text:p>1,399</text:p>
          </table:table-cell>
          <table:table-cell table:style-name="ce44" table:formula="of:=SUM([.D18:.E18])" office:value-type="float" office:value="3713" calcext:value-type="float">
            <text:p>3,713</text:p>
          </table:table-cell>
          <table:table-cell table:style-name="ce38" office:value-type="float" office:value="2062" calcext:value-type="float">
            <text:p>2,062</text:p>
          </table:table-cell>
          <table:table-cell table:style-name="ce45" office:value-type="float" office:value="1651" calcext:value-type="float">
            <text:p>1,6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金峰鄉</text:p>
          </table:table-cell>
          <table:table-cell table:style-name="ce33" office:value-type="float" office:value="973" calcext:value-type="float">
            <text:p>973</text:p>
          </table:table-cell>
          <table:table-cell table:style-name="ce44" table:formula="of:=SUM([.D19:.E19])" office:value-type="float" office:value="3311" calcext:value-type="float">
            <text:p>3,311</text:p>
          </table:table-cell>
          <table:table-cell table:style-name="ce38" office:value-type="float" office:value="1743" calcext:value-type="float">
            <text:p>1,743</text:p>
          </table:table-cell>
          <table:table-cell table:style-name="ce45" office:value-type="float" office:value="1568" calcext:value-type="float">
            <text:p>1,568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蘭嶼鄉</text:p>
          </table:table-cell>
          <table:table-cell table:style-name="ce47" office:value-type="float" office:value="1242" calcext:value-type="float">
            <text:p>1,242</text:p>
          </table:table-cell>
          <table:table-cell table:style-name="ce39" table:formula="of:=SUM([.D20:.E20])" office:value-type="float" office:value="4011" calcext:value-type="float">
            <text:p>4,011</text:p>
          </table:table-cell>
          <table:table-cell table:style-name="ce79" office:value-type="float" office:value="2119" calcext:value-type="float">
            <text:p>2,119</text:p>
          </table:table-cell>
          <table:table-cell table:style-name="ce52" office:value-type="float" office:value="1892" calcext:value-type="float">
            <text:p>1,892</text:p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花蓮縣" table:style-name="ta1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9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花蓮縣</text:p>
          </table:table-cell>
          <table:table-cell table:style-name="ce33" table:formula="of:=SUM([.B5:.B17])" office:value-type="float" office:value="118291" calcext:value-type="float">
            <text:p>118,291</text:p>
          </table:table-cell>
          <table:table-cell table:style-name="ce44" table:formula="of:=SUM([.C5:.C17])" office:value-type="float" office:value="341843" calcext:value-type="float">
            <text:p>341,843</text:p>
          </table:table-cell>
          <table:table-cell table:style-name="ce38" table:formula="of:=SUM([.D5:.D17])" office:value-type="float" office:value="177302" calcext:value-type="float">
            <text:p>177,302</text:p>
          </table:table-cell>
          <table:table-cell table:style-name="ce45" table:formula="of:=SUM([.E5:.E17])" office:value-type="float" office:value="164541" calcext:value-type="float">
            <text:p>164,5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蓮市</text:p>
          </table:table-cell>
          <table:table-cell table:style-name="ce33" office:value-type="float" office:value="39810" calcext:value-type="float">
            <text:p>39,810</text:p>
          </table:table-cell>
          <table:table-cell table:style-name="ce38" table:formula="of:=SUM([.D5:.E5])" office:value-type="float" office:value="110217" calcext:value-type="float">
            <text:p>110,217</text:p>
          </table:table-cell>
          <table:table-cell table:style-name="ce38" office:value-type="float" office:value="54306" calcext:value-type="float">
            <text:p>54,306</text:p>
          </table:table-cell>
          <table:table-cell table:style-name="ce45" office:value-type="float" office:value="55911" calcext:value-type="float">
            <text:p>55,9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林鎮</text:p>
          </table:table-cell>
          <table:table-cell table:style-name="ce33" office:value-type="float" office:value="4414" calcext:value-type="float">
            <text:p>4,414</text:p>
          </table:table-cell>
          <table:table-cell table:style-name="ce38" table:formula="of:=SUM([.D6:.E6])" office:value-type="float" office:value="12328" calcext:value-type="float">
            <text:p>12,328</text:p>
          </table:table-cell>
          <table:table-cell table:style-name="ce38" office:value-type="float" office:value="6570" calcext:value-type="float">
            <text:p>6,570</text:p>
          </table:table-cell>
          <table:table-cell table:style-name="ce45" office:value-type="float" office:value="5758" calcext:value-type="float">
            <text:p>5,7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玉里鎮</text:p>
          </table:table-cell>
          <table:table-cell table:style-name="ce33" office:value-type="float" office:value="8867" calcext:value-type="float">
            <text:p>8,867</text:p>
          </table:table-cell>
          <table:table-cell table:style-name="ce38" table:formula="of:=SUM([.D7:.E7])" office:value-type="float" office:value="27785" calcext:value-type="float">
            <text:p>27,785</text:p>
          </table:table-cell>
          <table:table-cell table:style-name="ce38" office:value-type="float" office:value="15144" calcext:value-type="float">
            <text:p>15,144</text:p>
          </table:table-cell>
          <table:table-cell table:style-name="ce45" office:value-type="float" office:value="12641" calcext:value-type="float">
            <text:p>12,6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城鄉</text:p>
          </table:table-cell>
          <table:table-cell table:style-name="ce33" office:value-type="float" office:value="7127" calcext:value-type="float">
            <text:p>7,127</text:p>
          </table:table-cell>
          <table:table-cell table:style-name="ce38" table:formula="of:=SUM([.D8:.E8])" office:value-type="float" office:value="20298" calcext:value-type="float">
            <text:p>20,298</text:p>
          </table:table-cell>
          <table:table-cell table:style-name="ce38" office:value-type="float" office:value="10613" calcext:value-type="float">
            <text:p>10,613</text:p>
          </table:table-cell>
          <table:table-cell table:style-name="ce45" office:value-type="float" office:value="9685" calcext:value-type="float">
            <text:p>9,6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吉安鄉</text:p>
          </table:table-cell>
          <table:table-cell table:style-name="ce33" office:value-type="float" office:value="27843" calcext:value-type="float">
            <text:p>27,843</text:p>
          </table:table-cell>
          <table:table-cell table:style-name="ce38" table:formula="of:=SUM([.D9:.E9])" office:value-type="float" office:value="78935" calcext:value-type="float">
            <text:p>78,935</text:p>
          </table:table-cell>
          <table:table-cell table:style-name="ce38" office:value-type="float" office:value="40700" calcext:value-type="float">
            <text:p>40,700</text:p>
          </table:table-cell>
          <table:table-cell table:style-name="ce45" office:value-type="float" office:value="38235" calcext:value-type="float">
            <text:p>38,2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壽豐鄉</text:p>
          </table:table-cell>
          <table:table-cell table:style-name="ce33" office:value-type="float" office:value="6724" calcext:value-type="float">
            <text:p>6,724</text:p>
          </table:table-cell>
          <table:table-cell table:style-name="ce38" table:formula="of:=SUM([.D10:.E10])" office:value-type="float" office:value="19127" calcext:value-type="float">
            <text:p>19,127</text:p>
          </table:table-cell>
          <table:table-cell table:style-name="ce38" office:value-type="float" office:value="10377" calcext:value-type="float">
            <text:p>10,377</text:p>
          </table:table-cell>
          <table:table-cell table:style-name="ce45" office:value-type="float" office:value="8750" calcext:value-type="float">
            <text:p>8,7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光復鄉</text:p>
          </table:table-cell>
          <table:table-cell table:style-name="ce33" office:value-type="float" office:value="4972" calcext:value-type="float">
            <text:p>4,972</text:p>
          </table:table-cell>
          <table:table-cell table:style-name="ce38" table:formula="of:=SUM([.D11:.E11])" office:value-type="float" office:value="14459" calcext:value-type="float">
            <text:p>14,459</text:p>
          </table:table-cell>
          <table:table-cell table:style-name="ce38" office:value-type="float" office:value="7763" calcext:value-type="float">
            <text:p>7,763</text:p>
          </table:table-cell>
          <table:table-cell table:style-name="ce45" office:value-type="float" office:value="6696" calcext:value-type="float">
            <text:p>6,6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濱鄉</text:p>
          </table:table-cell>
          <table:table-cell table:style-name="ce33" office:value-type="float" office:value="1804" calcext:value-type="float">
            <text:p>1,804</text:p>
          </table:table-cell>
          <table:table-cell table:style-name="ce38" table:formula="of:=SUM([.D12:.E12])" office:value-type="float" office:value="5205" calcext:value-type="float">
            <text:p>5,205</text:p>
          </table:table-cell>
          <table:table-cell table:style-name="ce38" office:value-type="float" office:value="2905" calcext:value-type="float">
            <text:p>2,905</text:p>
          </table:table-cell>
          <table:table-cell table:style-name="ce45" office:value-type="float" office:value="2300" calcext:value-type="float">
            <text:p>2,3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穗鄉</text:p>
          </table:table-cell>
          <table:table-cell table:style-name="ce33" office:value-type="float" office:value="4575" calcext:value-type="float">
            <text:p>4,575</text:p>
          </table:table-cell>
          <table:table-cell table:style-name="ce38" table:formula="of:=SUM([.D13:.E13])" office:value-type="float" office:value="13206" calcext:value-type="float">
            <text:p>13,206</text:p>
          </table:table-cell>
          <table:table-cell table:style-name="ce38" office:value-type="float" office:value="7181" calcext:value-type="float">
            <text:p>7,181</text:p>
          </table:table-cell>
          <table:table-cell table:style-name="ce45" office:value-type="float" office:value="6025" calcext:value-type="float">
            <text:p>6,0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富里鄉</text:p>
          </table:table-cell>
          <table:table-cell table:style-name="ce33" office:value-type="float" office:value="3917" calcext:value-type="float">
            <text:p>3,917</text:p>
          </table:table-cell>
          <table:table-cell table:style-name="ce38" table:formula="of:=SUM([.D14:.E14])" office:value-type="float" office:value="11888" calcext:value-type="float">
            <text:p>11,888</text:p>
          </table:table-cell>
          <table:table-cell table:style-name="ce38" office:value-type="float" office:value="6574" calcext:value-type="float">
            <text:p>6,574</text:p>
          </table:table-cell>
          <table:table-cell table:style-name="ce45" office:value-type="float" office:value="5314" calcext:value-type="float">
            <text:p>5,3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秀林鄉</text:p>
          </table:table-cell>
          <table:table-cell table:style-name="ce33" office:value-type="float" office:value="4482" calcext:value-type="float">
            <text:p>4,482</text:p>
          </table:table-cell>
          <table:table-cell table:style-name="ce38" table:formula="of:=SUM([.D15:.E15])" office:value-type="float" office:value="14888" calcext:value-type="float">
            <text:p>14,888</text:p>
          </table:table-cell>
          <table:table-cell table:style-name="ce38" office:value-type="float" office:value="7813" calcext:value-type="float">
            <text:p>7,813</text:p>
          </table:table-cell>
          <table:table-cell table:style-name="ce45" office:value-type="float" office:value="7075" calcext:value-type="float">
            <text:p>7,0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萬榮鄉</text:p>
          </table:table-cell>
          <table:table-cell table:style-name="ce33" office:value-type="float" office:value="2129" calcext:value-type="float">
            <text:p>2,129</text:p>
          </table:table-cell>
          <table:table-cell table:style-name="ce38" table:formula="of:=SUM([.D16:.E16])" office:value-type="float" office:value="7041" calcext:value-type="float">
            <text:p>7,041</text:p>
          </table:table-cell>
          <table:table-cell table:style-name="ce38" office:value-type="float" office:value="3768" calcext:value-type="float">
            <text:p>3,768</text:p>
          </table:table-cell>
          <table:table-cell table:style-name="ce45" office:value-type="float" office:value="3273" calcext:value-type="float">
            <text:p>3,27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卓溪鄉</text:p>
          </table:table-cell>
          <table:table-cell table:style-name="ce47" office:value-type="float" office:value="1627" calcext:value-type="float">
            <text:p>1,627</text:p>
          </table:table-cell>
          <table:table-cell table:style-name="ce39" table:formula="of:=SUM([.D17:.E17])" office:value-type="float" office:value="6466" calcext:value-type="float">
            <text:p>6,466</text:p>
          </table:table-cell>
          <table:table-cell table:style-name="ce39" office:value-type="float" office:value="3588" calcext:value-type="float">
            <text:p>3,588</text:p>
          </table:table-cell>
          <table:table-cell table:style-name="ce52" office:value-type="float" office:value="2878" calcext:value-type="float">
            <text:p>2,878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澎湖縣" table:style-name="ta1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9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澎湖縣</text:p>
          </table:table-cell>
          <table:table-cell table:style-name="ce33" table:formula="of:=SUM([.B5:.B10])" office:value-type="float" office:value="31141" calcext:value-type="float">
            <text:p>31,141</text:p>
          </table:table-cell>
          <table:table-cell table:style-name="ce44" table:formula="of:=SUM([.C5:.C10])" office:value-type="float" office:value="92984" calcext:value-type="float">
            <text:p>92,984</text:p>
          </table:table-cell>
          <table:table-cell table:style-name="ce38" table:formula="of:=SUM([.D5:.D10])" office:value-type="float" office:value="47963" calcext:value-type="float">
            <text:p>47,963</text:p>
          </table:table-cell>
          <table:table-cell table:style-name="ce45" table:formula="of:=SUM([.E5:.E10])" office:value-type="float" office:value="45021" calcext:value-type="float">
            <text:p>45,0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馬公市</text:p>
          </table:table-cell>
          <table:table-cell table:style-name="ce33" office:value-type="float" office:value="18226" calcext:value-type="float">
            <text:p>18,226</text:p>
          </table:table-cell>
          <table:table-cell table:style-name="ce38" table:formula="of:=SUM([.D5:.E5])" office:value-type="float" office:value="54951" calcext:value-type="float">
            <text:p>54,951</text:p>
          </table:table-cell>
          <table:table-cell table:style-name="ce38" office:value-type="float" office:value="27987" calcext:value-type="float">
            <text:p>27,987</text:p>
          </table:table-cell>
          <table:table-cell table:style-name="ce45" office:value-type="float" office:value="26964" calcext:value-type="float">
            <text:p>26,9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西鄉</text:p>
          </table:table-cell>
          <table:table-cell table:style-name="ce33" office:value-type="float" office:value="4385" calcext:value-type="float">
            <text:p>4,385</text:p>
          </table:table-cell>
          <table:table-cell table:style-name="ce38" table:formula="of:=SUM([.D6:.E6])" office:value-type="float" office:value="12946" calcext:value-type="float">
            <text:p>12,946</text:p>
          </table:table-cell>
          <table:table-cell table:style-name="ce38" office:value-type="float" office:value="6782" calcext:value-type="float">
            <text:p>6,782</text:p>
          </table:table-cell>
          <table:table-cell table:style-name="ce45" office:value-type="float" office:value="6164" calcext:value-type="float">
            <text:p>6,1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白沙鄉</text:p>
          </table:table-cell>
          <table:table-cell table:style-name="ce33" office:value-type="float" office:value="2977" calcext:value-type="float">
            <text:p>2,977</text:p>
          </table:table-cell>
          <table:table-cell table:style-name="ce38" table:formula="of:=SUM([.D7:.E7])" office:value-type="float" office:value="9177" calcext:value-type="float">
            <text:p>9,177</text:p>
          </table:table-cell>
          <table:table-cell table:style-name="ce38" office:value-type="float" office:value="4840" calcext:value-type="float">
            <text:p>4,840</text:p>
          </table:table-cell>
          <table:table-cell table:style-name="ce45" office:value-type="float" office:value="4337" calcext:value-type="float">
            <text:p>4,3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嶼鄉</text:p>
          </table:table-cell>
          <table:table-cell table:style-name="ce33" office:value-type="float" office:value="2694" calcext:value-type="float">
            <text:p>2,694</text:p>
          </table:table-cell>
          <table:table-cell table:style-name="ce38" table:formula="of:=SUM([.D8:.E8])" office:value-type="float" office:value="8164" calcext:value-type="float">
            <text:p>8,164</text:p>
          </table:table-cell>
          <table:table-cell table:style-name="ce38" office:value-type="float" office:value="4228" calcext:value-type="float">
            <text:p>4,228</text:p>
          </table:table-cell>
          <table:table-cell table:style-name="ce45" office:value-type="float" office:value="3936" calcext:value-type="float">
            <text:p>3,9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望安鄉</text:p>
          </table:table-cell>
          <table:table-cell table:style-name="ce33" office:value-type="float" office:value="1724" calcext:value-type="float">
            <text:p>1,724</text:p>
          </table:table-cell>
          <table:table-cell table:style-name="ce38" table:formula="of:=SUM([.D9:.E9])" office:value-type="float" office:value="4462" calcext:value-type="float">
            <text:p>4,462</text:p>
          </table:table-cell>
          <table:table-cell table:style-name="ce38" office:value-type="float" office:value="2401" calcext:value-type="float">
            <text:p>2,401</text:p>
          </table:table-cell>
          <table:table-cell table:style-name="ce45" office:value-type="float" office:value="2061" calcext:value-type="float">
            <text:p>2,06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七美鄉</text:p>
          </table:table-cell>
          <table:table-cell table:style-name="ce47" office:value-type="float" office:value="1135" calcext:value-type="float">
            <text:p>1,135</text:p>
          </table:table-cell>
          <table:table-cell table:style-name="ce39" table:formula="of:=SUM([.D10:.E10])" office:value-type="float" office:value="3284" calcext:value-type="float">
            <text:p>3,284</text:p>
          </table:table-cell>
          <table:table-cell table:style-name="ce39" office:value-type="float" office:value="1725" calcext:value-type="float">
            <text:p>1,725</text:p>
          </table:table-cell>
          <table:table-cell table:style-name="ce52" office:value-type="float" office:value="1559" calcext:value-type="float">
            <text:p>1,559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基隆市" table:style-name="ta1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9月</text:p>
          </table:table-cell>
          <table:table-cell table:style-name="ce83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基隆市</text:p>
          </table:table-cell>
          <table:table-cell table:style-name="ce33" table:formula="of:=SUM([.B5:.B11])" office:value-type="float" office:value="144068" calcext:value-type="float">
            <text:p>144,068</text:p>
          </table:table-cell>
          <table:table-cell table:style-name="ce44" table:formula="of:=SUM([.C5:.C11])" office:value-type="float" office:value="389087" calcext:value-type="float">
            <text:p>389,087</text:p>
          </table:table-cell>
          <table:table-cell table:style-name="ce38" table:formula="of:=SUM([.D5:.D11])" office:value-type="float" office:value="196985" calcext:value-type="float">
            <text:p>196,985</text:p>
          </table:table-cell>
          <table:table-cell table:style-name="ce45" table:formula="of:=SUM([.E5:.E11])" office:value-type="float" office:value="192102" calcext:value-type="float">
            <text:p>192,102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正區</text:p>
          </table:table-cell>
          <table:table-cell table:style-name="ce33" office:value-type="float" office:value="21766" calcext:value-type="float">
            <text:p>21,766</text:p>
          </table:table-cell>
          <table:table-cell table:style-name="ce38" table:formula="of:=SUM([.D5:.E5])" office:value-type="float" office:value="56956" calcext:value-type="float">
            <text:p>56,956</text:p>
          </table:table-cell>
          <table:table-cell table:style-name="ce38" office:value-type="float" office:value="29375" calcext:value-type="float">
            <text:p>29,375</text:p>
          </table:table-cell>
          <table:table-cell table:style-name="ce45" office:value-type="float" office:value="27581" calcext:value-type="float">
            <text:p>27,581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七堵區</text:p>
          </table:table-cell>
          <table:table-cell table:style-name="ce33" office:value-type="float" office:value="19316" calcext:value-type="float">
            <text:p>19,316</text:p>
          </table:table-cell>
          <table:table-cell table:style-name="ce38" table:formula="of:=SUM([.D6:.E6])" office:value-type="float" office:value="55231" calcext:value-type="float">
            <text:p>55,231</text:p>
          </table:table-cell>
          <table:table-cell table:style-name="ce38" office:value-type="float" office:value="28105" calcext:value-type="float">
            <text:p>28,105</text:p>
          </table:table-cell>
          <table:table-cell table:style-name="ce45" office:value-type="float" office:value="27126" calcext:value-type="float">
            <text:p>27,126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暖暖區</text:p>
          </table:table-cell>
          <table:table-cell table:style-name="ce33" office:value-type="float" office:value="14152" calcext:value-type="float">
            <text:p>14,152</text:p>
          </table:table-cell>
          <table:table-cell table:style-name="ce38" table:formula="of:=SUM([.D7:.E7])" office:value-type="float" office:value="38262" calcext:value-type="float">
            <text:p>38,262</text:p>
          </table:table-cell>
          <table:table-cell table:style-name="ce38" office:value-type="float" office:value="19506" calcext:value-type="float">
            <text:p>19,506</text:p>
          </table:table-cell>
          <table:table-cell table:style-name="ce45" office:value-type="float" office:value="18756" calcext:value-type="float">
            <text:p>18,756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仁愛區</text:p>
          </table:table-cell>
          <table:table-cell table:style-name="ce33" office:value-type="float" office:value="19306" calcext:value-type="float">
            <text:p>19,306</text:p>
          </table:table-cell>
          <table:table-cell table:style-name="ce38" table:formula="of:=SUM([.D8:.E8])" office:value-type="float" office:value="50488" calcext:value-type="float">
            <text:p>50,488</text:p>
          </table:table-cell>
          <table:table-cell table:style-name="ce38" office:value-type="float" office:value="25098" calcext:value-type="float">
            <text:p>25,098</text:p>
          </table:table-cell>
          <table:table-cell table:style-name="ce45" office:value-type="float" office:value="25390" calcext:value-type="float">
            <text:p>25,390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山區</text:p>
          </table:table-cell>
          <table:table-cell table:style-name="ce33" office:value-type="float" office:value="18703" calcext:value-type="float">
            <text:p>18,703</text:p>
          </table:table-cell>
          <table:table-cell table:style-name="ce38" table:formula="of:=SUM([.D9:.E9])" office:value-type="float" office:value="51825" calcext:value-type="float">
            <text:p>51,825</text:p>
          </table:table-cell>
          <table:table-cell table:style-name="ce38" office:value-type="float" office:value="26572" calcext:value-type="float">
            <text:p>26,572</text:p>
          </table:table-cell>
          <table:table-cell table:style-name="ce45" office:value-type="float" office:value="25253" calcext:value-type="float">
            <text:p>25,253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安樂區</text:p>
          </table:table-cell>
          <table:table-cell table:style-name="ce33" office:value-type="float" office:value="31239" calcext:value-type="float">
            <text:p>31,239</text:p>
          </table:table-cell>
          <table:table-cell table:style-name="ce38" table:formula="of:=SUM([.D10:.E10])" office:value-type="float" office:value="85181" calcext:value-type="float">
            <text:p>85,181</text:p>
          </table:table-cell>
          <table:table-cell table:style-name="ce38" office:value-type="float" office:value="42599" calcext:value-type="float">
            <text:p>42,599</text:p>
          </table:table-cell>
          <table:table-cell table:style-name="ce45" office:value-type="float" office:value="42582" calcext:value-type="float">
            <text:p>42,582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信義區</text:p>
          </table:table-cell>
          <table:table-cell table:style-name="ce47" office:value-type="float" office:value="19586" calcext:value-type="float">
            <text:p>19,586</text:p>
          </table:table-cell>
          <table:table-cell table:style-name="ce39" table:formula="of:=SUM([.D11:.E11])" office:value-type="float" office:value="51144" calcext:value-type="float">
            <text:p>51,144</text:p>
          </table:table-cell>
          <table:table-cell table:style-name="ce39" office:value-type="float" office:value="25730" calcext:value-type="float">
            <text:p>25,730</text:p>
          </table:table-cell>
          <table:table-cell table:style-name="ce52" office:value-type="float" office:value="25414" calcext:value-type="float">
            <text:p>25,414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市" table:style-name="ta1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9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新竹市</text:p>
          </table:table-cell>
          <table:table-cell table:style-name="ce33" table:formula="of:=SUM([.B5:.B7])" office:value-type="float" office:value="133185" calcext:value-type="float">
            <text:p>133,185</text:p>
          </table:table-cell>
          <table:table-cell table:style-name="ce44" table:formula="of:=SUM([.C5:.C7])" office:value-type="float" office:value="403638" calcext:value-type="float">
            <text:p>403,638</text:p>
          </table:table-cell>
          <table:table-cell table:style-name="ce38" table:formula="of:=SUM([.D5:.D7])" office:value-type="float" office:value="201654" calcext:value-type="float">
            <text:p>201,654</text:p>
          </table:table-cell>
          <table:table-cell table:style-name="ce45" table:formula="of:=SUM([.E5:.E7])" office:value-type="float" office:value="201984" calcext:value-type="float">
            <text:p>201,9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4282" calcext:value-type="float">
            <text:p>64,282</text:p>
          </table:table-cell>
          <table:table-cell table:style-name="ce38" table:formula="of:=SUM([.D5:.E5])" office:value-type="float" office:value="191814" calcext:value-type="float">
            <text:p>191,814</text:p>
          </table:table-cell>
          <table:table-cell table:style-name="ce38" office:value-type="float" office:value="95052" calcext:value-type="float">
            <text:p>95,052</text:p>
          </table:table-cell>
          <table:table-cell table:style-name="ce45" office:value-type="float" office:value="96762" calcext:value-type="float">
            <text:p>96,7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7397" calcext:value-type="float">
            <text:p>47,397</text:p>
          </table:table-cell>
          <table:table-cell table:style-name="ce38" table:formula="of:=SUM([.D6:.E6])" office:value-type="float" office:value="141040" calcext:value-type="float">
            <text:p>141,040</text:p>
          </table:table-cell>
          <table:table-cell table:style-name="ce38" office:value-type="float" office:value="70340" calcext:value-type="float">
            <text:p>70,340</text:p>
          </table:table-cell>
          <table:table-cell table:style-name="ce45" office:value-type="float" office:value="70700" calcext:value-type="float">
            <text:p>70,70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香山區</text:p>
          </table:table-cell>
          <table:table-cell table:style-name="ce47" office:value-type="float" office:value="21506" calcext:value-type="float">
            <text:p>21,506</text:p>
          </table:table-cell>
          <table:table-cell table:style-name="ce39" table:formula="of:=SUM([.D7:.E7])" office:value-type="float" office:value="70784" calcext:value-type="float">
            <text:p>70,784</text:p>
          </table:table-cell>
          <table:table-cell table:style-name="ce39" office:value-type="float" office:value="36262" calcext:value-type="float">
            <text:p>36,262</text:p>
          </table:table-cell>
          <table:table-cell table:style-name="ce52" office:value-type="float" office:value="34522" calcext:value-type="float">
            <text:p>34,522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市" table:style-name="ta2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9月</text:p>
          </table:table-cell>
          <table:table-cell table:style-name="ce84"/>
          <table:table-cell table:style-name="ce85"/>
          <table:table-cell table:style-name="ce84" table:number-columns-repeated="2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中市</text:p>
          </table:table-cell>
          <table:table-cell table:style-name="ce33" table:formula="of:=SUM([.B5:.B12])" office:value-type="float" office:value="368324" calcext:value-type="float">
            <text:p>368,324</text:p>
          </table:table-cell>
          <table:table-cell table:style-name="ce44" table:formula="of:=SUM([.C5:.C12])" office:value-type="float" office:value="1063800" calcext:value-type="float">
            <text:p>1,063,800</text:p>
          </table:table-cell>
          <table:table-cell table:style-name="ce38" table:formula="of:=SUM([.D5:.D12])" office:value-type="float" office:value="519282" calcext:value-type="float">
            <text:p>519,282</text:p>
          </table:table-cell>
          <table:table-cell table:style-name="ce45" table:formula="of:=SUM([.E5:.E12])" office:value-type="float" office:value="544518" calcext:value-type="float">
            <text:p>544,51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中　區</text:p>
          </table:table-cell>
          <table:table-cell table:style-name="ce33" office:value-type="float" office:value="8534" calcext:value-type="float">
            <text:p>8,534</text:p>
          </table:table-cell>
          <table:table-cell table:style-name="ce38" table:formula="of:=SUM([.D5:.E5])" office:value-type="float" office:value="23959" calcext:value-type="float">
            <text:p>23,959</text:p>
          </table:table-cell>
          <table:table-cell table:style-name="ce38" office:value-type="float" office:value="11808" calcext:value-type="float">
            <text:p>11,808</text:p>
          </table:table-cell>
          <table:table-cell table:style-name="ce45" office:value-type="float" office:value="12151" calcext:value-type="float">
            <text:p>12,15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　區</text:p>
          </table:table-cell>
          <table:table-cell table:style-name="ce33" office:value-type="float" office:value="25137" calcext:value-type="float">
            <text:p>25,137</text:p>
          </table:table-cell>
          <table:table-cell table:style-name="ce38" table:formula="of:=SUM([.D6:.E6])" office:value-type="float" office:value="73929" calcext:value-type="float">
            <text:p>73,929</text:p>
          </table:table-cell>
          <table:table-cell table:style-name="ce38" office:value-type="float" office:value="37574" calcext:value-type="float">
            <text:p>37,574</text:p>
          </table:table-cell>
          <table:table-cell table:style-name="ce45" office:value-type="float" office:value="36355" calcext:value-type="float">
            <text:p>36,35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　區</text:p>
          </table:table-cell>
          <table:table-cell table:style-name="ce33" office:value-type="float" office:value="42034" calcext:value-type="float">
            <text:p>42,034</text:p>
          </table:table-cell>
          <table:table-cell table:style-name="ce38" table:formula="of:=SUM([.D7:.E7])" office:value-type="float" office:value="117256" calcext:value-type="float">
            <text:p>117,256</text:p>
          </table:table-cell>
          <table:table-cell table:style-name="ce38" office:value-type="float" office:value="56600" calcext:value-type="float">
            <text:p>56,600</text:p>
          </table:table-cell>
          <table:table-cell table:style-name="ce45" office:value-type="float" office:value="60656" calcext:value-type="float">
            <text:p>60,65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　區</text:p>
          </table:table-cell>
          <table:table-cell table:style-name="ce33" office:value-type="float" office:value="40057" calcext:value-type="float">
            <text:p>40,057</text:p>
          </table:table-cell>
          <table:table-cell table:style-name="ce38" table:formula="of:=SUM([.D8:.E8])" office:value-type="float" office:value="111148" calcext:value-type="float">
            <text:p>111,148</text:p>
          </table:table-cell>
          <table:table-cell table:style-name="ce38" office:value-type="float" office:value="54194" calcext:value-type="float">
            <text:p>54,194</text:p>
          </table:table-cell>
          <table:table-cell table:style-name="ce45" office:value-type="float" office:value="56954" calcext:value-type="float">
            <text:p>56,95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　區</text:p>
          </table:table-cell>
          <table:table-cell table:style-name="ce33" office:value-type="float" office:value="54151" calcext:value-type="float">
            <text:p>54,151</text:p>
          </table:table-cell>
          <table:table-cell table:style-name="ce38" table:formula="of:=SUM([.D9:.E9])" office:value-type="float" office:value="147891" calcext:value-type="float">
            <text:p>147,891</text:p>
          </table:table-cell>
          <table:table-cell table:style-name="ce38" office:value-type="float" office:value="72002" calcext:value-type="float">
            <text:p>72,002</text:p>
          </table:table-cell>
          <table:table-cell table:style-name="ce45" office:value-type="float" office:value="75889" calcext:value-type="float">
            <text:p>75,88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屯區</text:p>
          </table:table-cell>
          <table:table-cell table:style-name="ce33" office:value-type="float" office:value="69032" calcext:value-type="float">
            <text:p>69,032</text:p>
          </table:table-cell>
          <table:table-cell table:style-name="ce38" table:formula="of:=SUM([.D10:.E10])" office:value-type="float" office:value="200835" calcext:value-type="float">
            <text:p>200,835</text:p>
          </table:table-cell>
          <table:table-cell table:style-name="ce38" office:value-type="float" office:value="98049" calcext:value-type="float">
            <text:p>98,049</text:p>
          </table:table-cell>
          <table:table-cell table:style-name="ce45" office:value-type="float" office:value="102786" calcext:value-type="float">
            <text:p>102,78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屯區</text:p>
          </table:table-cell>
          <table:table-cell table:style-name="ce33" office:value-type="float" office:value="49854" calcext:value-type="float">
            <text:p>49,854</text:p>
          </table:table-cell>
          <table:table-cell table:style-name="ce38" table:formula="of:=SUM([.D11:.E11])" office:value-type="float" office:value="147599" calcext:value-type="float">
            <text:p>147,599</text:p>
          </table:table-cell>
          <table:table-cell table:style-name="ce38" office:value-type="float" office:value="71459" calcext:value-type="float">
            <text:p>71,459</text:p>
          </table:table-cell>
          <table:table-cell table:style-name="ce45" office:value-type="float" office:value="76140" calcext:value-type="float">
            <text:p>76,14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屯區</text:p>
          </table:table-cell>
          <table:table-cell table:style-name="ce47" office:value-type="float" office:value="79525" calcext:value-type="float">
            <text:p>79,525</text:p>
          </table:table-cell>
          <table:table-cell table:style-name="ce39" table:formula="of:=SUM([.D12:.E12])" office:value-type="float" office:value="241183" calcext:value-type="float">
            <text:p>241,183</text:p>
          </table:table-cell>
          <table:table-cell table:style-name="ce39" office:value-type="float" office:value="117596" calcext:value-type="float">
            <text:p>117,596</text:p>
          </table:table-cell>
          <table:table-cell table:style-name="ce52" office:value-type="float" office:value="123587" calcext:value-type="float">
            <text:p>123,587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市" table:style-name="ta2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9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市</text:p>
          </table:table-cell>
          <table:table-cell table:style-name="ce33" table:formula="of:=SUM([.B5:.B6])" office:value-type="float" office:value="92935" calcext:value-type="float">
            <text:p>92,935</text:p>
          </table:table-cell>
          <table:table-cell table:style-name="ce44" table:formula="of:=SUM([.C5:.C6])" office:value-type="float" office:value="274032" calcext:value-type="float">
            <text:p>274,032</text:p>
          </table:table-cell>
          <table:table-cell table:style-name="ce38" table:formula="of:=SUM([.D5:.D6])" office:value-type="float" office:value="135414" calcext:value-type="float">
            <text:p>135,414</text:p>
          </table:table-cell>
          <table:table-cell table:style-name="ce45" table:formula="of:=SUM([.E5:.E6])" office:value-type="float" office:value="138618" calcext:value-type="float">
            <text:p>138,6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44077" calcext:value-type="float">
            <text:p>44,077</text:p>
          </table:table-cell>
          <table:table-cell table:style-name="ce38" table:formula="of:=SUM([.D5:.E5])" office:value-type="float" office:value="128557" calcext:value-type="float">
            <text:p>128,557</text:p>
          </table:table-cell>
          <table:table-cell table:style-name="ce38" office:value-type="float" office:value="62998" calcext:value-type="float">
            <text:p>62,998</text:p>
          </table:table-cell>
          <table:table-cell table:style-name="ce37" office:value-type="float" office:value="65559" calcext:value-type="float">
            <text:p>65,55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西 <text:s text:c="3"/>區</text:p>
          </table:table-cell>
          <table:table-cell table:style-name="ce47" office:value-type="float" office:value="48858" calcext:value-type="float">
            <text:p>48,858</text:p>
          </table:table-cell>
          <table:table-cell table:style-name="ce39" table:formula="of:=SUM([.D6:.E6])" office:value-type="float" office:value="145475" calcext:value-type="float">
            <text:p>145,475</text:p>
          </table:table-cell>
          <table:table-cell table:style-name="ce39" office:value-type="float" office:value="72416" calcext:value-type="float">
            <text:p>72,416</text:p>
          </table:table-cell>
          <table:table-cell table:style-name="ce52" office:value-type="float" office:value="73059" calcext:value-type="float">
            <text:p>73,059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市" table:style-name="ta2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9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南市</text:p>
          </table:table-cell>
          <table:table-cell table:style-name="ce33" table:formula="of:=SUM([.B5:.B10])" office:value-type="float" office:value="261183" calcext:value-type="float">
            <text:p>261,183</text:p>
          </table:table-cell>
          <table:table-cell table:style-name="ce44" table:formula="of:=SUM([.C5:.C10])" office:value-type="float" office:value="767812" calcext:value-type="float">
            <text:p>767,812</text:p>
          </table:table-cell>
          <table:table-cell table:style-name="ce38" table:formula="of:=SUM([.D5:.D10])" office:value-type="float" office:value="381394" calcext:value-type="float">
            <text:p>381,394</text:p>
          </table:table-cell>
          <table:table-cell table:style-name="ce45" table:formula="of:=SUM([.E5:.E10])" office:value-type="float" office:value="386418" calcext:value-type="float">
            <text:p>386,4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9225" calcext:value-type="float">
            <text:p>69,225</text:p>
          </table:table-cell>
          <table:table-cell table:style-name="ce38" table:formula="of:=SUM([.D5:.E5])" office:value-type="float" office:value="194247" calcext:value-type="float">
            <text:p>194,247</text:p>
          </table:table-cell>
          <table:table-cell table:style-name="ce38" office:value-type="float" office:value="94530" calcext:value-type="float">
            <text:p>94,530</text:p>
          </table:table-cell>
          <table:table-cell table:style-name="ce37" office:value-type="float" office:value="99717" calcext:value-type="float">
            <text:p>99,7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 <text:s text:c="3"/>區</text:p>
          </table:table-cell>
          <table:table-cell table:style-name="ce33" office:value-type="float" office:value="42261" calcext:value-type="float">
            <text:p>42,261</text:p>
          </table:table-cell>
          <table:table-cell table:style-name="ce38" table:formula="of:=SUM([.D6:.E6])" office:value-type="float" office:value="127501" calcext:value-type="float">
            <text:p>127,501</text:p>
          </table:table-cell>
          <table:table-cell table:style-name="ce38" office:value-type="float" office:value="64185" calcext:value-type="float">
            <text:p>64,185</text:p>
          </table:table-cell>
          <table:table-cell table:style-name="ce37" office:value-type="float" office:value="63316" calcext:value-type="float">
            <text:p>63,3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6147" calcext:value-type="float">
            <text:p>46,147</text:p>
          </table:table-cell>
          <table:table-cell table:style-name="ce38" table:formula="of:=SUM([.D7:.E7])" office:value-type="float" office:value="129599" calcext:value-type="float">
            <text:p>129,599</text:p>
          </table:table-cell>
          <table:table-cell table:style-name="ce38" office:value-type="float" office:value="64298" calcext:value-type="float">
            <text:p>64,298</text:p>
          </table:table-cell>
          <table:table-cell table:style-name="ce37" office:value-type="float" office:value="65301" calcext:value-type="float">
            <text:p>65,3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安南區</text:p>
          </table:table-cell>
          <table:table-cell table:style-name="ce33" office:value-type="float" office:value="51968" calcext:value-type="float">
            <text:p>51,968</text:p>
          </table:table-cell>
          <table:table-cell table:style-name="ce38" table:formula="of:=SUM([.D8:.E8])" office:value-type="float" office:value="175346" calcext:value-type="float">
            <text:p>175,346</text:p>
          </table:table-cell>
          <table:table-cell table:style-name="ce38" office:value-type="float" office:value="89537" calcext:value-type="float">
            <text:p>89,537</text:p>
          </table:table-cell>
          <table:table-cell table:style-name="ce37" office:value-type="float" office:value="85809" calcext:value-type="float">
            <text:p>85,80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平區</text:p>
          </table:table-cell>
          <table:table-cell table:style-name="ce33" office:value-type="float" office:value="21855" calcext:value-type="float">
            <text:p>21,855</text:p>
          </table:table-cell>
          <table:table-cell table:style-name="ce38" table:formula="of:=SUM([.D9:.E9])" office:value-type="float" office:value="60409" calcext:value-type="float">
            <text:p>60,409</text:p>
          </table:table-cell>
          <table:table-cell table:style-name="ce38" office:value-type="float" office:value="29015" calcext:value-type="float">
            <text:p>29,015</text:p>
          </table:table-cell>
          <table:table-cell table:style-name="ce37" office:value-type="float" office:value="31394" calcext:value-type="float">
            <text:p>31,394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中西區</text:p>
          </table:table-cell>
          <table:table-cell table:style-name="ce47" office:value-type="float" office:value="29727" calcext:value-type="float">
            <text:p>29,727</text:p>
          </table:table-cell>
          <table:table-cell table:style-name="ce39" table:formula="of:=SUM([.D10:.E10])" office:value-type="float" office:value="80710" calcext:value-type="float">
            <text:p>80,710</text:p>
          </table:table-cell>
          <table:table-cell table:style-name="ce39" office:value-type="float" office:value="39829" calcext:value-type="float">
            <text:p>39,829</text:p>
          </table:table-cell>
          <table:table-cell table:style-name="ce52" office:value-type="float" office:value="40881" calcext:value-type="float">
            <text:p>40,881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市" table:style-name="ta2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9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北市</text:p>
          </table:table-cell>
          <table:table-cell table:style-name="ce33" table:formula="of:=SUM([.B5:.B16])" office:value-type="float" office:value="958008" calcext:value-type="float">
            <text:p>958,008</text:p>
          </table:table-cell>
          <table:table-cell table:style-name="ce44" table:formula="of:=SUM([.C5:.C16])" office:value-type="float" office:value="2622933" calcext:value-type="float">
            <text:p>2,622,933</text:p>
          </table:table-cell>
          <table:table-cell table:style-name="ce44" table:formula="of:=SUM([.D5:.D16])" office:value-type="float" office:value="1271922" calcext:value-type="float">
            <text:p>1,271,922</text:p>
          </table:table-cell>
          <table:table-cell table:style-name="ce44" table:formula="of:=SUM([.E5:.E16])" office:value-type="float" office:value="1351011" calcext:value-type="float">
            <text:p>1,351,0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松山區</text:p>
          </table:table-cell>
          <table:table-cell table:style-name="ce33" office:value-type="float" office:value="76730" calcext:value-type="float">
            <text:p>76,730</text:p>
          </table:table-cell>
          <table:table-cell table:style-name="ce38" table:formula="of:=SUM([.D5:.E5])" office:value-type="float" office:value="210101" calcext:value-type="float">
            <text:p>210,101</text:p>
          </table:table-cell>
          <table:table-cell table:style-name="ce38" office:value-type="float" office:value="99743" calcext:value-type="float">
            <text:p>99,743</text:p>
          </table:table-cell>
          <table:table-cell table:style-name="ce37" office:value-type="float" office:value="110358" calcext:value-type="float">
            <text:p>110,3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信義區</text:p>
          </table:table-cell>
          <table:table-cell table:style-name="ce33" office:value-type="float" office:value="85059" calcext:value-type="float">
            <text:p>85,059</text:p>
          </table:table-cell>
          <table:table-cell table:style-name="ce38" table:formula="of:=SUM([.D6:.E6])" office:value-type="float" office:value="227828" calcext:value-type="float">
            <text:p>227,828</text:p>
          </table:table-cell>
          <table:table-cell table:style-name="ce38" office:value-type="float" office:value="110509" calcext:value-type="float">
            <text:p>110,509</text:p>
          </table:table-cell>
          <table:table-cell table:style-name="ce37" office:value-type="float" office:value="117319" calcext:value-type="float">
            <text:p>117,3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區</text:p>
          </table:table-cell>
          <table:table-cell table:style-name="ce33" office:value-type="float" office:value="115238" calcext:value-type="float">
            <text:p>115,238</text:p>
          </table:table-cell>
          <table:table-cell table:style-name="ce38" table:formula="of:=SUM([.D7:.E7])" office:value-type="float" office:value="313686" calcext:value-type="float">
            <text:p>313,686</text:p>
          </table:table-cell>
          <table:table-cell table:style-name="ce38" office:value-type="float" office:value="148397" calcext:value-type="float">
            <text:p>148,397</text:p>
          </table:table-cell>
          <table:table-cell table:style-name="ce37" office:value-type="float" office:value="165289" calcext:value-type="float">
            <text:p>165,2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山區</text:p>
          </table:table-cell>
          <table:table-cell table:style-name="ce33" office:value-type="float" office:value="88677" calcext:value-type="float">
            <text:p>88,677</text:p>
          </table:table-cell>
          <table:table-cell table:style-name="ce38" table:formula="of:=SUM([.D8:.E8])" office:value-type="float" office:value="218556" calcext:value-type="float">
            <text:p>218,556</text:p>
          </table:table-cell>
          <table:table-cell table:style-name="ce38" office:value-type="float" office:value="103626" calcext:value-type="float">
            <text:p>103,626</text:p>
          </table:table-cell>
          <table:table-cell table:style-name="ce37" office:value-type="float" office:value="114930" calcext:value-type="float">
            <text:p>114,9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正區</text:p>
          </table:table-cell>
          <table:table-cell table:style-name="ce33" office:value-type="float" office:value="60642" calcext:value-type="float">
            <text:p>60,642</text:p>
          </table:table-cell>
          <table:table-cell table:style-name="ce38" table:formula="of:=SUM([.D9:.E9])" office:value-type="float" office:value="159144" calcext:value-type="float">
            <text:p>159,144</text:p>
          </table:table-cell>
          <table:table-cell table:style-name="ce38" office:value-type="float" office:value="77099" calcext:value-type="float">
            <text:p>77,099</text:p>
          </table:table-cell>
          <table:table-cell table:style-name="ce37" office:value-type="float" office:value="82045" calcext:value-type="float">
            <text:p>82,0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同區</text:p>
          </table:table-cell>
          <table:table-cell table:style-name="ce33" office:value-type="float" office:value="45956" calcext:value-type="float">
            <text:p>45,956</text:p>
          </table:table-cell>
          <table:table-cell table:style-name="ce38" table:formula="of:=SUM([.D10:.E10])" office:value-type="float" office:value="125111" calcext:value-type="float">
            <text:p>125,111</text:p>
          </table:table-cell>
          <table:table-cell table:style-name="ce38" office:value-type="float" office:value="62018" calcext:value-type="float">
            <text:p>62,018</text:p>
          </table:table-cell>
          <table:table-cell table:style-name="ce37" office:value-type="float" office:value="63093" calcext:value-type="float">
            <text:p>63,0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華區</text:p>
          </table:table-cell>
          <table:table-cell table:style-name="ce33" office:value-type="float" office:value="72879" calcext:value-type="float">
            <text:p>72,879</text:p>
          </table:table-cell>
          <table:table-cell table:style-name="ce38" table:formula="of:=SUM([.D11:.E11])" office:value-type="float" office:value="191035" calcext:value-type="float">
            <text:p>191,035</text:p>
          </table:table-cell>
          <table:table-cell table:style-name="ce38" office:value-type="float" office:value="96162" calcext:value-type="float">
            <text:p>96,162</text:p>
          </table:table-cell>
          <table:table-cell table:style-name="ce37" office:value-type="float" office:value="94873" calcext:value-type="float">
            <text:p>94,8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文山區</text:p>
          </table:table-cell>
          <table:table-cell table:style-name="ce33" office:value-type="float" office:value="94655" calcext:value-type="float">
            <text:p>94,655</text:p>
          </table:table-cell>
          <table:table-cell table:style-name="ce38" table:formula="of:=SUM([.D12:.E12])" office:value-type="float" office:value="261641" calcext:value-type="float">
            <text:p>261,641</text:p>
          </table:table-cell>
          <table:table-cell table:style-name="ce38" office:value-type="float" office:value="127511" calcext:value-type="float">
            <text:p>127,511</text:p>
          </table:table-cell>
          <table:table-cell table:style-name="ce37" office:value-type="float" office:value="134130" calcext:value-type="float">
            <text:p>134,1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港區</text:p>
          </table:table-cell>
          <table:table-cell table:style-name="ce33" office:value-type="float" office:value="40132" calcext:value-type="float">
            <text:p>40,132</text:p>
          </table:table-cell>
          <table:table-cell table:style-name="ce38" table:formula="of:=SUM([.D13:.E13])" office:value-type="float" office:value="113575" calcext:value-type="float">
            <text:p>113,575</text:p>
          </table:table-cell>
          <table:table-cell table:style-name="ce38" office:value-type="float" office:value="56339" calcext:value-type="float">
            <text:p>56,339</text:p>
          </table:table-cell>
          <table:table-cell table:style-name="ce37" office:value-type="float" office:value="57236" calcext:value-type="float">
            <text:p>57,2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湖區</text:p>
          </table:table-cell>
          <table:table-cell table:style-name="ce33" office:value-type="float" office:value="92679" calcext:value-type="float">
            <text:p>92,679</text:p>
          </table:table-cell>
          <table:table-cell table:style-name="ce38" table:formula="of:=SUM([.D14:.E14])" office:value-type="float" office:value="266489" calcext:value-type="float">
            <text:p>266,489</text:p>
          </table:table-cell>
          <table:table-cell table:style-name="ce38" office:value-type="float" office:value="129136" calcext:value-type="float">
            <text:p>129,136</text:p>
          </table:table-cell>
          <table:table-cell table:style-name="ce37" office:value-type="float" office:value="137353" calcext:value-type="float">
            <text:p>137,3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士林區</text:p>
          </table:table-cell>
          <table:table-cell table:style-name="ce33" office:value-type="float" office:value="98211" calcext:value-type="float">
            <text:p>98,211</text:p>
          </table:table-cell>
          <table:table-cell table:style-name="ce38" table:formula="of:=SUM([.D15:.E15])" office:value-type="float" office:value="286043" calcext:value-type="float">
            <text:p>286,043</text:p>
          </table:table-cell>
          <table:table-cell table:style-name="ce38" office:value-type="float" office:value="139702" calcext:value-type="float">
            <text:p>139,702</text:p>
          </table:table-cell>
          <table:table-cell table:style-name="ce37" office:value-type="float" office:value="146341" calcext:value-type="float">
            <text:p>146,34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投區</text:p>
          </table:table-cell>
          <table:table-cell table:style-name="ce47" office:value-type="float" office:value="87150" calcext:value-type="float">
            <text:p>87,150</text:p>
          </table:table-cell>
          <table:table-cell table:style-name="ce39" table:formula="of:=SUM([.D16:.E16])" office:value-type="float" office:value="249724" calcext:value-type="float">
            <text:p>249,724</text:p>
          </table:table-cell>
          <table:table-cell table:style-name="ce39" office:value-type="float" office:value="121680" calcext:value-type="float">
            <text:p>121,680</text:p>
          </table:table-cell>
          <table:table-cell table:style-name="ce52" office:value-type="float" office:value="128044" calcext:value-type="float">
            <text:p>128,044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市" table:style-name="ta2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9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雄市</text:p>
          </table:table-cell>
          <table:table-cell table:style-name="ce33" table:formula="of:=SUM([.B5:.B15])" office:value-type="float" office:value="569924" calcext:value-type="float">
            <text:p>569,924</text:p>
          </table:table-cell>
          <table:table-cell table:style-name="ce44" table:formula="of:=SUM([.C5:.C15])" office:value-type="float" office:value="1523874" calcext:value-type="float">
            <text:p>1,523,874</text:p>
          </table:table-cell>
          <table:table-cell table:style-name="ce38" table:formula="of:=SUM([.D5:.D15])" office:value-type="float" office:value="756873" calcext:value-type="float">
            <text:p>756,873</text:p>
          </table:table-cell>
          <table:table-cell table:style-name="ce45" table:formula="of:=SUM([.E5:.E15])" office:value-type="float" office:value="767001" calcext:value-type="float">
            <text:p>767,0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埕區</text:p>
          </table:table-cell>
          <table:table-cell table:style-name="ce33" office:value-type="float" office:value="11253" calcext:value-type="float">
            <text:p>11,253</text:p>
          </table:table-cell>
          <table:table-cell table:style-name="ce38" table:formula="of:=SUM([.D5:.E5])" office:value-type="float" office:value="28273" calcext:value-type="float">
            <text:p>28,273</text:p>
          </table:table-cell>
          <table:table-cell table:style-name="ce38" office:value-type="float" office:value="14327" calcext:value-type="float">
            <text:p>14,327</text:p>
          </table:table-cell>
          <table:table-cell table:style-name="ce37" office:value-type="float" office:value="13946" calcext:value-type="float">
            <text:p>13,9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鼓山區</text:p>
          </table:table-cell>
          <table:table-cell table:style-name="ce33" office:value-type="float" office:value="48267" calcext:value-type="float">
            <text:p>48,267</text:p>
          </table:table-cell>
          <table:table-cell table:style-name="ce38" table:formula="of:=SUM([.D6:.E6])" office:value-type="float" office:value="124681" calcext:value-type="float">
            <text:p>124,681</text:p>
          </table:table-cell>
          <table:table-cell table:style-name="ce38" office:value-type="float" office:value="61707" calcext:value-type="float">
            <text:p>61,707</text:p>
          </table:table-cell>
          <table:table-cell table:style-name="ce37" office:value-type="float" office:value="62974" calcext:value-type="float">
            <text:p>62,9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左營區</text:p>
          </table:table-cell>
          <table:table-cell table:style-name="ce33" office:value-type="float" office:value="71322" calcext:value-type="float">
            <text:p>71,322</text:p>
          </table:table-cell>
          <table:table-cell table:style-name="ce38" table:formula="of:=SUM([.D7:.E7])" office:value-type="float" office:value="188069" calcext:value-type="float">
            <text:p>188,069</text:p>
          </table:table-cell>
          <table:table-cell table:style-name="ce38" office:value-type="float" office:value="93346" calcext:value-type="float">
            <text:p>93,346</text:p>
          </table:table-cell>
          <table:table-cell table:style-name="ce37" office:value-type="float" office:value="94723" calcext:value-type="float">
            <text:p>94,7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楠梓區</text:p>
          </table:table-cell>
          <table:table-cell table:style-name="ce33" office:value-type="float" office:value="59704" calcext:value-type="float">
            <text:p>59,704</text:p>
          </table:table-cell>
          <table:table-cell table:style-name="ce38" table:formula="of:=SUM([.D8:.E8])" office:value-type="float" office:value="170157" calcext:value-type="float">
            <text:p>170,157</text:p>
          </table:table-cell>
          <table:table-cell table:style-name="ce38" office:value-type="float" office:value="84878" calcext:value-type="float">
            <text:p>84,878</text:p>
          </table:table-cell>
          <table:table-cell table:style-name="ce37" office:value-type="float" office:value="85279" calcext:value-type="float">
            <text:p>85,2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民區</text:p>
          </table:table-cell>
          <table:table-cell table:style-name="ce33" office:value-type="float" office:value="128281" calcext:value-type="float">
            <text:p>128,281</text:p>
          </table:table-cell>
          <table:table-cell table:style-name="ce38" table:formula="of:=SUM([.D9:.E9])" office:value-type="float" office:value="356031" calcext:value-type="float">
            <text:p>356,031</text:p>
          </table:table-cell>
          <table:table-cell table:style-name="ce38" office:value-type="float" office:value="175301" calcext:value-type="float">
            <text:p>175,301</text:p>
          </table:table-cell>
          <table:table-cell table:style-name="ce37" office:value-type="float" office:value="180730" calcext:value-type="float">
            <text:p>180,7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興區</text:p>
          </table:table-cell>
          <table:table-cell table:style-name="ce33" office:value-type="float" office:value="22880" calcext:value-type="float">
            <text:p>22,880</text:p>
          </table:table-cell>
          <table:table-cell table:style-name="ce38" table:formula="of:=SUM([.D10:.E10])" office:value-type="float" office:value="56923" calcext:value-type="float">
            <text:p>56,923</text:p>
          </table:table-cell>
          <table:table-cell table:style-name="ce38" office:value-type="float" office:value="27918" calcext:value-type="float">
            <text:p>27,918</text:p>
          </table:table-cell>
          <table:table-cell table:style-name="ce37" office:value-type="float" office:value="29005" calcext:value-type="float">
            <text:p>29,0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金區</text:p>
          </table:table-cell>
          <table:table-cell table:style-name="ce33" office:value-type="float" office:value="12485" calcext:value-type="float">
            <text:p>12,485</text:p>
          </table:table-cell>
          <table:table-cell table:style-name="ce38" table:formula="of:=SUM([.D11:.E11])" office:value-type="float" office:value="29724" calcext:value-type="float">
            <text:p>29,724</text:p>
          </table:table-cell>
          <table:table-cell table:style-name="ce38" office:value-type="float" office:value="14587" calcext:value-type="float">
            <text:p>14,587</text:p>
          </table:table-cell>
          <table:table-cell table:style-name="ce37" office:value-type="float" office:value="15137" calcext:value-type="float">
            <text:p>15,1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苓雅區</text:p>
          </table:table-cell>
          <table:table-cell table:style-name="ce33" office:value-type="float" office:value="70511" calcext:value-type="float">
            <text:p>70,511</text:p>
          </table:table-cell>
          <table:table-cell table:style-name="ce38" table:formula="of:=SUM([.D12:.E12])" office:value-type="float" office:value="186985" calcext:value-type="float">
            <text:p>186,985</text:p>
          </table:table-cell>
          <table:table-cell table:style-name="ce38" office:value-type="float" office:value="91488" calcext:value-type="float">
            <text:p>91,488</text:p>
          </table:table-cell>
          <table:table-cell table:style-name="ce37" office:value-type="float" office:value="95497" calcext:value-type="float">
            <text:p>95,4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鎮區</text:p>
          </table:table-cell>
          <table:table-cell table:style-name="ce33" office:value-type="float" office:value="74279" calcext:value-type="float">
            <text:p>74,279</text:p>
          </table:table-cell>
          <table:table-cell table:style-name="ce38" table:formula="of:=SUM([.D13:.E13])" office:value-type="float" office:value="200571" calcext:value-type="float">
            <text:p>200,571</text:p>
          </table:table-cell>
          <table:table-cell table:style-name="ce38" office:value-type="float" office:value="100507" calcext:value-type="float">
            <text:p>100,507</text:p>
          </table:table-cell>
          <table:table-cell table:style-name="ce37" office:value-type="float" office:value="100064" calcext:value-type="float">
            <text:p>100,0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津區</text:p>
          </table:table-cell>
          <table:table-cell table:style-name="ce33" office:value-type="float" office:value="10677" calcext:value-type="float">
            <text:p>10,677</text:p>
          </table:table-cell>
          <table:table-cell table:style-name="ce38" table:formula="of:=SUM([.D14:.E14])" office:value-type="float" office:value="29828" calcext:value-type="float">
            <text:p>29,828</text:p>
          </table:table-cell>
          <table:table-cell table:style-name="ce38" office:value-type="float" office:value="15577" calcext:value-type="float">
            <text:p>15,577</text:p>
          </table:table-cell>
          <table:table-cell table:style-name="ce37" office:value-type="float" office:value="14251" calcext:value-type="float">
            <text:p>14,25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小港區</text:p>
          </table:table-cell>
          <table:table-cell table:style-name="ce47" office:value-type="float" office:value="60265" calcext:value-type="float">
            <text:p>60,265</text:p>
          </table:table-cell>
          <table:table-cell table:style-name="ce39" table:formula="of:=SUM([.D15:.E15])" office:value-type="float" office:value="152632" calcext:value-type="float">
            <text:p>152,632</text:p>
          </table:table-cell>
          <table:table-cell table:style-name="ce39" office:value-type="float" office:value="77237" calcext:value-type="float">
            <text:p>77,237</text:p>
          </table:table-cell>
          <table:table-cell table:style-name="ce52" office:value-type="float" office:value="75395" calcext:value-type="float">
            <text:p>75,395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金門縣" table:style-name="ta2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9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金門縣</text:p>
          </table:table-cell>
          <table:table-cell table:style-name="ce33" table:formula="of:=SUM([.B5:.B10])" office:value-type="float" office:value="29785" calcext:value-type="float">
            <text:p>29,785</text:p>
          </table:table-cell>
          <table:table-cell table:style-name="ce44" table:formula="of:=SUM([.C5:.C10])" office:value-type="float" office:value="83619" calcext:value-type="float">
            <text:p>83,619</text:p>
          </table:table-cell>
          <table:table-cell table:style-name="ce38" table:formula="of:=SUM([.D5:.D10])" office:value-type="float" office:value="44299" calcext:value-type="float">
            <text:p>44,299</text:p>
          </table:table-cell>
          <table:table-cell table:style-name="ce45" table:formula="of:=SUM([.E5:.E10])" office:value-type="float" office:value="39320" calcext:value-type="float">
            <text:p>39,3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城鎮</text:p>
          </table:table-cell>
          <table:table-cell table:style-name="ce33" office:value-type="float" office:value="10113" calcext:value-type="float">
            <text:p>10,113</text:p>
          </table:table-cell>
          <table:table-cell table:style-name="ce38" table:formula="of:=SUM([.D5:.E5])" office:value-type="float" office:value="28642" calcext:value-type="float">
            <text:p>28,642</text:p>
          </table:table-cell>
          <table:table-cell table:style-name="ce38" office:value-type="float" office:value="15109" calcext:value-type="float">
            <text:p>15,109</text:p>
          </table:table-cell>
          <table:table-cell table:style-name="ce37" office:value-type="float" office:value="13533" calcext:value-type="float">
            <text:p>13,5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湖鎮</text:p>
          </table:table-cell>
          <table:table-cell table:style-name="ce33" office:value-type="float" office:value="6617" calcext:value-type="float">
            <text:p>6,617</text:p>
          </table:table-cell>
          <table:table-cell table:style-name="ce38" table:formula="of:=SUM([.D6:.E6])" office:value-type="float" office:value="18571" calcext:value-type="float">
            <text:p>18,571</text:p>
          </table:table-cell>
          <table:table-cell table:style-name="ce38" office:value-type="float" office:value="9864" calcext:value-type="float">
            <text:p>9,864</text:p>
          </table:table-cell>
          <table:table-cell table:style-name="ce37" office:value-type="float" office:value="8707" calcext:value-type="float">
            <text:p>8,7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沙鎮</text:p>
          </table:table-cell>
          <table:table-cell table:style-name="ce33" office:value-type="float" office:value="4988" calcext:value-type="float">
            <text:p>4,988</text:p>
          </table:table-cell>
          <table:table-cell table:style-name="ce38" table:formula="of:=SUM([.D7:.E7])" office:value-type="float" office:value="13369" calcext:value-type="float">
            <text:p>13,369</text:p>
          </table:table-cell>
          <table:table-cell table:style-name="ce38" office:value-type="float" office:value="7005" calcext:value-type="float">
            <text:p>7,005</text:p>
          </table:table-cell>
          <table:table-cell table:style-name="ce37" office:value-type="float" office:value="6364" calcext:value-type="float">
            <text:p>6,3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寧鄉</text:p>
          </table:table-cell>
          <table:table-cell table:style-name="ce33" office:value-type="float" office:value="5578" calcext:value-type="float">
            <text:p>5,578</text:p>
          </table:table-cell>
          <table:table-cell table:style-name="ce38" table:formula="of:=SUM([.D8:.E8])" office:value-type="float" office:value="15273" calcext:value-type="float">
            <text:p>15,273</text:p>
          </table:table-cell>
          <table:table-cell table:style-name="ce38" office:value-type="float" office:value="8244" calcext:value-type="float">
            <text:p>8,244</text:p>
          </table:table-cell>
          <table:table-cell table:style-name="ce37" office:value-type="float" office:value="7029" calcext:value-type="float">
            <text:p>7,0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烈嶼鄉</text:p>
          </table:table-cell>
          <table:table-cell table:style-name="ce33" office:value-type="float" office:value="2354" calcext:value-type="float">
            <text:p>2,354</text:p>
          </table:table-cell>
          <table:table-cell table:style-name="ce38" table:formula="of:=SUM([.D9:.E9])" office:value-type="float" office:value="7331" calcext:value-type="float">
            <text:p>7,331</text:p>
          </table:table-cell>
          <table:table-cell table:style-name="ce38" office:value-type="float" office:value="3853" calcext:value-type="float">
            <text:p>3,853</text:p>
          </table:table-cell>
          <table:table-cell table:style-name="ce37" office:value-type="float" office:value="3478" calcext:value-type="float">
            <text:p>3,478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烏坵鄉</text:p>
          </table:table-cell>
          <table:table-cell table:style-name="ce47" office:value-type="float" office:value="135" calcext:value-type="float">
            <text:p>135</text:p>
          </table:table-cell>
          <table:table-cell table:style-name="ce39" table:formula="of:=SUM([.D10:.E10])" office:value-type="float" office:value="433" calcext:value-type="float">
            <text:p>433</text:p>
          </table:table-cell>
          <table:table-cell table:style-name="ce39" office:value-type="float" office:value="224" calcext:value-type="float">
            <text:p>224</text:p>
          </table:table-cell>
          <table:table-cell table:style-name="ce52" office:value-type="float" office:value="209" calcext:value-type="float">
            <text:p>209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江縣" table:style-name="ta2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9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連江縣</text:p>
          </table:table-cell>
          <table:table-cell table:style-name="ce33" table:formula="of:=SUM([.B5:.B8])" office:value-type="float" office:value="1952" calcext:value-type="float">
            <text:p>1,952</text:p>
          </table:table-cell>
          <table:table-cell table:style-name="ce44" table:formula="of:=SUM([.C5:.C8])" office:value-type="float" office:value="9832" calcext:value-type="float">
            <text:p>9,832</text:p>
          </table:table-cell>
          <table:table-cell table:style-name="ce38" table:formula="of:=SUM([.D5:.D8])" office:value-type="float" office:value="5725" calcext:value-type="float">
            <text:p>5,725</text:p>
          </table:table-cell>
          <table:table-cell table:style-name="ce45" table:formula="of:=SUM([.E5:.E8])" office:value-type="float" office:value="4107" calcext:value-type="float">
            <text:p>4,1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竿鄉</text:p>
          </table:table-cell>
          <table:table-cell table:style-name="ce33" office:value-type="float" office:value="1095" calcext:value-type="float">
            <text:p>1,095</text:p>
          </table:table-cell>
          <table:table-cell table:style-name="ce38" table:formula="of:=SUM([.D5:.E5])" office:value-type="float" office:value="5855" calcext:value-type="float">
            <text:p>5,855</text:p>
          </table:table-cell>
          <table:table-cell table:style-name="ce38" office:value-type="float" office:value="3393" calcext:value-type="float">
            <text:p>3,393</text:p>
          </table:table-cell>
          <table:table-cell table:style-name="ce37" office:value-type="float" office:value="2462" calcext:value-type="float">
            <text:p>2,4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竿鄉</text:p>
          </table:table-cell>
          <table:table-cell table:style-name="ce33" office:value-type="float" office:value="374" calcext:value-type="float">
            <text:p>374</text:p>
          </table:table-cell>
          <table:table-cell table:style-name="ce38" table:formula="of:=SUM([.D6:.E6])" office:value-type="float" office:value="1775" calcext:value-type="float">
            <text:p>1,775</text:p>
          </table:table-cell>
          <table:table-cell table:style-name="ce38" office:value-type="float" office:value="1035" calcext:value-type="float">
            <text:p>1,035</text:p>
          </table:table-cell>
          <table:table-cell table:style-name="ce37" office:value-type="float" office:value="740" calcext:value-type="float">
            <text:p>7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莒光鄉</text:p>
          </table:table-cell>
          <table:table-cell table:style-name="ce33" office:value-type="float" office:value="233" calcext:value-type="float">
            <text:p>233</text:p>
          </table:table-cell>
          <table:table-cell table:style-name="ce38" table:formula="of:=SUM([.D7:.E7])" office:value-type="float" office:value="1192" calcext:value-type="float">
            <text:p>1,192</text:p>
          </table:table-cell>
          <table:table-cell table:style-name="ce38" office:value-type="float" office:value="699" calcext:value-type="float">
            <text:p>699</text:p>
          </table:table-cell>
          <table:table-cell table:style-name="ce37" office:value-type="float" office:value="493" calcext:value-type="float">
            <text:p>49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東引鄉</text:p>
          </table:table-cell>
          <table:table-cell table:style-name="ce47" office:value-type="float" office:value="250" calcext:value-type="float">
            <text:p>250</text:p>
          </table:table-cell>
          <table:table-cell table:style-name="ce39" table:formula="of:=SUM([.D8:.E8])" office:value-type="float" office:value="1010" calcext:value-type="float">
            <text:p>1,010</text:p>
          </table:table-cell>
          <table:table-cell table:style-name="ce39" office:value-type="float" office:value="598" calcext:value-type="float">
            <text:p>598</text:p>
          </table:table-cell>
          <table:table-cell table:style-name="ce52" office:value-type="float" office:value="412" calcext:value-type="float">
            <text:p>412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縣" style:display-name="PageStyle_臺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縣" style:display-name="PageStyle_臺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縣" style:display-name="PageStyle_臺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縣" style:display-name="PageStyle_高雄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08-10-07T11:43:11</dc:date>
    <meta:print-date>2007-12-17T15:55:24</meta:print-date>
    <meta:document-statistic meta:table-count="26" meta:cell-count="2293" meta:object-count="0"/>
    <meta:generator>LibreOffice/5.0.5.2$Windows_x86 LibreOffice_project/55b006a02d247b5f7215fc6ea0fde844b30035b3</meta:generator>
  </office:meta>
</office:document-meta>
</file>